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9.406cm"/>
    </style:style>
    <style:style style:name="co3" style:family="table-column">
      <style:table-column-properties fo:break-before="auto" style:column-width="6.828cm"/>
    </style:style>
    <style:style style:name="co4" style:family="table-column">
      <style:table-column-properties fo:break-before="auto" style:column-width="16.836cm"/>
    </style:style>
    <style:style style:name="co5" style:family="table-column">
      <style:table-column-properties fo:break-before="auto" style:column-width="6.91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627464">
            <text:p>627464</text:p>
          </table:table-cell>
          <table:table-cell office:value-type="string">
            <text:p>/enforcement/auditandmonitoring/auditreports/auditfocu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656">
            <text:p>551656</text:p>
          </table:table-cell>
          <table:table-cell office:value-type="string">
            <text:p>/enforcement/auditandmonitoring/auditreports/auditfocus/852auditsscot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046">
            <text:p>528046</text:p>
          </table:table-cell>
          <table:table-cell office:value-type="string">
            <text:p>/enforcement/auditandmonitoring/auditreports/auditfocus/approvedestablishments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989">
            <text:p>608989</text:p>
          </table:table-cell>
          <table:table-cell office:value-type="string">
            <text:p>/enforcement/auditandmonitoring/auditreports/auditfocus/audit-inland-feed-es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5613">
            <text:p>485613</text:p>
          </table:table-cell>
          <table:table-cell office:value-type="string">
            <text:p>/enforcement/auditandmonitoring/auditreports/auditfocus/cheeserecove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56">
            <text:p>522256</text:p>
          </table:table-cell>
          <table:table-cell office:value-type="string">
            <text:p>/enforcement/auditandmonitoring/auditreports/auditfocus/complianceaudi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209">
            <text:p>662209</text:p>
          </table:table-cell>
          <table:table-cell office:value-type="string">
            <text:p>/enforcement/auditandmonitoring/auditreports/auditfocus/complianceaudits/compliance-audits-loc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431">
            <text:p>558431</text:p>
          </table:table-cell>
          <table:table-cell office:value-type="string">
            <text:p>/enforcement/auditandmonitoring/auditreports/auditfocus/fsmsauditrepo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411">
            <text:p>592411</text:p>
          </table:table-cell>
          <table:table-cell office:value-type="string">
            <text:p>/enforcement/auditandmonitoring/auditreports/auditfocus/importedfeedcontrol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950">
            <text:p>466950</text:p>
          </table:table-cell>
          <table:table-cell office:value-type="string">
            <text:p>/enforcement/auditandmonitoring/auditreports/auditfocus/importedfeedfood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360">
            <text:p>581360</text:p>
          </table:table-cell>
          <table:table-cell office:value-type="string">
            <text:p>/enforcement/auditandmonitoring/auditreports/auditfocus/importedfnaorepor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001">
            <text:p>545001</text:p>
          </table:table-cell>
          <table:table-cell office:value-type="string">
            <text:p>/enforcement/auditandmonitoring/auditreports/auditfocus/interauthoritypeerrevie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286">
            <text:p>604286</text:p>
          </table:table-cell>
          <table:table-cell office:value-type="string">
            <text:p>/enforcement/auditandmonitoring/auditreports/auditfocus/jointtraceability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088">
            <text:p>468088</text:p>
          </table:table-cell>
          <table:table-cell office:value-type="string">
            <text:p>/enforcement/auditandmonitoring/auditreports/auditfocus/lameatcontrols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6472">
            <text:p>456472</text:p>
          </table:table-cell>
          <table:table-cell office:value-type="string">
            <text:p>/enforcement/auditandmonitoring/auditreports/auditfocus/walesauditdiseas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824">
            <text:p>557824</text:p>
          </table:table-cell>
          <table:table-cell office:value-type="string">
            <text:p>/enforcement/auditandmonitoring/iaaudittoolk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7669">
            <text:p>347669</text:p>
          </table:table-cell>
          <table:table-cell office:value-type="string">
            <text:p>/enforcement/enfcom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769">
            <text:p>533769</text:p>
          </table:table-cell>
          <table:table-cell office:value-type="string">
            <text:p>/enforcement/enfcomm/aac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954">
            <text:p>587954</text:p>
          </table:table-cell>
          <table:table-cell office:value-type="string">
            <text:p>/enforcement/enfcomm/aacs/auditcomscot1108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968">
            <text:p>550968</text:p>
          </table:table-cell>
          <table:table-cell office:value-type="string">
            <text:p>/enforcement/enfcomm/aacs/auditscot100611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586">
            <text:p>702586</text:p>
          </table:table-cell>
          <table:table-cell office:value-type="string">
            <text:p>/enforcement/enfcomm/aacs/auditscot609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986">
            <text:p>573986</text:p>
          </table:table-cell>
          <table:table-cell office:value-type="string">
            <text:p>/enforcement/enfcomm/aacs/auditscotminutes1104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227">
            <text:p>702227</text:p>
          </table:table-cell>
          <table:table-cell office:value-type="string">
            <text:p>/enforcement/enfcomm/aacs/auditscotminutes1301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341">
            <text:p>626341</text:p>
          </table:table-cell>
          <table:table-cell office:value-type="string">
            <text:p>/enforcement/enfcomm/aflel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354">
            <text:p>626354</text:p>
          </table:table-cell>
          <table:table-cell office:value-type="string">
            <text:p>/enforcement/enfcomm/aflelg/aflelgmeetin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462">
            <text:p>590462</text:p>
          </table:table-cell>
          <table:table-cell office:value-type="string">
            <text:p>/enforcement/enfcomm/aflelg/aflelgmeetings/aflelg1102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515">
            <text:p>590515</text:p>
          </table:table-cell>
          <table:table-cell office:value-type="string">
            <text:p>/enforcement/enfcomm/aflelg/aflelgmeetings/aflelg110308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709">
            <text:p>609709</text:p>
          </table:table-cell>
          <table:table-cell office:value-type="string">
            <text:p>/enforcement/enfcomm/aflelg/aflelgmeetings/aflelg111012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386">
            <text:p>713386</text:p>
          </table:table-cell>
          <table:table-cell office:value-type="string">
            <text:p>/enforcement/enfcomm/aflelg/aflelgmeetings/aflelgmeet25oct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034">
            <text:p>670034</text:p>
          </table:table-cell>
          <table:table-cell office:value-type="string">
            <text:p>/enforcement/enfcomm/aflelg/aflelgmeetings/aflelgmeet3oct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165">
            <text:p>694165</text:p>
          </table:table-cell>
          <table:table-cell office:value-type="string">
            <text:p>/enforcement/enfcomm/aflelg/aflelgmeetings/aflelgmeet7mar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583">
            <text:p>640583</text:p>
          </table:table-cell>
          <table:table-cell office:value-type="string">
            <text:p>/enforcement/enfcomm/aflelg/aflelgmeetings/animalfeedmeeting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333">
            <text:p>623333</text:p>
          </table:table-cell>
          <table:table-cell office:value-type="string">
            <text:p>/enforcement/enfcomm/aflelg/aflelgmember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70">
            <text:p>467070</text:p>
          </table:table-cell>
          <table:table-cell office:value-type="string">
            <text:p>/enforcement/enfcomm/aflelg/nafp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14">
            <text:p>467114</text:p>
          </table:table-cell>
          <table:table-cell office:value-type="string">
            <text:p>/enforcement/enfcomm/aflelg/nafpp/nafppmeet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946">
            <text:p>639946</text:p>
          </table:table-cell>
          <table:table-cell office:value-type="string">
            <text:p>/enforcement/enfcomm/aflelg/nafpp/nafppmeeting/mins0103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712">
            <text:p>655712</text:p>
          </table:table-cell>
          <table:table-cell office:value-type="string">
            <text:p>/enforcement/enfcomm/aflelg/nafpp/nafppmeeting/nafpmins26sep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257">
            <text:p>686257</text:p>
          </table:table-cell>
          <table:table-cell office:value-type="string">
            <text:p>/enforcement/enfcomm/aflelg/nafpp/nafppmeeting/nafpmins4feb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816">
            <text:p>704816</text:p>
          </table:table-cell>
          <table:table-cell office:value-type="string">
            <text:p>/enforcement/enfcomm/aflelg/nafpp/nafppmeeting/nafpp-minutes-13091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205">
            <text:p>707205</text:p>
          </table:table-cell>
          <table:table-cell office:value-type="string">
            <text:p>/enforcement/enfcomm/aflelg/nafpp/nafppmeeting/nafpp-minutes-13121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972">
            <text:p>530972</text:p>
          </table:table-cell>
          <table:table-cell office:value-type="string">
            <text:p>/enforcement/enfcomm/aflelg/nafpp/nafppmeeting/nafpp09012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465">
            <text:p>498465</text:p>
          </table:table-cell>
          <table:table-cell office:value-type="string">
            <text:p>/enforcement/enfcomm/aflelg/nafpp/nafppmeeting/nafpp0907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812">
            <text:p>537812</text:p>
          </table:table-cell>
          <table:table-cell office:value-type="string">
            <text:p>/enforcement/enfcomm/aflelg/nafpp/nafppmeeting/nafpp090903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916">
            <text:p>562916</text:p>
          </table:table-cell>
          <table:table-cell office:value-type="string">
            <text:p>/enforcement/enfcomm/aflelg/nafpp/nafppmeeting/nafpp10022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157">
            <text:p>567157</text:p>
          </table:table-cell>
          <table:table-cell office:value-type="string">
            <text:p>/enforcement/enfcomm/aflelg/nafpp/nafppmeeting/nafpp10091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550">
            <text:p>604550</text:p>
          </table:table-cell>
          <table:table-cell office:value-type="string">
            <text:p>/enforcement/enfcomm/aflelg/nafpp/nafppmeeting/nafpp11092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268">
            <text:p>593268</text:p>
          </table:table-cell>
          <table:table-cell office:value-type="string">
            <text:p>/enforcement/enfcomm/aflelg/nafpp/nafppmeeting/nafppmin1102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25">
            <text:p>467125</text:p>
          </table:table-cell>
          <table:table-cell office:value-type="string">
            <text:p>/enforcement/enfcomm/aflelg/nafpp/nafppmeeting/nafppminutes3001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75">
            <text:p>467075</text:p>
          </table:table-cell>
          <table:table-cell office:value-type="string">
            <text:p>/enforcement/enfcomm/aflelg/nafpp/nafpprefere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7489">
            <text:p>627489</text:p>
          </table:table-cell>
          <table:table-cell office:value-type="string">
            <text:p>/enforcement/enfcomm/el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26">
            <text:p>33426</text:p>
          </table:table-cell>
          <table:table-cell office:value-type="string">
            <text:p>/enforcement/enfcomm/elg/elgmee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3518">
            <text:p>93518</text:p>
          </table:table-cell>
          <table:table-cell office:value-type="string">
            <text:p>/enforcement/enfcomm/elg/elgmeet/935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564">
            <text:p>514564</text:p>
          </table:table-cell>
          <table:table-cell office:value-type="string">
            <text:p>/enforcement/enfcomm/elg/elgmeet/elg08112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795">
            <text:p>526795</text:p>
          </table:table-cell>
          <table:table-cell office:value-type="string">
            <text:p>/enforcement/enfcomm/elg/elgmeet/elgmin09062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324">
            <text:p>488324</text:p>
          </table:table-cell>
          <table:table-cell office:value-type="string">
            <text:p>/enforcement/enfcomm/elg/elgmeet/elgmins25jun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89571">
            <text:p>89571</text:p>
          </table:table-cell>
          <table:table-cell office:value-type="string">
            <text:p>/enforcement/enfcomm/elg/elgmeet/elgminutes0811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25">
            <text:p>631725</text:p>
          </table:table-cell>
          <table:table-cell office:value-type="string">
            <text:p>/enforcement/enfcomm/elg/elgmeet/elgminutes14050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28">
            <text:p>631728</text:p>
          </table:table-cell>
          <table:table-cell office:value-type="string">
            <text:p>/enforcement/enfcomm/elg/elgmeet/elgminutes140501/63172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34">
            <text:p>631734</text:p>
          </table:table-cell>
          <table:table-cell office:value-type="string">
            <text:p>/enforcement/enfcomm/elg/elgmeet/elgminutes140501/convic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31">
            <text:p>631731</text:p>
          </table:table-cell>
          <table:table-cell office:value-type="string">
            <text:p>/enforcement/enfcomm/elg/elgmeet/elgminutes140501/smallbushygieneawar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89586">
            <text:p>89586</text:p>
          </table:table-cell>
          <table:table-cell office:value-type="string">
            <text:p>/enforcement/enfcomm/elg/elgmeet/elgminutes1605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38">
            <text:p>631738</text:p>
          </table:table-cell>
          <table:table-cell office:value-type="string">
            <text:p>/enforcement/enfcomm/elg/elgmeet/elgminutesaug0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893">
            <text:p>596893</text:p>
          </table:table-cell>
          <table:table-cell office:value-type="string">
            <text:p>/enforcement/enfcomm/elg/elgmeet/elgminutesfeb0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42">
            <text:p>631742</text:p>
          </table:table-cell>
          <table:table-cell office:value-type="string">
            <text:p>/enforcement/enfcomm/elg/elgmeet/elgminutesfeb0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2753">
            <text:p>412753</text:p>
          </table:table-cell>
          <table:table-cell office:value-type="string">
            <text:p>/enforcement/enfcomm/elg/elgmeet/elgminutesju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6876">
            <text:p>376876</text:p>
          </table:table-cell>
          <table:table-cell office:value-type="string">
            <text:p>/enforcement/enfcomm/elg/elgmeet/elgminutesjun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46">
            <text:p>631746</text:p>
          </table:table-cell>
          <table:table-cell office:value-type="string">
            <text:p>/enforcement/enfcomm/elg/elgmeet/elgminutesmar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918">
            <text:p>596918</text:p>
          </table:table-cell>
          <table:table-cell office:value-type="string">
            <text:p>/enforcement/enfcomm/elg/elgmeet/elgminutesmay0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50">
            <text:p>631750</text:p>
          </table:table-cell>
          <table:table-cell office:value-type="string">
            <text:p>/enforcement/enfcomm/elg/elgmeet/elgminutesmay0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54">
            <text:p>631754</text:p>
          </table:table-cell>
          <table:table-cell office:value-type="string">
            <text:p>/enforcement/enfcomm/elg/elgmeet/elgminutesmay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58">
            <text:p>631758</text:p>
          </table:table-cell>
          <table:table-cell office:value-type="string">
            <text:p>/enforcement/enfcomm/elg/elgmeet/elgminutesnov0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62">
            <text:p>631762</text:p>
          </table:table-cell>
          <table:table-cell office:value-type="string">
            <text:p>/enforcement/enfcomm/elg/elgmeet/elgminutesnov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3609">
            <text:p>383609</text:p>
          </table:table-cell>
          <table:table-cell office:value-type="string">
            <text:p>/enforcement/enfcomm/elg/elgmeet/elgminutesnov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874">
            <text:p>467874</text:p>
          </table:table-cell>
          <table:table-cell office:value-type="string">
            <text:p>/enforcement/enfcomm/elg/elgmeet/elgminutesnov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5986">
            <text:p>75986</text:p>
          </table:table-cell>
          <table:table-cell office:value-type="string">
            <text:p>/enforcement/enfcomm/elg/elgmeet/laelg1902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080">
            <text:p>492080</text:p>
          </table:table-cell>
          <table:table-cell office:value-type="string">
            <text:p>/enforcement/enforcetrainfu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327">
            <text:p>542327</text:p>
          </table:table-cell>
          <table:table-cell office:value-type="string">
            <text:p>/enforcement/enforcetrainfund/btsf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293">
            <text:p>623293</text:p>
          </table:table-cell>
          <table:table-cell office:value-type="string">
            <text:p>/enforcement/enforcetrainfund/enforcertrainingxxx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596">
            <text:p>493596</text:p>
          </table:table-cell>
          <table:table-cell office:value-type="string">
            <text:p>/enforcement/enforcetrainfund/onlinetrain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490">
            <text:p>480490</text:p>
          </table:table-cell>
          <table:table-cell office:value-type="string">
            <text:p>/enforcement/enforcetrainfund/onlinetraining/allergytrain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533">
            <text:p>698533</text:p>
          </table:table-cell>
          <table:table-cell office:value-type="string">
            <text:p>/enforcement/enforcetrainfund/onlinetraining/food-labelling-training-onli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518">
            <text:p>586518</text:p>
          </table:table-cell>
          <table:table-cell office:value-type="string">
            <text:p>/enforcement/enforcetrainfund/onlinetraining/importtrain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446">
            <text:p>686446</text:p>
          </table:table-cell>
          <table:table-cell office:value-type="string">
            <text:p>/enforcement/enforcetrainfund/onlinetraining/samplingvide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529">
            <text:p>514529</text:p>
          </table:table-cell>
          <table:table-cell office:value-type="string">
            <text:p>/enforcement/enforcetrainfund/onlinetraining/vacpacktrain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428">
            <text:p>665428</text:p>
          </table:table-cell>
          <table:table-cell office:value-type="string">
            <text:p>/enforcement/enforcetrainfund/rdna-gri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047">
            <text:p>559047</text:p>
          </table:table-cell>
          <table:table-cell office:value-type="string">
            <text:p>/enforcement/enforcetrainfund/trainingcontac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049">
            <text:p>678049</text:p>
          </table:table-cell>
          <table:table-cell office:value-type="string">
            <text:p>/enforcement/enforcetrainfund/ts-factshee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075">
            <text:p>492075</text:p>
          </table:table-cell>
          <table:table-cell office:value-type="string">
            <text:p>/enforcement/enforcewor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356">
            <text:p>621356</text:p>
          </table:table-cell>
          <table:table-cell office:value-type="string">
            <text:p>/enforcement/enforcework/centralre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064">
            <text:p>699064</text:p>
          </table:table-cell>
          <table:table-cell office:value-type="string">
            <text:p>/enforcement/enforcework/centralref/enf-c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034">
            <text:p>699034</text:p>
          </table:table-cell>
          <table:table-cell office:value-type="string">
            <text:p>/enforcement/enforcework/centralref/enf-eng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029">
            <text:p>699029</text:p>
          </table:table-cell>
          <table:table-cell office:value-type="string">
            <text:p>/enforcement/enforcework/centralref/enf-england/14</text:p>
          </table:table-cell>
          <table:table-cell office:value-type="string">
            <text:p>Blank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050">
            <text:p>699050</text:p>
          </table:table-cell>
          <table:table-cell office:value-type="string">
            <text:p>/enforcement/enforcework/centralref/enf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045">
            <text:p>699045</text:p>
          </table:table-cell>
          <table:table-cell office:value-type="string">
            <text:p>/enforcement/enforcework/centralref/enf-ni/14</text:p>
          </table:table-cell>
          <table:table-cell office:value-type="string">
            <text:p>Blank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053">
            <text:p>699053</text:p>
          </table:table-cell>
          <table:table-cell office:value-type="string">
            <text:p>/enforcement/enforcework/centralref/enf-scot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076">
            <text:p>699076</text:p>
          </table:table-cell>
          <table:table-cell office:value-type="string">
            <text:p>/enforcement/enforcework/centralref/enf-scotland/14</text:p>
          </table:table-cell>
          <table:table-cell office:value-type="string">
            <text:p>Blank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057">
            <text:p>699057</text:p>
          </table:table-cell>
          <table:table-cell office:value-type="string">
            <text:p>/enforcement/enforcework/centralref/enf-sts-scot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081">
            <text:p>699081</text:p>
          </table:table-cell>
          <table:table-cell office:value-type="string">
            <text:p>/enforcement/enforcework/centralref/enf-sts-scotland/14</text:p>
          </table:table-cell>
          <table:table-cell office:value-type="string">
            <text:p>Blank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061">
            <text:p>699061</text:p>
          </table:table-cell>
          <table:table-cell office:value-type="string">
            <text:p>/enforcement/enforcework/centralref/enf-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068">
            <text:p>699068</text:p>
          </table:table-cell>
          <table:table-cell office:value-type="string">
            <text:p>/enforcement/enforcework/centralref/enf-wales/14</text:p>
          </table:table-cell>
          <table:table-cell office:value-type="string">
            <text:p>Blank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614">
            <text:p>661614</text:p>
          </table:table-cell>
          <table:table-cell office:value-type="string">
            <text:p>/enforcement/enforcework/compli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623">
            <text:p>661623</text:p>
          </table:table-cell>
          <table:table-cell office:value-type="string">
            <text:p>/enforcement/enforcework/compliance/primary-aut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172">
            <text:p>623172</text:p>
          </table:table-cell>
          <table:table-cell office:value-type="string">
            <text:p>/enforcement/enforcework/diversit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5921">
            <text:p>135921</text:p>
          </table:table-cell>
          <table:table-cell office:value-type="string">
            <text:p>/enforcement/enforcework/enforce_authoriti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7031">
            <text:p>147031</text:p>
          </table:table-cell>
          <table:table-cell office:value-type="string">
            <text:p>/enforcement/enforcework/enforce_authorities/bipmanu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434">
            <text:p>586434</text:p>
          </table:table-cell>
          <table:table-cell office:value-type="string">
            <text:p>/enforcement/enforcework/enforce_authorities/ertslis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3283">
            <text:p>303283</text:p>
          </table:table-cell>
          <table:table-cell office:value-type="string">
            <text:p>/enforcement/enforcework/enforce_authorities/grai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265">
            <text:p>512265</text:p>
          </table:table-cell>
          <table:table-cell office:value-type="string">
            <text:p>/enforcement/enforcework/enforce_authorities/ifw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 table:number-rows-repeated="33">
          <table:table-cell table:number-columns-repeated="4"/>
        </table:table-row>
        <table:table-row table:style-name="ro1">
          <table:table-cell office:value-type="float" office:value="209879">
            <text:p>209879</text:p>
          </table:table-cell>
          <table:table-cell office:value-type="string">
            <text:p>/enforcement/enforcework/enforce_authorities/importoffood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4378">
            <text:p>424378</text:p>
          </table:table-cell>
          <table:table-cell office:value-type="string">
            <text:p>/enforcement/enforcework/enforce_authorities/importsbookle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7676">
            <text:p>327676</text:p>
          </table:table-cell>
          <table:table-cell office:value-type="string">
            <text:p>/enforcement/enforcework/enforce_authorities/leafletfortra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704">
            <text:p>290704</text:p>
          </table:table-cell>
          <table:table-cell office:value-type="string">
            <text:p>/enforcement/enforcework/enforce_authorities/ro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1831">
            <text:p>461831</text:p>
          </table:table-cell>
          <table:table-cell office:value-type="string">
            <text:p>/enforcement/enforcework/food-law/additional-resources/eulegisl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5641">
            <text:p>385641</text:p>
          </table:table-cell>
          <table:table-cell office:value-type="string">
            <text:p>/enforcement/enforcework/food-law/additional-resources/guidance-enforcement/fisherychargesre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8840">
            <text:p>298840</text:p>
          </table:table-cell>
          <table:table-cell office:value-type="string">
            <text:p>/enforcement/enforcework/food-law/additional-resources/guidance-enforcement/offcqano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1358">
            <text:p>501358</text:p>
          </table:table-cell>
          <table:table-cell office:value-type="string">
            <text:p>/enforcement/enforcework/foodfraud/ffa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403">
            <text:p>580403</text:p>
          </table:table-cell>
          <table:table-cell office:value-type="string">
            <text:p>/enforcement/enforcework/foodfraud/fightingfu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351">
            <text:p>370351</text:p>
          </table:table-cell>
          <table:table-cell office:value-type="string">
            <text:p>/enforcement/enforcework/foodfraud/foodfrauddatabas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2227">
            <text:p>462227</text:p>
          </table:table-cell>
          <table:table-cell office:value-type="string">
            <text:p>/enforcement/enforcework/foodlawcopxx/copengland/copengla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481">
            <text:p>552481</text:p>
          </table:table-cell>
          <table:table-cell office:value-type="string">
            <text:p>/enforcement/enforcework/hygienescoresresources/fhrsbrand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612">
            <text:p>555612</text:p>
          </table:table-cell>
          <table:table-cell office:value-type="string">
            <text:p>/enforcement/enforcework/hygienescoresresources/fhrscommstoolik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025">
            <text:p>603025</text:p>
          </table:table-cell>
          <table:table-cell office:value-type="string">
            <text:p>/enforcement/enforcework/hygienescoresresources/fhrsitguid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953">
            <text:p>532953</text:p>
          </table:table-cell>
          <table:table-cell office:value-type="string">
            <text:p>/enforcement/enforcework/hygienescoresresources/hygieneratingtemplates-ol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949">
            <text:p>532949</text:p>
          </table:table-cell>
          <table:table-cell office:value-type="string">
            <text:p>/enforcement/enforcework/hygienescoresresources/hygienescoresdatastandar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2229">
            <text:p>342229</text:p>
          </table:table-cell>
          <table:table-cell office:value-type="string">
            <text:p>/enforcement/monitoring/dh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703">
            <text:p>582703</text:p>
          </table:table-cell>
          <table:table-cell office:value-type="string">
            <text:p>/enforcement/monitoring/enforcebutch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389">
            <text:p>630389</text:p>
          </table:table-cell>
          <table:table-cell office:value-type="string">
            <text:p>/enforcement/monitoring/foodlabs/foodcontrollab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206">
            <text:p>540206</text:p>
          </table:table-cell>
          <table:table-cell office:value-type="string">
            <text:p>/enforcement/monitoring/foodlabs/nr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24">
            <text:p>632024</text:p>
          </table:table-cell>
          <table:table-cell office:value-type="string">
            <text:p>/enforcement/monitoring/fss/ukfssprojectboard/fssminutes10nov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36">
            <text:p>632036</text:p>
          </table:table-cell>
          <table:table-cell office:value-type="string">
            <text:p>/enforcement/monitoring/fss/ukfssprojectboard/fssminutes15june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06">
            <text:p>632006</text:p>
          </table:table-cell>
          <table:table-cell office:value-type="string">
            <text:p>/enforcement/monitoring/fss/ukfssprojectboard/fssminutes22feb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27">
            <text:p>632027</text:p>
          </table:table-cell>
          <table:table-cell office:value-type="string">
            <text:p>/enforcement/monitoring/fss/ukfssprojectboard/fssminutes23feb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33">
            <text:p>632033</text:p>
          </table:table-cell>
          <table:table-cell office:value-type="string">
            <text:p>/enforcement/monitoring/fss/ukfssprojectboard/fssminutes23march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991">
            <text:p>631991</text:p>
          </table:table-cell>
          <table:table-cell office:value-type="string">
            <text:p>/enforcement/monitoring/fss/ukfssprojectboard/fssminutes29jun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994">
            <text:p>631994</text:p>
          </table:table-cell>
          <table:table-cell office:value-type="string">
            <text:p>/enforcement/monitoring/fss/ukfssprojectboard/fssminutes3oct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30">
            <text:p>632030</text:p>
          </table:table-cell>
          <table:table-cell office:value-type="string">
            <text:p>/enforcement/monitoring/fss/ukfssprojectboard/fssminutes4october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00">
            <text:p>632000</text:p>
          </table:table-cell>
          <table:table-cell office:value-type="string">
            <text:p>/enforcement/monitoring/fss/ukfssprojectboard/ukfssboard0810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997">
            <text:p>631997</text:p>
          </table:table-cell>
          <table:table-cell office:value-type="string">
            <text:p>/enforcement/monitoring/fss/ukfssprojectboard/ukfssboard0906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03">
            <text:p>632003</text:p>
          </table:table-cell>
          <table:table-cell office:value-type="string">
            <text:p>/enforcement/monitoring/fss/ukfssprojectboard/ukfssboard09071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09">
            <text:p>632009</text:p>
          </table:table-cell>
          <table:table-cell office:value-type="string">
            <text:p>/enforcement/monitoring/fss/ukfssprojectboard/ukfssboard0910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15">
            <text:p>632015</text:p>
          </table:table-cell>
          <table:table-cell office:value-type="string">
            <text:p>/enforcement/monitoring/fss/ukfssprojectboard/ukfssboard1001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12">
            <text:p>632012</text:p>
          </table:table-cell>
          <table:table-cell office:value-type="string">
            <text:p>/enforcement/monitoring/fss/ukfssprojectboard/ukfssboard10042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18">
            <text:p>632018</text:p>
          </table:table-cell>
          <table:table-cell office:value-type="string">
            <text:p>/enforcement/monitoring/fss/ukfssprojectboard/ukfssboard1007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21">
            <text:p>632021</text:p>
          </table:table-cell>
          <table:table-cell office:value-type="string">
            <text:p>/enforcement/monitoring/fss/ukfssprojectboard/ukfssboard1010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868">
            <text:p>572868</text:p>
          </table:table-cell>
          <table:table-cell office:value-type="string">
            <text:p>/enforcement/monitoring/laems/laemsimport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925">
            <text:p>497925</text:p>
          </table:table-cell>
          <table:table-cell office:value-type="string">
            <text:p>/enforcement/monitoring/laems/laemsonlinetrain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140">
            <text:p>610140</text:p>
          </table:table-cell>
          <table:table-cell office:value-type="string">
            <text:p>/enforcement/monitoring/laems/reportingforlaem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942">
            <text:p>599942</text:p>
          </table:table-cell>
          <table:table-cell office:value-type="string">
            <text:p>/enforcement/monitoring/meat/opsannrep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289">
            <text:p>717289</text:p>
          </table:table-cell>
          <table:table-cell office:value-type="string">
            <text:p>/enforcement/monitoring/meat/reviewofmeatcontrols/spotter-tri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4155">
            <text:p>264155</text:p>
          </table:table-cell>
          <table:table-cell office:value-type="string">
            <text:p>/enforcement/monitoring/meat/workwithindustry/workfor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827">
            <text:p>502827</text:p>
          </table:table-cell>
          <table:table-cell office:value-type="string">
            <text:p>/enforcement/monitoring/meat/workwithindustry/workoffs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string">
            <text:p>/enforcement/monitoring/samplingresources/enforcementgmsampling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264">
            <text:p>594264</text:p>
          </table:table-cell>
          <table:table-cell office:value-type="string">
            <text:p>/enforcement/monitoring/shellfish/ewbiotoxin/biotoxinare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336">
            <text:p>599336</text:p>
          </table:table-cell>
          <table:table-cell office:value-type="string">
            <text:p>/enforcement/monitoring/shellfish/nibiotoxin/nibiotoxin2011/biotoxinmonitoringresultsni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102">
            <text:p>602102</text:p>
          </table:table-cell>
          <table:table-cell office:value-type="string">
            <text:p>/enforcement/monitoring/shellfish/nibiotoxin/nibiotoxin2011/microbiologicalresults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333">
            <text:p>599333</text:p>
          </table:table-cell>
          <table:table-cell office:value-type="string">
            <text:p>/enforcement/monitoring/shellfish/nibiotoxin/nibiotoxin2011/monitoringwildscallopsni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342">
            <text:p>599342</text:p>
          </table:table-cell>
          <table:table-cell office:value-type="string">
            <text:p>/enforcement/monitoring/shellfish/nibiotoxin/nibiotoxin2011/phytoplanktonmonitoringni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897">
            <text:p>601897</text:p>
          </table:table-cell>
          <table:table-cell office:value-type="string">
            <text:p>/enforcement/monitoring/shellfish/nibiotoxin/nibiotoxin2012/biotoxinmonitoringresultsni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942">
            <text:p>601942</text:p>
          </table:table-cell>
          <table:table-cell office:value-type="string">
            <text:p>/enforcement/monitoring/shellfish/nibiotoxin/nibiotoxin2012/monitoringwildscallopsni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911">
            <text:p>601911</text:p>
          </table:table-cell>
          <table:table-cell office:value-type="string">
            <text:p>/enforcement/monitoring/shellfish/nibiotoxin/nibiotoxin2012/phytoplanktonmonitoringni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2059">
            <text:p>312059</text:p>
          </table:table-cell>
          <table:table-cell office:value-type="string">
            <text:p>/enforcement/monitoring/shellfish/scallophygien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453">
            <text:p>712453</text:p>
          </table:table-cell>
          <table:table-cell office:value-type="string">
            <text:p>/enforcement/monitoring/shellfish/shellharvestareas/fbo-supplementary-sampling-gb/fbo-supplementary-samp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831">
            <text:p>552831</text:p>
          </table:table-cell>
          <table:table-cell office:value-type="string">
            <text:p>/enforcement/monitoring/shellfish/shellharvestareas/shellfishharvestingclassengwales/shellclassew201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98">
            <text:p>591698</text:p>
          </table:table-cell>
          <table:table-cell office:value-type="string">
            <text:p>/enforcement/monitoring/shellfish/shellharvestareas/shellfishharvestingclassengwales/shellclassew2011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668">
            <text:p>633668</text:p>
          </table:table-cell>
          <table:table-cell office:value-type="string">
            <text:p>/enforcement/monitoring/shellfish/shellharvestareas/shellfishharvestingclassengwales/shellclassew2012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624">
            <text:p>683624</text:p>
          </table:table-cell>
          <table:table-cell office:value-type="string">
            <text:p>/enforcement/monitoring/shellfish/shellharvestareas/shellfishharvestingclassengwales/shellclassew2013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598">
            <text:p>654598</text:p>
          </table:table-cell>
          <table:table-cell office:value-type="string">
            <text:p>/enforcement/monitoring/shellfish/shellharvestareas/shellfishharvestingclassni/ni-classified-shell-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210">
            <text:p>702210</text:p>
          </table:table-cell>
          <table:table-cell office:value-type="string">
            <text:p>/enforcement/monitoring/shellfish/shellharvestareas/shellfishharvestingclassni/ni-classified-shell-20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206">
            <text:p>565206</text:p>
          </table:table-cell>
          <table:table-cell office:value-type="string">
            <text:p>/enforcement/monitoring/shellfish/shellharvestareas/shellfishharvestingclassni/shellfishnorthernireland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999">
            <text:p>601999</text:p>
          </table:table-cell>
          <table:table-cell office:value-type="string">
            <text:p>/enforcement/monitoring/shellfish/shellharvestareas/shellfishharvestingclassni/shellfishnorthernireland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395">
            <text:p>599395</text:p>
          </table:table-cell>
          <table:table-cell office:value-type="string">
            <text:p>/enforcement/monitoring/shellfish/ssurveys/sanitarysurvey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6122">
            <text:p>376122</text:p>
          </table:table-cell>
          <table:table-cell office:value-type="string">
            <text:p>/enforcement/regulation/betregs/regfram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792">
            <text:p>687792</text:p>
          </table:table-cell>
          <table:table-cell office:value-type="string">
            <text:p>/enforcement/regulation/betregs/ria/ia13/contam-regs-2013e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594">
            <text:p>696594</text:p>
          </table:table-cell>
          <table:table-cell office:value-type="string">
            <text:p>/enforcement/regulation/betregs/ria/ia13/food-safety-2013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781">
            <text:p>659781</text:p>
          </table:table-cell>
          <table:table-cell office:value-type="string">
            <text:p>/enforcement/regulation/betregs/ria/ia13/i-food-samp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597">
            <text:p>696597</text:p>
          </table:table-cell>
          <table:table-cell office:value-type="string">
            <text:p>/enforcement/regulation/betregs/ria/ia13/sprouts-seeds-2013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995">
            <text:p>562995</text:p>
          </table:table-cell>
          <table:table-cell office:value-type="string">
            <text:p>/enforcement/regulation/betregs/ria/ria2011/animalfeedfoodcontrolregs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217">
            <text:p>590217</text:p>
          </table:table-cell>
          <table:table-cell office:value-type="string">
            <text:p>/enforcement/regulation/betregs/ria/ria2011/bisphenolapmacfregs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540">
            <text:p>565540</text:p>
          </table:table-cell>
          <table:table-cell office:value-type="string">
            <text:p>/enforcement/regulation/betregs/ria/ria2011/controllingecoliia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122">
            <text:p>585122</text:p>
          </table:table-cell>
          <table:table-cell office:value-type="string">
            <text:p>/enforcement/regulation/betregs/ria/ria2011/onfarmdairyhygienecontrolse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209">
            <text:p>583209</text:p>
          </table:table-cell>
          <table:table-cell office:value-type="string">
            <text:p>/enforcement/regulation/betregs/ria/ria2011/plastickitchenwareregs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51">
            <text:p>636851</text:p>
          </table:table-cell>
          <table:table-cell office:value-type="string">
            <text:p>/enforcement/regulation/betregs/ria/ria2012/changesimpcer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40">
            <text:p>636840</text:p>
          </table:table-cell>
          <table:table-cell office:value-type="string">
            <text:p>/enforcement/regulation/betregs/ria/ria2012/cleanfis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134">
            <text:p>643134</text:p>
          </table:table-cell>
          <table:table-cell office:value-type="string">
            <text:p>/enforcement/regulation/betregs/ria/ria2012/contactwithfood.pdf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88">
            <text:p>636888</text:p>
          </table:table-cell>
          <table:table-cell office:value-type="string">
            <text:p>/enforcement/regulation/betregs/ria/ria2012/farmedgam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91">
            <text:p>636891</text:p>
          </table:table-cell>
          <table:table-cell office:value-type="string">
            <text:p>/enforcement/regulation/betregs/ria/ria2012/fishoi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93">
            <text:p>636893</text:p>
          </table:table-cell>
          <table:table-cell office:value-type="string">
            <text:p>/enforcement/regulation/betregs/ria/ria2012/healthmark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95">
            <text:p>636895</text:p>
          </table:table-cell>
          <table:table-cell office:value-type="string">
            <text:p>/enforcement/regulation/betregs/ria/ria2012/lcm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97">
            <text:p>636897</text:p>
          </table:table-cell>
          <table:table-cell office:value-type="string">
            <text:p>/enforcement/regulation/betregs/ria/ria2012/parasitesfis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99">
            <text:p>636899</text:p>
          </table:table-cell>
          <table:table-cell office:value-type="string">
            <text:p>/enforcement/regulation/betregs/ria/ria2012/plantinspec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901">
            <text:p>636901</text:p>
          </table:table-cell>
          <table:table-cell office:value-type="string">
            <text:p>/enforcement/regulation/betregs/ria/ria2012/platecoun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126">
            <text:p>643126</text:p>
          </table:table-cell>
          <table:table-cell office:value-type="string">
            <text:p>/enforcement/regulation/betregs/ria/ria2012/removesheep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86">
            <text:p>636886</text:p>
          </table:table-cell>
          <table:table-cell office:value-type="string">
            <text:p>/enforcement/regulation/betregs/ria/ria2012/slaughtermar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58">
            <text:p>636858</text:p>
          </table:table-cell>
          <table:table-cell office:value-type="string">
            <text:p>/enforcement/regulation/betregs/ria/ria2012/tempeggstra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845">
            <text:p>636845</text:p>
          </table:table-cell>
          <table:table-cell office:value-type="string">
            <text:p>/enforcement/regulation/betregs/ria/ria2012/transcrackedeg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642">
            <text:p>532642</text:p>
          </table:table-cell>
          <table:table-cell office:value-type="string">
            <text:p>/enforcement/regulation/europeleg/euupdates/2ndjan10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678">
            <text:p>584678</text:p>
          </table:table-cell>
          <table:table-cell office:value-type="string">
            <text:p>/enforcement/regulation/europeleg/euupdates/aluminiumaugus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534">
            <text:p>645534</text:p>
          </table:table-cell>
          <table:table-cell office:value-type="string">
            <text:p>/enforcement/regulation/europeleg/euupdates/animalheal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34">
            <text:p>658234</text:p>
          </table:table-cell>
          <table:table-cell office:value-type="string">
            <text:p>/enforcement/regulation/europeleg/euupdates/animalnutrition-upda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39">
            <text:p>543339</text:p>
          </table:table-cell>
          <table:table-cell office:value-type="string">
            <text:p>/enforcement/regulation/europeleg/euupdates/april2010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017">
            <text:p>572017</text:p>
          </table:table-cell>
          <table:table-cell office:value-type="string">
            <text:p>/enforcement/regulation/europeleg/euupdates/april2011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261">
            <text:p>668261</text:p>
          </table:table-cell>
          <table:table-cell office:value-type="string">
            <text:p>/enforcement/regulation/europeleg/euupdates/april2013upda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031">
            <text:p>623031</text:p>
          </table:table-cell>
          <table:table-cell office:value-type="string">
            <text:p>/enforcement/regulation/europeleg/euupdates/chem-safety-july-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1400">
            <text:p>421400</text:p>
          </table:table-cell>
          <table:table-cell office:value-type="string">
            <text:p>/enforcement/regulation/europeleg/euupdates/chemcontam07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4378">
            <text:p>354378</text:p>
          </table:table-cell>
          <table:table-cell office:value-type="string">
            <text:p>/enforcement/regulation/europeleg/euupdates/chemcontam09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7077">
            <text:p>427077</text:p>
          </table:table-cell>
          <table:table-cell office:value-type="string">
            <text:p>/enforcement/regulation/europeleg/euupdates/chemcontameuip07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041">
            <text:p>604041</text:p>
          </table:table-cell>
          <table:table-cell office:value-type="string">
            <text:p>/enforcement/regulation/europeleg/euupdates/chemcontamfeb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4775">
            <text:p>364775</text:p>
          </table:table-cell>
          <table:table-cell office:value-type="string">
            <text:p>/enforcement/regulation/europeleg/euupdates/chemcontamupdat06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2391">
            <text:p>442391</text:p>
          </table:table-cell>
          <table:table-cell office:value-type="string">
            <text:p>/enforcement/regulation/europeleg/euupdates/chemcontamupdate08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133">
            <text:p>598133</text:p>
          </table:table-cell>
          <table:table-cell office:value-type="string">
            <text:p>/enforcement/regulation/europeleg/euupdates/chemicalsafetyjan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0510">
            <text:p>380510</text:p>
          </table:table-cell>
          <table:table-cell office:value-type="string">
            <text:p>/enforcement/regulation/europeleg/euupdates/comreviewe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704">
            <text:p>506704</text:p>
          </table:table-cell>
          <table:table-cell office:value-type="string">
            <text:p>/enforcement/regulation/europeleg/euupdates/contaminants06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976">
            <text:p>457976</text:p>
          </table:table-cell>
          <table:table-cell office:value-type="string">
            <text:p>/enforcement/regulation/europeleg/euupdates/contaminants08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526">
            <text:p>468526</text:p>
          </table:table-cell>
          <table:table-cell office:value-type="string">
            <text:p>/enforcement/regulation/europeleg/euupdates/contaminants08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622">
            <text:p>551622</text:p>
          </table:table-cell>
          <table:table-cell office:value-type="string">
            <text:p>/enforcement/regulation/europeleg/euupdates/contaminantsaugus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341">
            <text:p>498341</text:p>
          </table:table-cell>
          <table:table-cell office:value-type="string">
            <text:p>/enforcement/regulation/europeleg/euupdates/contaminantsbullet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615">
            <text:p>561615</text:p>
          </table:table-cell>
          <table:table-cell office:value-type="string">
            <text:p>/enforcement/regulation/europeleg/euupdates/contaminantsdecember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578">
            <text:p>538578</text:p>
          </table:table-cell>
          <table:table-cell office:value-type="string">
            <text:p>/enforcement/regulation/europeleg/euupdates/contaminantsmarch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084">
            <text:p>575084</text:p>
          </table:table-cell>
          <table:table-cell office:value-type="string">
            <text:p>/enforcement/regulation/europeleg/euupdates/contaminantsma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563">
            <text:p>527563</text:p>
          </table:table-cell>
          <table:table-cell office:value-type="string">
            <text:p>/enforcement/regulation/europeleg/euupdates/contaminantsnov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522">
            <text:p>594522</text:p>
          </table:table-cell>
          <table:table-cell office:value-type="string">
            <text:p>/enforcement/regulation/europeleg/euupdates/contaminantsnov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215">
            <text:p>516215</text:p>
          </table:table-cell>
          <table:table-cell office:value-type="string">
            <text:p>/enforcement/regulation/europeleg/euupdates/contaminantssept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248">
            <text:p>528248</text:p>
          </table:table-cell>
          <table:table-cell office:value-type="string">
            <text:p>/enforcement/regulation/europeleg/euupdates/dec09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918">
            <text:p>561918</text:p>
          </table:table-cell>
          <table:table-cell office:value-type="string">
            <text:p>/enforcement/regulation/europeleg/euupdates/dec2010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853">
            <text:p>597853</text:p>
          </table:table-cell>
          <table:table-cell office:value-type="string">
            <text:p>/enforcement/regulation/europeleg/euupdates/dec2011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9350">
            <text:p>389350</text:p>
          </table:table-cell>
          <table:table-cell office:value-type="string">
            <text:p>/enforcement/regulation/europeleg/euupdates/euchemupdate07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2757">
            <text:p>412757</text:p>
          </table:table-cell>
          <table:table-cell office:value-type="string">
            <text:p>/enforcement/regulation/europeleg/euupdates/euchemupdate07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1472">
            <text:p>381472</text:p>
          </table:table-cell>
          <table:table-cell office:value-type="string">
            <text:p>/enforcement/regulation/europeleg/euupdates/eucontam07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3139">
            <text:p>383139</text:p>
          </table:table-cell>
          <table:table-cell office:value-type="string">
            <text:p>/enforcement/regulation/europeleg/euupdates/eucontam0701i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1350">
            <text:p>391350</text:p>
          </table:table-cell>
          <table:table-cell office:value-type="string">
            <text:p>/enforcement/regulation/europeleg/euupdates/euenvcontamupdate07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803">
            <text:p>643803</text:p>
          </table:table-cell>
          <table:table-cell office:value-type="string">
            <text:p>/enforcement/regulation/europeleg/euupdates/eufoodhygien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4860">
            <text:p>394860</text:p>
          </table:table-cell>
          <table:table-cell office:value-type="string">
            <text:p>/enforcement/regulation/europeleg/euupdates/euhygiene07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5153">
            <text:p>435153</text:p>
          </table:table-cell>
          <table:table-cell office:value-type="string">
            <text:p>/enforcement/regulation/europeleg/euupdates/euupdate0712eu88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477">
            <text:p>422477</text:p>
          </table:table-cell>
          <table:table-cell office:value-type="string">
            <text:p>/enforcement/regulation/europeleg/euupdates/euupdateoffcont07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402">
            <text:p>542402</text:p>
          </table:table-cell>
          <table:table-cell office:value-type="string">
            <text:p>/enforcement/regulation/europeleg/euupdates/fcmupdateapril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647">
            <text:p>535647</text:p>
          </table:table-cell>
          <table:table-cell office:value-type="string">
            <text:p>/enforcement/regulation/europeleg/euupdates/feb10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015">
            <text:p>566015</text:p>
          </table:table-cell>
          <table:table-cell office:value-type="string">
            <text:p>/enforcement/regulation/europeleg/euupdates/feb11nitrateve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15">
            <text:p>658015</text:p>
          </table:table-cell>
          <table:table-cell office:value-type="string">
            <text:p>/enforcement/regulation/europeleg/euupdates/feb13chemcontaminantsupda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829">
            <text:p>662829</text:p>
          </table:table-cell>
          <table:table-cell office:value-type="string">
            <text:p>/enforcement/regulation/europeleg/euupdates/feb13eumeet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842">
            <text:p>566842</text:p>
          </table:table-cell>
          <table:table-cell office:value-type="string">
            <text:p>/enforcement/regulation/europeleg/euupdates/feb2011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10">
            <text:p>604410</text:p>
          </table:table-cell>
          <table:table-cell office:value-type="string">
            <text:p>/enforcement/regulation/europeleg/euupdates/feb2012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3680">
            <text:p>483680</text:p>
          </table:table-cell>
          <table:table-cell office:value-type="string">
            <text:p>/enforcement/regulation/europeleg/euupdates/fishmolluscre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977">
            <text:p>444977</text:p>
          </table:table-cell>
          <table:table-cell office:value-type="string">
            <text:p>/enforcement/regulation/europeleg/euupdates/fishoil08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624">
            <text:p>446624</text:p>
          </table:table-cell>
          <table:table-cell office:value-type="string">
            <text:p>/enforcement/regulation/europeleg/euupdates/fishoil28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395">
            <text:p>638395</text:p>
          </table:table-cell>
          <table:table-cell office:value-type="string">
            <text:p>/enforcement/regulation/europeleg/euupdates/food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322">
            <text:p>652322</text:p>
          </table:table-cell>
          <table:table-cell office:value-type="string">
            <text:p>/enforcement/regulation/europeleg/euupdates/foodhygregsupdate12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197">
            <text:p>642197</text:p>
          </table:table-cell>
          <table:table-cell office:value-type="string">
            <text:p>/enforcement/regulation/europeleg/euupdates/foodupda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826">
            <text:p>662826</text:p>
          </table:table-cell>
          <table:table-cell office:value-type="string">
            <text:p>/enforcement/regulation/europeleg/euupdates/hyg-leg-meeting-mar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6611">
            <text:p>456611</text:p>
          </table:table-cell>
          <table:table-cell office:value-type="string">
            <text:p>/enforcement/regulation/europeleg/euupdates/hygiene0804upda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0459">
            <text:p>420459</text:p>
          </table:table-cell>
          <table:table-cell office:value-type="string">
            <text:p>/enforcement/regulation/europeleg/euupdates/hygienelegsept07e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2201">
            <text:p>402201</text:p>
          </table:table-cell>
          <table:table-cell office:value-type="string">
            <text:p>/enforcement/regulation/europeleg/euupdates/hygienelegupdate07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3447">
            <text:p>483447</text:p>
          </table:table-cell>
          <table:table-cell office:value-type="string">
            <text:p>/enforcement/regulation/europeleg/euupdates/ipbullet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747">
            <text:p>529747</text:p>
          </table:table-cell>
          <table:table-cell office:value-type="string">
            <text:p>/enforcement/regulation/europeleg/euupdates/jan10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009">
            <text:p>565009</text:p>
          </table:table-cell>
          <table:table-cell office:value-type="string">
            <text:p>/enforcement/regulation/europeleg/euupdates/jan2011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936">
            <text:p>599936</text:p>
          </table:table-cell>
          <table:table-cell office:value-type="string">
            <text:p>/enforcement/regulation/europeleg/euupdates/jan2012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505">
            <text:p>617505</text:p>
          </table:table-cell>
          <table:table-cell office:value-type="string">
            <text:p>/enforcement/regulation/europeleg/euupdates/july-2012-update-scofca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794">
            <text:p>550794</text:p>
          </table:table-cell>
          <table:table-cell office:value-type="string">
            <text:p>/enforcement/regulation/europeleg/euupdates/july2010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555">
            <text:p>581555</text:p>
          </table:table-cell>
          <table:table-cell office:value-type="string">
            <text:p>/enforcement/regulation/europeleg/euupdates/july2011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106">
            <text:p>678106</text:p>
          </table:table-cell>
          <table:table-cell office:value-type="string">
            <text:p>/enforcement/regulation/europeleg/euupdates/july2013upda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844">
            <text:p>615844</text:p>
          </table:table-cell>
          <table:table-cell office:value-type="string">
            <text:p>/enforcement/regulation/europeleg/euupdates/june-2012-update-scofca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4953">
            <text:p>404953</text:p>
          </table:table-cell>
          <table:table-cell office:value-type="string">
            <text:p>/enforcement/regulation/europeleg/euupdates/june07chemupdatee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084">
            <text:p>548084</text:p>
          </table:table-cell>
          <table:table-cell office:value-type="string">
            <text:p>/enforcement/regulation/europeleg/euupdates/june2010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493">
            <text:p>673493</text:p>
          </table:table-cell>
          <table:table-cell office:value-type="string">
            <text:p>/enforcement/regulation/europeleg/euupdates/june2013upda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585">
            <text:p>538585</text:p>
          </table:table-cell>
          <table:table-cell office:value-type="string">
            <text:p>/enforcement/regulation/europeleg/euupdates/march2010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956">
            <text:p>571956</text:p>
          </table:table-cell>
          <table:table-cell office:value-type="string">
            <text:p>/enforcement/regulation/europeleg/euupdates/march2011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684">
            <text:p>663684</text:p>
          </table:table-cell>
          <table:table-cell office:value-type="string">
            <text:p>/enforcement/regulation/europeleg/euupdates/march2013upda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379">
            <text:p>457379</text:p>
          </table:table-cell>
          <table:table-cell office:value-type="string">
            <text:p>/enforcement/regulation/europeleg/euupdates/may08fh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0166">
            <text:p>390166</text:p>
          </table:table-cell>
          <table:table-cell office:value-type="string">
            <text:p>/enforcement/regulation/europeleg/euupdates/milkupdate07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917">
            <text:p>586917</text:p>
          </table:table-cell>
          <table:table-cell office:value-type="string">
            <text:p>/enforcement/regulation/europeleg/euupdates/nitratesept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835">
            <text:p>584835</text:p>
          </table:table-cell>
          <table:table-cell office:value-type="string">
            <text:p>/enforcement/regulation/europeleg/euupdates/nitritesaugus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8728">
            <text:p>408728</text:p>
          </table:table-cell>
          <table:table-cell office:value-type="string">
            <text:p>/enforcement/regulation/europeleg/euupdates/nmweuupdate07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578">
            <text:p>694578</text:p>
          </table:table-cell>
          <table:table-cell office:value-type="string">
            <text:p>/enforcement/regulation/europeleg/euupdates/nov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183">
            <text:p>560183</text:p>
          </table:table-cell>
          <table:table-cell office:value-type="string">
            <text:p>/enforcement/regulation/europeleg/euupdates/nov2010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955">
            <text:p>593955</text:p>
          </table:table-cell>
          <table:table-cell office:value-type="string">
            <text:p>/enforcement/regulation/europeleg/euupdates/nov2011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403">
            <text:p>693403</text:p>
          </table:table-cell>
          <table:table-cell office:value-type="string">
            <text:p>/enforcement/regulation/europeleg/euupdates/oct13-scofca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051">
            <text:p>557051</text:p>
          </table:table-cell>
          <table:table-cell office:value-type="string">
            <text:p>/enforcement/regulation/europeleg/euupdates/oct2010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084">
            <text:p>558084</text:p>
          </table:table-cell>
          <table:table-cell office:value-type="string">
            <text:p>/enforcement/regulation/europeleg/euupdates/oct2010scofcahfeedgmsec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939">
            <text:p>593939</text:p>
          </table:table-cell>
          <table:table-cell office:value-type="string">
            <text:p>/enforcement/regulation/europeleg/euupdates/octt2011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5943">
            <text:p>395943</text:p>
          </table:table-cell>
          <table:table-cell office:value-type="string">
            <text:p>/enforcement/regulation/europeleg/euupdates/offc07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6203">
            <text:p>406203</text:p>
          </table:table-cell>
          <table:table-cell office:value-type="string">
            <text:p>/enforcement/regulation/europeleg/euupdates/offceuupdate07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327">
            <text:p>476327</text:p>
          </table:table-cell>
          <table:table-cell office:value-type="string">
            <text:p>/enforcement/regulation/europeleg/euupdates/offcoct20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094">
            <text:p>445094</text:p>
          </table:table-cell>
          <table:table-cell office:value-type="string">
            <text:p>/enforcement/regulation/europeleg/euupdates/offconteu08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5934">
            <text:p>465934</text:p>
          </table:table-cell>
          <table:table-cell office:value-type="string">
            <text:p>/enforcement/regulation/europeleg/euupdates/offcupda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1160">
            <text:p>491160</text:p>
          </table:table-cell>
          <table:table-cell office:value-type="string">
            <text:p>/enforcement/regulation/europeleg/euupdates/offcupdate09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175">
            <text:p>499175</text:p>
          </table:table-cell>
          <table:table-cell office:value-type="string">
            <text:p>/enforcement/regulation/europeleg/euupdates/offcupdate09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729">
            <text:p>500729</text:p>
          </table:table-cell>
          <table:table-cell office:value-type="string">
            <text:p>/enforcement/regulation/europeleg/euupdates/offcupdate09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378">
            <text:p>512378</text:p>
          </table:table-cell>
          <table:table-cell office:value-type="string">
            <text:p>/enforcement/regulation/europeleg/euupdates/offcupdate09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415">
            <text:p>528415</text:p>
          </table:table-cell>
          <table:table-cell office:value-type="string">
            <text:p>/enforcement/regulation/europeleg/euupdates/offcupdate09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677">
            <text:p>529677</text:p>
          </table:table-cell>
          <table:table-cell office:value-type="string">
            <text:p>/enforcement/regulation/europeleg/euupdates/offcupdate0912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352">
            <text:p>538352</text:p>
          </table:table-cell>
          <table:table-cell office:value-type="string">
            <text:p>/enforcement/regulation/europeleg/euupdates/offcupdate10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957">
            <text:p>543957</text:p>
          </table:table-cell>
          <table:table-cell office:value-type="string">
            <text:p>/enforcement/regulation/europeleg/euupdates/offcupdate10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277">
            <text:p>548277</text:p>
          </table:table-cell>
          <table:table-cell office:value-type="string">
            <text:p>/enforcement/regulation/europeleg/euupdates/offcupdate10062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923">
            <text:p>550923</text:p>
          </table:table-cell>
          <table:table-cell office:value-type="string">
            <text:p>/enforcement/regulation/europeleg/euupdates/offcupdate10072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215">
            <text:p>561215</text:p>
          </table:table-cell>
          <table:table-cell office:value-type="string">
            <text:p>/enforcement/regulation/europeleg/euupdates/offcupdate2dec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230">
            <text:p>560230</text:p>
          </table:table-cell>
          <table:table-cell office:value-type="string">
            <text:p>/enforcement/regulation/europeleg/euupdates/offcupdatedec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5515">
            <text:p>495515</text:p>
          </table:table-cell>
          <table:table-cell office:value-type="string">
            <text:p>/enforcement/regulation/europeleg/euupdates/offcupdatefeb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182">
            <text:p>550182</text:p>
          </table:table-cell>
          <table:table-cell office:value-type="string">
            <text:p>/enforcement/regulation/europeleg/euupdates/offcupdatejuly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578">
            <text:p>526578</text:p>
          </table:table-cell>
          <table:table-cell office:value-type="string">
            <text:p>/enforcement/regulation/europeleg/euupdates/offcupdatenov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242">
            <text:p>557242</text:p>
          </table:table-cell>
          <table:table-cell office:value-type="string">
            <text:p>/enforcement/regulation/europeleg/euupdates/offcupdateoc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105">
            <text:p>581105</text:p>
          </table:table-cell>
          <table:table-cell office:value-type="string">
            <text:p>/enforcement/regulation/europeleg/euupdates/otajul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327">
            <text:p>504327</text:p>
          </table:table-cell>
          <table:table-cell office:value-type="string">
            <text:p>/enforcement/regulation/europeleg/euupdates/parnutsmay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588">
            <text:p>649588</text:p>
          </table:table-cell>
          <table:table-cell office:value-type="string">
            <text:p>/enforcement/regulation/europeleg/euupdates/scofcah-dec-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710">
            <text:p>699710</text:p>
          </table:table-cell>
          <table:table-cell office:value-type="string">
            <text:p>/enforcement/regulation/europeleg/euupdates/scofcah-dec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460">
            <text:p>706460</text:p>
          </table:table-cell>
          <table:table-cell office:value-type="string">
            <text:p>/enforcement/regulation/europeleg/euupdates/scofcah-feb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635">
            <text:p>610635</text:p>
          </table:table-cell>
          <table:table-cell office:value-type="string">
            <text:p>/enforcement/regulation/europeleg/euupdates/scofcah-feed-update-april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253">
            <text:p>607253</text:p>
          </table:table-cell>
          <table:table-cell office:value-type="string">
            <text:p>/enforcement/regulation/europeleg/euupdates/scofcah-feed-update-march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169">
            <text:p>717169</text:p>
          </table:table-cell>
          <table:table-cell office:value-type="string">
            <text:p>/enforcement/regulation/europeleg/euupdates/scofcah-june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86">
            <text:p>715186</text:p>
          </table:table-cell>
          <table:table-cell office:value-type="string">
            <text:p>/enforcement/regulation/europeleg/euupdates/scofcah-may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353">
            <text:p>555353</text:p>
          </table:table-cell>
          <table:table-cell office:value-type="string">
            <text:p>/enforcement/regulation/europeleg/euupdates/sept2010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550">
            <text:p>591550</text:p>
          </table:table-cell>
          <table:table-cell office:value-type="string">
            <text:p>/enforcement/regulation/europeleg/euupdates/sept2011scofcah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012">
            <text:p>640012</text:p>
          </table:table-cell>
          <table:table-cell office:value-type="string">
            <text:p>/enforcement/regulation/europeleg/euupdates/smoke-flavourin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012">
            <text:p>400012</text:p>
          </table:table-cell>
          <table:table-cell office:value-type="string">
            <text:p>/enforcement/regulation/europeleg/euupdates/spreadablefat07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915">
            <text:p>650915</text:p>
          </table:table-cell>
          <table:table-cell office:value-type="string">
            <text:p>/enforcement/regulation/europeleg/euupdates/sprouted-seed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064">
            <text:p>645064</text:p>
          </table:table-cell>
          <table:table-cell office:value-type="string">
            <text:p>/enforcement/regulation/europeleg/euupdates/sproutedseed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252">
            <text:p>652252</text:p>
          </table:table-cell>
          <table:table-cell office:value-type="string">
            <text:p>/enforcement/regulation/europeleg/euupdates/stcomitee-foodcha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5855">
            <text:p>395855</text:p>
          </table:table-cell>
          <table:table-cell office:value-type="string">
            <text:p>/enforcement/regulation/europeleg/euupdates/supplements07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819">
            <text:p>555819</text:p>
          </table:table-cell>
          <table:table-cell office:value-type="string">
            <text:p>/enforcement/regulation/europeleg/euupdates/updateofcon2809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833">
            <text:p>640833</text:p>
          </table:table-cell>
          <table:table-cell office:value-type="string">
            <text:p>/enforcement/regulation/europeleg/euupdates/updatesepanimheal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322">
            <text:p>523322</text:p>
          </table:table-cell>
          <table:table-cell office:value-type="string">
            <text:p>/enforcement/regulation/europeleg/euupdates/vitandminoct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466">
            <text:p>464466</text:p>
          </table:table-cell>
          <table:table-cell office:value-type="string">
            <text:p>/enforcement/regulation/europeleg/euupdates/vitmineuupdate08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151">
            <text:p>438151</text:p>
          </table:table-cell>
          <table:table-cell office:value-type="string">
            <text:p>/enforcement/regulation/europeleg/euupdates/vitminupdate08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7240">
            <text:p>377240</text:p>
          </table:table-cell>
          <table:table-cell office:value-type="string">
            <text:p>/enforcement/regulation/europeleg/feedandfood/ncpu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0260">
            <text:p>430260</text:p>
          </table:table-cell>
          <table:table-cell office:value-type="string">
            <text:p>/enforcement/regulation/europeleg/feedandfood/offcexpens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865">
            <text:p>479865</text:p>
          </table:table-cell>
          <table:table-cell office:value-type="string">
            <text:p>/enforcement/regulation/europeleg/foodhygimptra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233">
            <text:p>306233</text:p>
          </table:table-cell>
          <table:table-cell office:value-type="string">
            <text:p>/enforcement/regulation/europeleg/scfca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284">
            <text:p>31284</text:p>
          </table:table-cell>
          <table:table-cell office:value-type="string">
            <text:p>/enforcement/regulation/foodstandardsac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7422">
            <text:p>307422</text:p>
          </table:table-cell>
          <table:table-cell office:value-type="string">
            <text:p>/enforcement/regulation/whistleblow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187">
            <text:p>599187</text:p>
          </table:table-cell>
          <table:table-cell office:value-type="string">
            <text:p>/enforcement/sectorrules/approvals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0747">
            <text:p>200747</text:p>
          </table:table-cell>
          <table:table-cell office:value-type="string">
            <text:p>/enforcement/sectorrules/feedapprove/feedestablishmentreps/feedactiviti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7670">
            <text:p>247670</text:p>
          </table:table-cell>
          <table:table-cell office:value-type="string">
            <text:p>/enforcement/sectorrules/feedapprove/feedpremisesregis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834">
            <text:p>496834</text:p>
          </table:table-cell>
          <table:table-cell office:value-type="string">
            <text:p>/enforcement/sectorrules/meatplantsprems/meatapprovalrevie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211">
            <text:p>21211</text:p>
          </table:table-cell>
          <table:table-cell office:value-type="string">
            <text:p>/enforcement/sectorrules/meatplantsprems/meatpremlice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0607">
            <text:p>310607</text:p>
          </table:table-cell>
          <table:table-cell office:value-type="string">
            <text:p>/enforcement/sectorrules/meatplantsprems/otmplan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1452">
            <text:p>341452</text:p>
          </table:table-cell>
          <table:table-cell office:value-type="string">
            <text:p>/enforcement/sectorrules/milkandai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656">
            <text:p>705656</text:p>
          </table:table-cell>
          <table:table-cell office:value-type="string">
            <text:p>/enforcement/enforcework/enforce_authorities/resourcepack/import-resource-pack-e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663">
            <text:p>705663</text:p>
          </table:table-cell>
          <table:table-cell office:value-type="string">
            <text:p>/enforcement/enforcework/enforce_authorities/resourcepack/import-resource-pack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658">
            <text:p>705658</text:p>
          </table:table-cell>
          <table:table-cell office:value-type="string">
            <text:p>/enforcement/enforcework/enforce_authorities/resourcepack/import-resource-pack-scot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660">
            <text:p>705660</text:p>
          </table:table-cell>
          <table:table-cell office:value-type="string">
            <text:p>/enforcement/enforcework/enforce_authorities/resourcepack/import-resource-pack-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200">
            <text:p>648200</text:p>
          </table:table-cell>
          <table:table-cell office:value-type="string">
            <text:p>/enforcement/enforcework/enforce_authorities/smaller-seaports-and-air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9639">
            <text:p>379639</text:p>
          </table:table-cell>
          <table:table-cell office:value-type="string">
            <text:p>/enforcement/enforcework/feedlawco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376">
            <text:p>639376</text:p>
          </table:table-cell>
          <table:table-cell office:value-type="string">
            <text:p>/enforcement/enforcework/food-law/additional-resources/guidance-enforceme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009">
            <text:p>680009</text:p>
          </table:table-cell>
          <table:table-cell office:value-type="string">
            <text:p>/enforcement/enforcework/food-law/additional-resources/guidance-enforcement/community-hall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265">
            <text:p>712265</text:p>
          </table:table-cell>
          <table:table-cell office:value-type="string">
            <text:p>/enforcement/enforcework/food-law/additional-resources/guidance-enforcement/dom-ca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423">
            <text:p>710423</text:p>
          </table:table-cell>
          <table:table-cell office:value-type="string">
            <text:p>/enforcement/enforcework/food-law/additional-resources/guidance-enforcement/myhaccp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166">
            <text:p>714166</text:p>
          </table:table-cell>
          <table:table-cell office:value-type="string">
            <text:p>/enforcement/enforcework/food-law/additional-resources/guidance-enforcement/wine-products-l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81">
            <text:p>705981</text:p>
          </table:table-cell>
          <table:table-cell office:value-type="string">
            <text:p>/enforcement/enforcework/food-law/cop-annexes/8.8-annex8-model-application-form-registration-food-business-establishme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99">
            <text:p>705999</text:p>
          </table:table-cell>
          <table:table-cell office:value-type="string">
            <text:p>/enforcement/enforcework/food-law/cop-annexes/8.9-annex9-model-notice-temp-closure-produc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778">
            <text:p>705778</text:p>
          </table:table-cell>
          <table:table-cell office:value-type="string">
            <text:p>/enforcement/enforcework/food-law/cop-annexes/annex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816">
            <text:p>705816</text:p>
          </table:table-cell>
          <table:table-cell office:value-type="string">
            <text:p>/enforcement/enforcework/food-law/cop-annexes/annex2-haccp-evaluation-competenci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832">
            <text:p>705832</text:p>
          </table:table-cell>
          <table:table-cell office:value-type="string">
            <text:p>/enforcement/enforcework/food-law/cop-annexes/annex3-food-incident-flow-diagr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861">
            <text:p>705861</text:p>
          </table:table-cell>
          <table:table-cell office:value-type="string">
            <text:p>/enforcement/enforcework/food-law/cop-annexes/annex4-food-incident-report-for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863">
            <text:p>705863</text:p>
          </table:table-cell>
          <table:table-cell office:value-type="string">
            <text:p>/enforcement/enforcework/food-law/cop-annexes/annex5-food-establish-interven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866">
            <text:p>705866</text:p>
          </table:table-cell>
          <table:table-cell office:value-type="string">
            <text:p>/enforcement/enforcework/food-law/cop-annexes/annex5-food-establish-intervention/a51-introduc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868">
            <text:p>705868</text:p>
          </table:table-cell>
          <table:table-cell office:value-type="string">
            <text:p>/enforcement/enforcework/food-law/cop-annexes/annex5-food-establish-intervention/a52-food-hygiene-interven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871">
            <text:p>705871</text:p>
          </table:table-cell>
          <table:table-cell office:value-type="string">
            <text:p>/enforcement/enforcework/food-law/cop-annexes/annex5-food-establish-intervention/a53-food-hygiene-sco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22">
            <text:p>705922</text:p>
          </table:table-cell>
          <table:table-cell office:value-type="string">
            <text:p>/enforcement/enforcework/food-law/cop-annexes/annex5-food-establish-intervention/a54-food-hygiene-minimum-intervention-frequenci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28">
            <text:p>705928</text:p>
          </table:table-cell>
          <table:table-cell office:value-type="string">
            <text:p>/enforcement/enforcework/food-law/cop-annexes/annex5-food-establish-intervention/a55-food-standards-intervention-rat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30">
            <text:p>705930</text:p>
          </table:table-cell>
          <table:table-cell office:value-type="string">
            <text:p>/enforcement/enforcework/food-law/cop-annexes/annex5-food-establish-intervention/a56-food-standards-sco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36">
            <text:p>705936</text:p>
          </table:table-cell>
          <table:table-cell office:value-type="string">
            <text:p>/enforcement/enforcework/food-law/cop-annexes/annex5-food-establish-intervention/a57-food-standards-inspection-frequenci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39">
            <text:p>705939</text:p>
          </table:table-cell>
          <table:table-cell office:value-type="string">
            <text:p>/enforcement/enforcework/food-law/cop-annexes/annex6-food-business-establishment-intervention-repor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44">
            <text:p>705944</text:p>
          </table:table-cell>
          <table:table-cell office:value-type="string">
            <text:p>/enforcement/enforcework/food-law/cop-annexes/annex7-model-forms-connection-food-safe-hygiene-regs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990">
            <text:p>444990</text:p>
          </table:table-cell>
          <table:table-cell office:value-type="string">
            <text:p>/enforcement/enforcework/foodfrau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9655">
            <text:p>379655</text:p>
          </table:table-cell>
          <table:table-cell office:value-type="string">
            <text:p>/enforcement/enforcework/foodlawcopxx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117">
            <text:p>499117</text:p>
          </table:table-cell>
          <table:table-cell office:value-type="string">
            <text:p>/enforcement/enforcework/foodlawcopxx/copeng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304">
            <text:p>621304</text:p>
          </table:table-cell>
          <table:table-cell office:value-type="string">
            <text:p>/enforcement/enforcework/frameagre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946">
            <text:p>532946</text:p>
          </table:table-cell>
          <table:table-cell office:value-type="string">
            <text:p>/enforcement/enforcework/hygienescoresresourc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070">
            <text:p>717070</text:p>
          </table:table-cell>
          <table:table-cell office:value-type="string">
            <text:p>/enforcement/enforcework/hygienescoresresources/fhrs-act-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702">
            <text:p>707702</text:p>
          </table:table-cell>
          <table:table-cell office:value-type="string">
            <text:p>/enforcement/enforcework/hygienescoresresources/fhrs-mobile-trad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416">
            <text:p>613416</text:p>
          </table:table-cell>
          <table:table-cell office:value-type="string">
            <text:p>/enforcement/enforcework/inspection-tip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270">
            <text:p>476270</text:p>
          </table:table-cell>
          <table:table-cell office:value-type="string">
            <text:p>/enforcement/enforcework/repor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528">
            <text:p>620528</text:p>
          </table:table-cell>
          <table:table-cell office:value-type="string">
            <text:p>/enforcement/monito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203">
            <text:p>540203</text:p>
          </table:table-cell>
          <table:table-cell office:value-type="string">
            <text:p>/enforcement/monitoring/foodlab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465">
            <text:p>508465</text:p>
          </table:table-cell>
          <table:table-cell office:value-type="string">
            <text:p>/enforcement/monitoring/f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989">
            <text:p>631989</text:p>
          </table:table-cell>
          <table:table-cell office:value-type="string">
            <text:p>/enforcement/monitoring/fss/ukfssprojectboar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688">
            <text:p>655688</text:p>
          </table:table-cell>
          <table:table-cell office:value-type="string">
            <text:p>/enforcement/monitoring/horse-mea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413">
            <text:p>657413</text:p>
          </table:table-cell>
          <table:table-cell office:value-type="string">
            <text:p>/enforcement/monitoring/horse-meat/horse-meat-consumer-advi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481">
            <text:p>659481</text:p>
          </table:table-cell>
          <table:table-cell office:value-type="string">
            <text:p>/enforcement/monitoring/horse-meat/horse-meat-la-resul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570">
            <text:p>667570</text:p>
          </table:table-cell>
          <table:table-cell office:value-type="string">
            <text:p>/enforcement/monitoring/horse-meat/horse-meat-la-results/la-beef-test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483">
            <text:p>659483</text:p>
          </table:table-cell>
          <table:table-cell office:value-type="string">
            <text:p>/enforcement/monitoring/horse-meat/horse-meat-la-results/la-list-beef-surv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157">
            <text:p>656157</text:p>
          </table:table-cell>
          <table:table-cell office:value-type="string">
            <text:p>/enforcement/monitoring/horse-meat/horse-meat-test-resul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559">
            <text:p>699559</text:p>
          </table:table-cell>
          <table:table-cell office:value-type="string">
            <text:p>/enforcement/monitoring/horse-meat/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536">
            <text:p>655536</text:p>
          </table:table-cell>
          <table:table-cell office:value-type="string">
            <text:p>/enforcement/monitoring/horse-meat/timeline-horsemea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6442">
            <text:p>386442</text:p>
          </table:table-cell>
          <table:table-cell office:value-type="string">
            <text:p>/enforcement/monitoring/lae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6445">
            <text:p>386445</text:p>
          </table:table-cell>
          <table:table-cell office:value-type="string">
            <text:p>/enforcement/monitoring/laems/generalinfo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6455">
            <text:p>386455</text:p>
          </table:table-cell>
          <table:table-cell office:value-type="string">
            <text:p>/enforcement/monitoring/laems/generalinfo/defini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2642">
            <text:p>472642</text:p>
          </table:table-cell>
          <table:table-cell office:value-type="string">
            <text:p>/enforcement/monitoring/laems/mondatabyye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239">
            <text:p>537239</text:p>
          </table:table-cell>
          <table:table-cell office:value-type="string">
            <text:p>/enforcement/monitoring/laems/mondatabyyear/ocd2008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700">
            <text:p>569700</text:p>
          </table:table-cell>
          <table:table-cell office:value-type="string">
            <text:p>/enforcement/monitoring/laems/mondatabyyear/ocd2009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973">
            <text:p>591973</text:p>
          </table:table-cell>
          <table:table-cell office:value-type="string">
            <text:p>/enforcement/monitoring/laems/mondatabyyear/ocd201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966">
            <text:p>638966</text:p>
          </table:table-cell>
          <table:table-cell office:value-type="string">
            <text:p>/enforcement/monitoring/laems/mondatabyyear/ocd2011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066">
            <text:p>691066</text:p>
          </table:table-cell>
          <table:table-cell office:value-type="string">
            <text:p>/enforcement/monitoring/laems/mondatabyyear/ocd2012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6452">
            <text:p>386452</text:p>
          </table:table-cell>
          <table:table-cell office:value-type="string">
            <text:p>/enforcement/monitoring/laems/technical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181">
            <text:p>20181</text:p>
          </table:table-cell>
          <table:table-cell office:value-type="string">
            <text:p>/enforcement/monitoring/mea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7619">
            <text:p>307619</text:p>
          </table:table-cell>
          <table:table-cell office:value-type="string">
            <text:p>/enforcement/monitoring/meat/manua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318">
            <text:p>705318</text:p>
          </table:table-cell>
          <table:table-cell office:value-type="string">
            <text:p>/enforcement/monitoring/meat/meat-controls-cost-dat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544">
            <text:p>656544</text:p>
          </table:table-cell>
          <table:table-cell office:value-type="string">
            <text:p>/enforcement/monitoring/meat/meat-controls-cost-data/meat-controls-cost-data-13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257">
            <text:p>544257</text:p>
          </table:table-cell>
          <table:table-cell office:value-type="string">
            <text:p>/enforcement/monitoring/meat/reviewofmeatcontro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7736">
            <text:p>427736</text:p>
          </table:table-cell>
          <table:table-cell office:value-type="string">
            <text:p>/enforcement/monitoring/meat/workwithindust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114">
            <text:p>599114</text:p>
          </table:table-cell>
          <table:table-cell office:value-type="string">
            <text:p>/enforcement/monitoring/ocrevie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4079">
            <text:p>474079</text:p>
          </table:table-cell>
          <table:table-cell office:value-type="string">
            <text:p>/enforcement/monitoring/samplingresourc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925">
            <text:p>625925</text:p>
          </table:table-cell>
          <table:table-cell office:value-type="string">
            <text:p>/enforcement/monitoring/samplingresources/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253">
            <text:p>628253</text:p>
          </table:table-cell>
          <table:table-cell office:value-type="string">
            <text:p>/enforcement/monitoring/samplingresources/samplingandsurveill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380">
            <text:p>19380</text:p>
          </table:table-cell>
          <table:table-cell office:value-type="string">
            <text:p>/enforcement/monitoring/shellfis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149">
            <text:p>20149</text:p>
          </table:table-cell>
          <table:table-cell office:value-type="string">
            <text:p>/enforcement/monitoring/shellfish/algaltoxi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754">
            <text:p>591754</text:p>
          </table:table-cell>
          <table:table-cell office:value-type="string">
            <text:p>/enforcement/monitoring/shellfish/ewbiotoxi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2061">
            <text:p>342061</text:p>
          </table:table-cell>
          <table:table-cell office:value-type="string">
            <text:p>/enforcement/monitoring/shellfish/nibiotoxi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326">
            <text:p>599326</text:p>
          </table:table-cell>
          <table:table-cell office:value-type="string">
            <text:p>/enforcement/monitoring/shellfish/nibiotoxin/nibiotoxin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889">
            <text:p>601889</text:p>
          </table:table-cell>
          <table:table-cell office:value-type="string">
            <text:p>/enforcement/monitoring/shellfish/nibiotoxin/nibiotoxin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179">
            <text:p>572179</text:p>
          </table:table-cell>
          <table:table-cell office:value-type="string">
            <text:p>/enforcement/monitoring/shellfish/nibiotoxin/niwildscallop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064">
            <text:p>592064</text:p>
          </table:table-cell>
          <table:table-cell office:value-type="string">
            <text:p>/enforcement/monitoring/shellfish/ssurve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905">
            <text:p>608905</text:p>
          </table:table-cell>
          <table:table-cell office:value-type="string">
            <text:p>/enforcement/monitoring/shellfish/ssurveys/sanitary-survey-implement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office:value-type="string">
            <text:p>/enforcement/regul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2887">
            <text:p>292887</text:p>
          </table:table-cell>
          <table:table-cell office:value-type="string">
            <text:p>/enforcement/regulation/betre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920">
            <text:p>507920</text:p>
          </table:table-cell>
          <table:table-cell office:value-type="string">
            <text:p>/enforcement/regulation/betregs/bra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100">
            <text:p>511100</text:p>
          </table:table-cell>
          <table:table-cell office:value-type="string">
            <text:p>/enforcement/regulation/betregs/brag/bragmembershi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0484">
            <text:p>310484</text:p>
          </table:table-cell>
          <table:table-cell office:value-type="string">
            <text:p>/enforcement/regulation/betregs/cc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895">
            <text:p>603895</text:p>
          </table:table-cell>
          <table:table-cell office:value-type="string">
            <text:p>/enforcement/regulation/betregs/newregstateme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995">
            <text:p>646995</text:p>
          </table:table-cell>
          <table:table-cell office:value-type="string">
            <text:p>/enforcement/regulation/betregs/newregstatement/jan-june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888">
            <text:p>697888</text:p>
          </table:table-cell>
          <table:table-cell office:value-type="string">
            <text:p>/enforcement/regulation/betregs/newregstatement/jan-june-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08">
            <text:p>603908</text:p>
          </table:table-cell>
          <table:table-cell office:value-type="string">
            <text:p>/enforcement/regulation/betregs/newregstatement/janjun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958">
            <text:p>586958</text:p>
          </table:table-cell>
          <table:table-cell office:value-type="string">
            <text:p>/enforcement/regulation/betregs/newregstatement/juldec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639">
            <text:p>617639</text:p>
          </table:table-cell>
          <table:table-cell office:value-type="string">
            <text:p>/enforcement/regulation/betregs/newregstatement/july-december-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491">
            <text:p>676491</text:p>
          </table:table-cell>
          <table:table-cell office:value-type="string">
            <text:p>/enforcement/regulation/betregs/newregstatement/snr-jul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688">
            <text:p>607688</text:p>
          </table:table-cell>
          <table:table-cell office:value-type="string">
            <text:p>/enforcement/regulation/betregs/red-tape-challeng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086">
            <text:p>511086</text:p>
          </table:table-cell>
          <table:table-cell office:value-type="string">
            <text:p>/enforcement/regulation/betregs/reviewguidfor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7284">
            <text:p>107284</text:p>
          </table:table-cell>
          <table:table-cell office:value-type="string">
            <text:p>/enforcement/regulation/Codex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7801">
            <text:p>27801</text:p>
          </table:table-cell>
          <table:table-cell office:value-type="string">
            <text:p>/enforcement/regulation/europele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4131">
            <text:p>344131</text:p>
          </table:table-cell>
          <table:table-cell office:value-type="string">
            <text:p>/enforcement/regulation/europeleg/euupdat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387">
            <text:p>683387</text:p>
          </table:table-cell>
          <table:table-cell office:value-type="string">
            <text:p>/enforcement/regulation/europeleg/euupdates/aug13-chemical-safety-upda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096">
            <text:p>705096</text:p>
          </table:table-cell>
          <table:table-cell office:value-type="string">
            <text:p>/enforcement/regulation/europeleg/euupdates/food-safety-polic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131">
            <text:p>688131</text:p>
          </table:table-cell>
          <table:table-cell office:value-type="string">
            <text:p>/enforcement/regulation/europeleg/euupdates/sep13-scofca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0731">
            <text:p>350731</text:p>
          </table:table-cell>
          <table:table-cell office:value-type="string">
            <text:p>/enforcement/regulation/europeleg/feedand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494">
            <text:p>670494</text:p>
          </table:table-cell>
          <table:table-cell office:value-type="string">
            <text:p>/enforcement/regulation/europeleg/feedandfood/882-proposa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224">
            <text:p>451224</text:p>
          </table:table-cell>
          <table:table-cell office:value-type="string">
            <text:p>/enforcement/regulation/europeleg/feedandfood/bts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647">
            <text:p>595647</text:p>
          </table:table-cell>
          <table:table-cell office:value-type="string">
            <text:p>/enforcement/regulation/fi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525">
            <text:p>443525</text:p>
          </table:table-cell>
          <table:table-cell office:value-type="string">
            <text:p>/enforcement/regulation/fir/labellingproposa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5375">
            <text:p>405375</text:p>
          </table:table-cell>
          <table:table-cell office:value-type="string">
            <text:p>/enforcement/regulation/foodl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2063">
            <text:p>102063</text:p>
          </table:table-cell>
          <table:table-cell office:value-type="string">
            <text:p>/enforcement/regulation/foodlaw/foodlawguid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0483">
            <text:p>510483</text:p>
          </table:table-cell>
          <table:table-cell office:value-type="string">
            <text:p>/enforcement/sectorru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758">
            <text:p>711758</text:p>
          </table:table-cell>
          <table:table-cell office:value-type="string">
            <text:p>/enforcement/sectorrules/animal-welfa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171">
            <text:p>476171</text:p>
          </table:table-cell>
          <table:table-cell office:value-type="string">
            <text:p>/enforcement/sectorrules/feedapprov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678">
            <text:p>628678</text:p>
          </table:table-cell>
          <table:table-cell office:value-type="string">
            <text:p>/enforcement/sectorrules/feedapprove/feedestablishmentrep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4265">
            <text:p>474265</text:p>
          </table:table-cell>
          <table:table-cell office:value-type="string">
            <text:p>/enforcement/sectorrules/fishapprov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995">
            <text:p>25995</text:p>
          </table:table-cell>
          <table:table-cell office:value-type="string">
            <text:p>/enforcement/sectorrules/meatplantspre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096">
            <text:p>596096</text:p>
          </table:table-cell>
          <table:table-cell office:value-type="string">
            <text:p>/enforcement/sectorrules/opchang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038">
            <text:p>675038</text:p>
          </table:table-cell>
          <table:table-cell office:value-type="string">
            <text:p>/enforcement/sectorrules/opchange/fbo-approvals-consultsumma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018">
            <text:p>675018</text:p>
          </table:table-cell>
          <table:table-cell office:value-type="string">
            <text:p>/enforcement/sectorrules/opchange/fbo-change-scenario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306">
            <text:p>566306</text:p>
          </table:table-cell>
          <table:table-cell office:value-type="string">
            <text:p>/enforcement/monitoring/shellfish/shellharvestarea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</table:table>
      <table:table table:name="excluded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495615">
            <text:p>495615</text:p>
          </table:table-cell>
          <table:table-cell office:value-type="string">
            <text:p>/enforcement/</text:p>
          </table:table-cell>
          <table:table-cell office:value-type="string">
            <text:p>Landing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325">
            <text:p>496325</text:p>
          </table:table-cell>
          <table:table-cell office:value-type="string">
            <text:p>/enforcement/alert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489">
            <text:p>620489</text:p>
          </table:table-cell>
          <table:table-cell office:value-type="string">
            <text:p>/enforcement/auditandmonito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703904">
            <text:p>703904</text:p>
          </table:table-cell>
          <table:table-cell office:value-type="string">
            <text:p>/enforcement/enforcetrainfund/enforcertraining/allergen-labelling-info-training-worksho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173">
            <text:p>704173</text:p>
          </table:table-cell>
          <table:table-cell office:value-type="string">
            <text:p>/enforcement/enforcetrainfund/enforcertraining/animal-feed-overvie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936">
            <text:p>703936</text:p>
          </table:table-cell>
          <table:table-cell office:value-type="string">
            <text:p>/enforcement/enforcetrainfund/enforcertraining/application-good-hygiene-practi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626">
            <text:p>703626</text:p>
          </table:table-cell>
          <table:table-cell office:value-type="string">
            <text:p>/enforcement/enforcetrainfund/enforcertraining/audit-food-safety-activities-process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681">
            <text:p>703681</text:p>
          </table:table-cell>
          <table:table-cell office:value-type="string">
            <text:p>/enforcement/enforcetrainfund/enforcertraining/consistency-scoring-annex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678">
            <text:p>704678</text:p>
          </table:table-cell>
          <table:table-cell office:value-type="string">
            <text:p>/enforcement/enforcetrainfund/enforcertraining/courses-booked-individual-food-feed-law-authorised-offic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932">
            <text:p>702932</text:p>
          </table:table-cell>
          <table:table-cell office:value-type="string">
            <text:p>/enforcement/enforcetrainfund/enforcertraining/courses-flg-cie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936">
            <text:p>702936</text:p>
          </table:table-cell>
          <table:table-cell office:value-type="string">
            <text:p>/enforcement/enforcetrainfund/enforcertraining/courses-flg-cieh/haccp-assessme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673">
            <text:p>703673</text:p>
          </table:table-cell>
          <table:table-cell office:value-type="string">
            <text:p>/enforcement/enforcetrainfund/enforcertraining/e.coliO157-control-cross-contamination-guid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214">
            <text:p>704214</text:p>
          </table:table-cell>
          <table:table-cell office:value-type="string">
            <text:p>/enforcement/enforcetrainfund/enforcertraining/effective-imported-food-contro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873">
            <text:p>703873</text:p>
          </table:table-cell>
          <table:table-cell office:value-type="string">
            <text:p>/enforcement/enforcetrainfund/enforcertraining/enforcement-sanc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858">
            <text:p>703858</text:p>
          </table:table-cell>
          <table:table-cell office:value-type="string">
            <text:p>/enforcement/enforcetrainfund/enforcertraining/evidence-gathering-interview-skil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003">
            <text:p>704003</text:p>
          </table:table-cell>
          <table:table-cell office:value-type="string">
            <text:p>/enforcement/enforcetrainfund/enforcertraining/feed-primary-production-annex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132">
            <text:p>704132</text:p>
          </table:table-cell>
          <table:table-cell office:value-type="string">
            <text:p>/enforcement/enforcetrainfund/enforcertraining/Feed-safety-management-feed-compound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128">
            <text:p>704128</text:p>
          </table:table-cell>
          <table:table-cell office:value-type="string">
            <text:p>/enforcement/enforcetrainfund/enforcertraining/Feed-safety-management-systems-food-business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238">
            <text:p>703238</text:p>
          </table:table-cell>
          <table:table-cell office:value-type="string">
            <text:p>/enforcement/enforcetrainfund/enforcertraining/food-factory-inspe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075">
            <text:p>704075</text:p>
          </table:table-cell>
          <table:table-cell office:value-type="string">
            <text:p>/enforcement/enforcetrainfund/enforcertraining/Food-information-consumer-regul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131">
            <text:p>703131</text:p>
          </table:table-cell>
          <table:table-cell office:value-type="string">
            <text:p>/enforcement/enforcetrainfund/enforcertraining/food-stand-upda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055">
            <text:p>704055</text:p>
          </table:table-cell>
          <table:table-cell office:value-type="string">
            <text:p>/enforcement/enforcetrainfund/enforcertraining/Food-standards-update-individua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250">
            <text:p>704250</text:p>
          </table:table-cell>
          <table:table-cell office:value-type="string">
            <text:p>/enforcement/enforcetrainfund/enforcertraining/import-conditions-polyamide-melami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159">
            <text:p>704159</text:p>
          </table:table-cell>
          <table:table-cell office:value-type="string">
            <text:p>/enforcement/enforcetrainfund/enforcertraining/Import-control-feed-non-animal-origi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222">
            <text:p>704222</text:p>
          </table:table-cell>
          <table:table-cell office:value-type="string">
            <text:p>/enforcement/enforcetrainfund/enforcertraining/imported-food-control-small-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244">
            <text:p>704244</text:p>
          </table:table-cell>
          <table:table-cell office:value-type="string">
            <text:p>/enforcement/enforcetrainfund/enforcertraining/imported-food-update-inland-enforcement-offic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237">
            <text:p>704237</text:p>
          </table:table-cell>
          <table:table-cell office:value-type="string">
            <text:p>/enforcement/enforcetrainfund/enforcertraining/imported-food-update-port-health-offic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868">
            <text:p>703868</text:p>
          </table:table-cell>
          <table:table-cell office:value-type="string">
            <text:p>/enforcement/enforcetrainfund/enforcertraining/Local-auth-investigation-skil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142">
            <text:p>703142</text:p>
          </table:table-cell>
          <table:table-cell office:value-type="string">
            <text:p>/enforcement/enforcetrainfund/enforcertraining/min-eth-food-bu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168">
            <text:p>704168</text:p>
          </table:table-cell>
          <table:table-cell office:value-type="string">
            <text:p>/enforcement/enforcetrainfund/enforcertraining/sampling-animal-fe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706">
            <text:p>703706</text:p>
          </table:table-cell>
          <table:table-cell office:value-type="string">
            <text:p>/enforcement/enforcetrainfund/enforcertraining/sampling-imported-food-contamina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178">
            <text:p>704178</text:p>
          </table:table-cell>
          <table:table-cell office:value-type="string">
            <text:p>/enforcement/enforcetrainfund/enforcertraining/shellfish-hygiene-purification-centr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720">
            <text:p>703720</text:p>
          </table:table-cell>
          <table:table-cell office:value-type="string">
            <text:p>/enforcement/enforcetrainfund/enforcertraining/sous-vide-in-food-establishme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197">
            <text:p>703197</text:p>
          </table:table-cell>
          <table:table-cell office:value-type="string">
            <text:p>/enforcement/enforcetrainfund/enforcertraining/vac-pac-cour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230">
            <text:p>704230</text:p>
          </table:table-cell>
          <table:table-cell office:value-type="string">
            <text:p>/enforcement/enforcetrainfund/enforcertraining/veterinary-checks-refresh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709637">
            <text:p>709637</text:p>
          </table:table-cell>
          <table:table-cell office:value-type="string">
            <text:p>/enforcement/enforcework/food-law/additional-resourc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909">
            <text:p>667909</text:p>
          </table:table-cell>
          <table:table-cell office:value-type="string">
            <text:p>/enforcement/enforcework/food-law/cop-annex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566322">
            <text:p>566322</text:p>
          </table:table-cell>
          <table:table-cell office:value-type="string">
            <text:p>/enforcement/monitoring/shellfish/shellharvestareas/aboutshellfishclassific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470">
            <text:p>712470</text:p>
          </table:table-cell>
          <table:table-cell office:value-type="string">
            <text:p>/enforcement/monitoring/shellfish/shellharvestareas/fbo-supplementary-sampling-g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313">
            <text:p>566313</text:p>
          </table:table-cell>
          <table:table-cell office:value-type="string">
            <text:p>/enforcement/monitoring/shellfish/shellharvestareas/shellfishharvestingclasseng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59776">
            <text:p>659776</text:p>
          </table:table-cell>
          <table:table-cell office:value-type="string">
            <text:p>/enforcement/regulation/betregs/ria/ia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988">
            <text:p>562988</text:p>
          </table:table-cell>
          <table:table-cell office:value-type="string">
            <text:p>/enforcement/regulation/betregs/ria/ria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650">
            <text:p>636650</text:p>
          </table:table-cell>
          <table:table-cell office:value-type="string">
            <text:p>/enforcement/regulation/betregs/ria/ria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alerts" table:style-name="ta1">
        <table:table-column table:style-name="co1" table:number-columns-repeated="4" table:default-cell-style-name="Default"/>
        <table:table-row table:style-name="ro1">
          <table:table-cell office:value-type="float" office:value="529442">
            <text:p>529442</text:p>
          </table:table-cell>
          <table:table-cell office:value-type="string">
            <text:p>/enforcement/alerts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124">
            <text:p>540124</text:p>
          </table:table-cell>
          <table:table-cell office:value-type="string">
            <text:p>/enforcement/alerts/2010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697">
            <text:p>541697</text:p>
          </table:table-cell>
          <table:table-cell office:value-type="string">
            <text:p>/enforcement/alerts/2010/apr/ellaschicmango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998">
            <text:p>550998</text:p>
          </table:table-cell>
          <table:table-cell office:value-type="string">
            <text:p>/enforcement/alerts/2010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079">
            <text:p>552079</text:p>
          </table:table-cell>
          <table:table-cell office:value-type="string">
            <text:p>/enforcement/alerts/2010/aug/vendingrevolution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241">
            <text:p>560241</text:p>
          </table:table-cell>
          <table:table-cell office:value-type="string">
            <text:p>/enforcement/alerts/2010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953">
            <text:p>561953</text:p>
          </table:table-cell>
          <table:table-cell office:value-type="string">
            <text:p>/enforcement/alerts/2010/dec/honeydewlondonprid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253">
            <text:p>560253</text:p>
          </table:table-cell>
          <table:table-cell office:value-type="string">
            <text:p>/enforcement/alerts/2010/dec/inbevstella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034">
            <text:p>562034</text:p>
          </table:table-cell>
          <table:table-cell office:value-type="string">
            <text:p>/enforcement/alerts/2010/dec/londonprid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820">
            <text:p>561820</text:p>
          </table:table-cell>
          <table:table-cell office:value-type="string">
            <text:p>/enforcement/alerts/2010/dec/mccainsweetpotatorosemarygarlic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970">
            <text:p>561970</text:p>
          </table:table-cell>
          <table:table-cell office:value-type="string">
            <text:p>/enforcement/alerts/2010/dec/mccain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688">
            <text:p>532688</text:p>
          </table:table-cell>
          <table:table-cell office:value-type="string">
            <text:p>/enforcement/alerts/2010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13">
            <text:p>536413</text:p>
          </table:table-cell>
          <table:table-cell office:value-type="string">
            <text:p>/enforcement/alerts/2010/feb/chickenro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390">
            <text:p>536390</text:p>
          </table:table-cell>
          <table:table-cell office:value-type="string">
            <text:p>/enforcement/alerts/2010/feb/chillipastacontam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921">
            <text:p>532921</text:p>
          </table:table-cell>
          <table:table-cell office:value-type="string">
            <text:p>/enforcement/alerts/2010/feb/heinzfruitycustardbabyfoo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23">
            <text:p>536423</text:p>
          </table:table-cell>
          <table:table-cell office:value-type="string">
            <text:p>/enforcement/alerts/2010/feb/sweetenedyoghur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642">
            <text:p>535642</text:p>
          </table:table-cell>
          <table:table-cell office:value-type="string">
            <text:p>/enforcement/alerts/2010/feb/thesmokehous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020">
            <text:p>536020</text:p>
          </table:table-cell>
          <table:table-cell office:value-type="string">
            <text:p>/enforcement/alerts/2010/feb/thesmokehouseupdateon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45">
            <text:p>529445</text:p>
          </table:table-cell>
          <table:table-cell office:value-type="string">
            <text:p>/enforcement/alerts/2010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264">
            <text:p>532264</text:p>
          </table:table-cell>
          <table:table-cell office:value-type="string">
            <text:p>/enforcement/alerts/2010/jan/seedlessraisin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774">
            <text:p>548774</text:p>
          </table:table-cell>
          <table:table-cell office:value-type="string">
            <text:p>/enforcement/alerts/2010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736">
            <text:p>549736</text:p>
          </table:table-cell>
          <table:table-cell office:value-type="string">
            <text:p>/enforcement/alerts/2010/jul/molsoncoolshomebeerunit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318">
            <text:p>549318</text:p>
          </table:table-cell>
          <table:table-cell office:value-type="string">
            <text:p>/enforcement/alerts/2010/jul/morrisonsstrawberrycheesecak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773">
            <text:p>545773</text:p>
          </table:table-cell>
          <table:table-cell office:value-type="string">
            <text:p>/enforcement/alerts/2010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582">
            <text:p>546582</text:p>
          </table:table-cell>
          <table:table-cell office:value-type="string">
            <text:p>/enforcement/alerts/2010/jun/coopgroupwin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527">
            <text:p>547527</text:p>
          </table:table-cell>
          <table:table-cell office:value-type="string">
            <text:p>/enforcement/alerts/2010/jun/hovisheartyoatsloaf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66">
            <text:p>536466</text:p>
          </table:table-cell>
          <table:table-cell office:value-type="string">
            <text:p>/enforcement/alerts/2010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017">
            <text:p>538017</text:p>
          </table:table-cell>
          <table:table-cell office:value-type="string">
            <text:p>/enforcement/alerts/2010/mar/butterkistsweetmicrowavepopcorn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783">
            <text:p>536783</text:p>
          </table:table-cell>
          <table:table-cell office:value-type="string">
            <text:p>/enforcement/alerts/2010/mar/morrisontoffeepecanicecream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873">
            <text:p>536873</text:p>
          </table:table-cell>
          <table:table-cell office:value-type="string">
            <text:p>/enforcement/alerts/2010/mar/waitrosenaturalroastedpeanut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079">
            <text:p>543079</text:p>
          </table:table-cell>
          <table:table-cell office:value-type="string">
            <text:p>/enforcement/alerts/2010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384">
            <text:p>545384</text:p>
          </table:table-cell>
          <table:table-cell office:value-type="string">
            <text:p>/enforcement/alerts/2010/may/cooppasta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617">
            <text:p>544617</text:p>
          </table:table-cell>
          <table:table-cell office:value-type="string">
            <text:p>/enforcement/alerts/2010/may/nescafecollectionsrangecoffe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741">
            <text:p>557741</text:p>
          </table:table-cell>
          <table:table-cell office:value-type="string">
            <text:p>/enforcement/alerts/2010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241">
            <text:p>559241</text:p>
          </table:table-cell>
          <table:table-cell office:value-type="string">
            <text:p>/enforcement/alerts/2010/nov/cooplemonlimeflavourspringwater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319">
            <text:p>558319</text:p>
          </table:table-cell>
          <table:table-cell office:value-type="string">
            <text:p>/enforcement/alerts/2010/nov/couscou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05">
            <text:p>558605</text:p>
          </table:table-cell>
          <table:table-cell office:value-type="string">
            <text:p>/enforcement/alerts/2010/nov/granovitarecall2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974">
            <text:p>557974</text:p>
          </table:table-cell>
          <table:table-cell office:value-type="string">
            <text:p>/enforcement/alerts/2010/nov/granovitauklt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860">
            <text:p>558860</text:p>
          </table:table-cell>
          <table:table-cell office:value-type="string">
            <text:p>/enforcement/alerts/2010/nov/inbevukbudweiser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432">
            <text:p>559432</text:p>
          </table:table-cell>
          <table:table-cell office:value-type="string">
            <text:p>/enforcement/alerts/2010/nov/islandsunsemolina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012">
            <text:p>558012</text:p>
          </table:table-cell>
          <table:table-cell office:value-type="string">
            <text:p>/enforcement/alerts/2010/nov/sokolowfafa152010update1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744">
            <text:p>557744</text:p>
          </table:table-cell>
          <table:table-cell office:value-type="string">
            <text:p>/enforcement/alerts/2010/nov/tuborgbottledlager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808">
            <text:p>558808</text:p>
          </table:table-cell>
          <table:table-cell office:value-type="string">
            <text:p>/enforcement/alerts/2010/nov/vitabiotic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058">
            <text:p>559058</text:p>
          </table:table-cell>
          <table:table-cell office:value-type="string">
            <text:p>/enforcement/alerts/2010/nov/warburtonssixpackcrumpet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946">
            <text:p>555946</text:p>
          </table:table-cell>
          <table:table-cell office:value-type="string">
            <text:p>/enforcement/alerts/2010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953">
            <text:p>555953</text:p>
          </table:table-cell>
          <table:table-cell office:value-type="string">
            <text:p>/enforcement/alerts/2010/oct/adassmokedcatfishfille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452">
            <text:p>557452</text:p>
          </table:table-cell>
          <table:table-cell office:value-type="string">
            <text:p>/enforcement/alerts/2010/oct/sokolowblackpudding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756">
            <text:p>556756</text:p>
          </table:table-cell>
          <table:table-cell office:value-type="string">
            <text:p>/enforcement/alerts/2010/oct/sokolowssausag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264">
            <text:p>557264</text:p>
          </table:table-cell>
          <table:table-cell office:value-type="string">
            <text:p>/enforcement/alerts/2010/oct/sokolowssausage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690">
            <text:p>553690</text:p>
          </table:table-cell>
          <table:table-cell office:value-type="string">
            <text:p>/enforcement/alerts/2010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955">
            <text:p>554955</text:p>
          </table:table-cell>
          <table:table-cell office:value-type="string">
            <text:p>/enforcement/alerts/2010/sep/aldistonemillcoriander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898">
            <text:p>554898</text:p>
          </table:table-cell>
          <table:table-cell office:value-type="string">
            <text:p>/enforcement/alerts/2010/sep/aldistonemillgroundcoriander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510">
            <text:p>554510</text:p>
          </table:table-cell>
          <table:table-cell office:value-type="string">
            <text:p>/enforcement/alerts/2010/sep/ellaskitchenbabyfoo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044">
            <text:p>555044</text:p>
          </table:table-cell>
          <table:table-cell office:value-type="string">
            <text:p>/enforcement/alerts/2010/sep/morrisonminicoconutbit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289">
            <text:p>555289</text:p>
          </table:table-cell>
          <table:table-cell office:value-type="string">
            <text:p>/enforcement/alerts/2010/sep/springhillpurespringwater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025">
            <text:p>562025</text:p>
          </table:table-cell>
          <table:table-cell office:value-type="string">
            <text:p>/enforcement/alerts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242">
            <text:p>571242</text:p>
          </table:table-cell>
          <table:table-cell office:value-type="string">
            <text:p>/enforcement/alerts/2011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568">
            <text:p>571568</text:p>
          </table:table-cell>
          <table:table-cell office:value-type="string">
            <text:p>/enforcement/alerts/2011/apr/bernardmatthewsturkeygoujon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245">
            <text:p>571245</text:p>
          </table:table-cell>
          <table:table-cell office:value-type="string">
            <text:p>/enforcement/alerts/2011/apr/everestpaneer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538">
            <text:p>572538</text:p>
          </table:table-cell>
          <table:table-cell office:value-type="string">
            <text:p>/enforcement/alerts/2011/apr/janeashercreationsmyfirstbakingmix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510">
            <text:p>572510</text:p>
          </table:table-cell>
          <table:table-cell office:value-type="string">
            <text:p>/enforcement/alerts/2011/apr/milkybarbutton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776">
            <text:p>582776</text:p>
          </table:table-cell>
          <table:table-cell office:value-type="string">
            <text:p>/enforcement/alerts/2011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079">
            <text:p>585079</text:p>
          </table:table-cell>
          <table:table-cell office:value-type="string">
            <text:p>/enforcement/alerts/2011/aug/asdadrink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779">
            <text:p>582779</text:p>
          </table:table-cell>
          <table:table-cell office:value-type="string">
            <text:p>/enforcement/alerts/2011/aug/kettlechip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023">
            <text:p>585023</text:p>
          </table:table-cell>
          <table:table-cell office:value-type="string">
            <text:p>/enforcement/alerts/2011/aug/waitrosehhcb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007">
            <text:p>595007</text:p>
          </table:table-cell>
          <table:table-cell office:value-type="string">
            <text:p>/enforcement/alerts/2011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771">
            <text:p>595771</text:p>
          </table:table-cell>
          <table:table-cell office:value-type="string">
            <text:p>/enforcement/alerts/2011/dec/coopscottishsmokedsalmon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063">
            <text:p>596063</text:p>
          </table:table-cell>
          <table:table-cell office:value-type="string">
            <text:p>/enforcement/alerts/2011/dec/natcofoodsltdgroundcumin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037">
            <text:p>565037</text:p>
          </table:table-cell>
          <table:table-cell office:value-type="string">
            <text:p>/enforcement/alerts/2011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67">
            <text:p>565867</text:p>
          </table:table-cell>
          <table:table-cell office:value-type="string">
            <text:p>/enforcement/alerts/2011/feb/aconbury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394">
            <text:p>565394</text:p>
          </table:table-cell>
          <table:table-cell office:value-type="string">
            <text:p>/enforcement/alerts/2011/feb/masriverfrieddacefafa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041">
            <text:p>565041</text:p>
          </table:table-cell>
          <table:table-cell office:value-type="string">
            <text:p>/enforcement/alerts/2011/feb/masriverfrieddace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496">
            <text:p>566496</text:p>
          </table:table-cell>
          <table:table-cell office:value-type="string">
            <text:p>/enforcement/alerts/2011/feb/morrisonsvaleofmowbrayporkpi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432">
            <text:p>566432</text:p>
          </table:table-cell>
          <table:table-cell office:value-type="string">
            <text:p>/enforcement/alerts/2011/feb/tescofines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995">
            <text:p>565995</text:p>
          </table:table-cell>
          <table:table-cell office:value-type="string">
            <text:p>/enforcement/alerts/2011/feb/wellsyoung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137">
            <text:p>562137</text:p>
          </table:table-cell>
          <table:table-cell office:value-type="string">
            <text:p>/enforcement/alerts/2011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157">
            <text:p>564157</text:p>
          </table:table-cell>
          <table:table-cell office:value-type="string">
            <text:p>/enforcement/alerts/2011/jan/chocolatedelightinstantcustardmix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750">
            <text:p>564750</text:p>
          </table:table-cell>
          <table:table-cell office:value-type="string">
            <text:p>/enforcement/alerts/2011/jan/coopextramaturechees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784">
            <text:p>562784</text:p>
          </table:table-cell>
          <table:table-cell office:value-type="string">
            <text:p>/enforcement/alerts/2011/jan/leadinasphalia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883">
            <text:p>563883</text:p>
          </table:table-cell>
          <table:table-cell office:value-type="string">
            <text:p>/enforcement/alerts/2011/jan/masriverfrieddac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422">
            <text:p>562422</text:p>
          </table:table-cell>
          <table:table-cell office:value-type="string">
            <text:p>/enforcement/alerts/2011/jan/morrisonunsaltedpistachionut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866">
            <text:p>562866</text:p>
          </table:table-cell>
          <table:table-cell office:value-type="string">
            <text:p>/enforcement/alerts/2011/jan/rock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599">
            <text:p>564599</text:p>
          </table:table-cell>
          <table:table-cell office:value-type="string">
            <text:p>/enforcement/alerts/2011/jan/sainsburysfrenchracletteslic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625">
            <text:p>580625</text:p>
          </table:table-cell>
          <table:table-cell office:value-type="string">
            <text:p>/enforcement/alerts/2011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035">
            <text:p>582035</text:p>
          </table:table-cell>
          <table:table-cell office:value-type="string">
            <text:p>/enforcement/alerts/2011/jul/smokedhaddockcheddarleekfishcak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236">
            <text:p>575236</text:p>
          </table:table-cell>
          <table:table-cell office:value-type="string">
            <text:p>/enforcement/alerts/2011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246">
            <text:p>575246</text:p>
          </table:table-cell>
          <table:table-cell office:value-type="string">
            <text:p>/enforcement/alerts/2011/jun/asianalt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649">
            <text:p>577649</text:p>
          </table:table-cell>
          <table:table-cell office:value-type="string">
            <text:p>/enforcement/alerts/2011/jun/coopsaladdressingproduct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263">
            <text:p>576263</text:p>
          </table:table-cell>
          <table:table-cell office:value-type="string">
            <text:p>/enforcement/alerts/2011/jun/droetker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511">
            <text:p>580511</text:p>
          </table:table-cell>
          <table:table-cell office:value-type="string">
            <text:p>/enforcement/alerts/2011/jun/farmergosden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9917">
            <text:p>579917</text:p>
          </table:table-cell>
          <table:table-cell office:value-type="string">
            <text:p>/enforcement/alerts/2011/jun/morrisonsscottishcookedcrabclaw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258">
            <text:p>567258</text:p>
          </table:table-cell>
          <table:table-cell office:value-type="string">
            <text:p>/enforcement/alerts/2011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261">
            <text:p>567261</text:p>
          </table:table-cell>
          <table:table-cell office:value-type="string">
            <text:p>/enforcement/alerts/2011/mar/aconbury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625">
            <text:p>570625</text:p>
          </table:table-cell>
          <table:table-cell office:value-type="string">
            <text:p>/enforcement/alerts/2011/mar/fraybentoscannedmeatpi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206">
            <text:p>570206</text:p>
          </table:table-cell>
          <table:table-cell office:value-type="string">
            <text:p>/enforcement/alerts/2011/mar/frijjstrawberrymilkshak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366">
            <text:p>567366</text:p>
          </table:table-cell>
          <table:table-cell office:value-type="string">
            <text:p>/enforcement/alerts/2011/mar/lucozadesportlitesummerberri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189">
            <text:p>569189</text:p>
          </table:table-cell>
          <table:table-cell office:value-type="string">
            <text:p>/enforcement/alerts/2011/mar/sokolowssausageupdate2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843">
            <text:p>568843</text:p>
          </table:table-cell>
          <table:table-cell office:value-type="string">
            <text:p>/enforcement/alerts/2011/mar/waitrosecustar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381">
            <text:p>573381</text:p>
          </table:table-cell>
          <table:table-cell office:value-type="string">
            <text:p>/enforcement/alerts/2011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060">
            <text:p>574060</text:p>
          </table:table-cell>
          <table:table-cell office:value-type="string">
            <text:p>/enforcement/alerts/2011/may/asdasnack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384">
            <text:p>573384</text:p>
          </table:table-cell>
          <table:table-cell office:value-type="string">
            <text:p>/enforcement/alerts/2011/may/stmaartenclassicbelgianchees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554">
            <text:p>592554</text:p>
          </table:table-cell>
          <table:table-cell office:value-type="string">
            <text:p>/enforcement/alerts/2011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517">
            <text:p>593517</text:p>
          </table:table-cell>
          <table:table-cell office:value-type="string">
            <text:p>/enforcement/alerts/2011/nov/bleikerssmokehous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341">
            <text:p>594341</text:p>
          </table:table-cell>
          <table:table-cell office:value-type="string">
            <text:p>/enforcement/alerts/2011/nov/britishbeeflargeroastingjoin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983">
            <text:p>593983</text:p>
          </table:table-cell>
          <table:table-cell office:value-type="string">
            <text:p>/enforcement/alerts/2011/nov/dropvodka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502">
            <text:p>594502</text:p>
          </table:table-cell>
          <table:table-cell office:value-type="string">
            <text:p>/enforcement/alerts/2011/nov/felkochristmasfigur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947">
            <text:p>592947</text:p>
          </table:table-cell>
          <table:table-cell office:value-type="string">
            <text:p>/enforcement/alerts/2011/nov/loydgrossmankormasauc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287">
            <text:p>590287</text:p>
          </table:table-cell>
          <table:table-cell office:value-type="string">
            <text:p>/enforcement/alerts/2011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290">
            <text:p>590290</text:p>
          </table:table-cell>
          <table:table-cell office:value-type="string">
            <text:p>/enforcement/alerts/2011/oct/dolmiopastavita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704">
            <text:p>591704</text:p>
          </table:table-cell>
          <table:table-cell office:value-type="string">
            <text:p>/enforcement/alerts/2011/oct/morrisonsshreddedduckki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444">
            <text:p>590444</text:p>
          </table:table-cell>
          <table:table-cell office:value-type="string">
            <text:p>/enforcement/alerts/2011/oct/rockfarmdairy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418">
            <text:p>591418</text:p>
          </table:table-cell>
          <table:table-cell office:value-type="string">
            <text:p>/enforcement/alerts/2011/oct/scrumptiousbramleyapplecrumbl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229">
            <text:p>586229</text:p>
          </table:table-cell>
          <table:table-cell office:value-type="string">
            <text:p>/enforcement/alerts/2011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512">
            <text:p>588512</text:p>
          </table:table-cell>
          <table:table-cell office:value-type="string">
            <text:p>/enforcement/alerts/2011/sep/heeramilkpowder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475">
            <text:p>587475</text:p>
          </table:table-cell>
          <table:table-cell office:value-type="string">
            <text:p>/enforcement/alerts/2011/sep/morrisonsvaluelowfatfruityogur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235">
            <text:p>586235</text:p>
          </table:table-cell>
          <table:table-cell office:value-type="string">
            <text:p>/enforcement/alerts/2011/sep/stellaartoiscidr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62">
            <text:p>597662</text:p>
          </table:table-cell>
          <table:table-cell office:value-type="string">
            <text:p>/enforcement/alert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05">
            <text:p>607505</text:p>
          </table:table-cell>
          <table:table-cell office:value-type="string">
            <text:p>/enforcement/alerts/201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441">
            <text:p>625441</text:p>
          </table:table-cell>
          <table:table-cell office:value-type="string">
            <text:p>/enforcement/alerts/2012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536">
            <text:p>633536</text:p>
          </table:table-cell>
          <table:table-cell office:value-type="string">
            <text:p>/enforcement/alerts/2012/aug/britvic-water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359">
            <text:p>625359</text:p>
          </table:table-cell>
          <table:table-cell office:value-type="string">
            <text:p>/enforcement/alerts/2012/aug/pakora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769">
            <text:p>630769</text:p>
          </table:table-cell>
          <table:table-cell office:value-type="string">
            <text:p>/enforcement/alerts/2012/aug/tesco-prawn-masala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506">
            <text:p>646506</text:p>
          </table:table-cell>
          <table:table-cell office:value-type="string">
            <text:p>/enforcement/alerts/2012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52">
            <text:p>649352</text:p>
          </table:table-cell>
          <table:table-cell office:value-type="string">
            <text:p>/enforcement/alerts/2012/dec/argyll-smoked-prawn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398">
            <text:p>648398</text:p>
          </table:table-cell>
          <table:table-cell office:value-type="string">
            <text:p>/enforcement/alerts/2012/dec/cheese-meta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357">
            <text:p>648357</text:p>
          </table:table-cell>
          <table:table-cell office:value-type="string">
            <text:p>/enforcement/alerts/2012/dec/fish-ball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086">
            <text:p>648086</text:p>
          </table:table-cell>
          <table:table-cell office:value-type="string">
            <text:p>/enforcement/alerts/2012/dec/harrods-cake-moul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014">
            <text:p>649014</text:p>
          </table:table-cell>
          <table:table-cell office:value-type="string">
            <text:p>/enforcement/alerts/2012/dec/koonyickwahke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438">
            <text:p>649438</text:p>
          </table:table-cell>
          <table:table-cell office:value-type="string">
            <text:p>/enforcement/alerts/2012/dec/kywk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446">
            <text:p>649446</text:p>
          </table:table-cell>
          <table:table-cell office:value-type="string">
            <text:p>/enforcement/alerts/2012/dec/supervalu-peanut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708">
            <text:p>600708</text:p>
          </table:table-cell>
          <table:table-cell office:value-type="string">
            <text:p>/enforcement/alerts/2012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984">
            <text:p>601984</text:p>
          </table:table-cell>
          <table:table-cell office:value-type="string">
            <text:p>/enforcement/alerts/2012/feb/mandschines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034">
            <text:p>604034</text:p>
          </table:table-cell>
          <table:table-cell office:value-type="string">
            <text:p>/enforcement/alerts/2012/feb/morrisonschoc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81">
            <text:p>603981</text:p>
          </table:table-cell>
          <table:table-cell office:value-type="string">
            <text:p>/enforcement/alerts/2012/feb/sparchicken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87">
            <text:p>597687</text:p>
          </table:table-cell>
          <table:table-cell office:value-type="string">
            <text:p>/enforcement/alerts/2012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890">
            <text:p>599890</text:p>
          </table:table-cell>
          <table:table-cell office:value-type="string">
            <text:p>/enforcement/alerts/2012/jan/icelandfrozenlambminc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190">
            <text:p>599190</text:p>
          </table:table-cell>
          <table:table-cell office:value-type="string">
            <text:p>/enforcement/alerts/2012/jan/smokedmackere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395">
            <text:p>598395</text:p>
          </table:table-cell>
          <table:table-cell office:value-type="string">
            <text:p>/enforcement/alerts/2012/jan/tapa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982">
            <text:p>615982</text:p>
          </table:table-cell>
          <table:table-cell office:value-type="string">
            <text:p>/enforcement/alerts/201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595">
            <text:p>621595</text:p>
          </table:table-cell>
          <table:table-cell office:value-type="string">
            <text:p>/enforcement/alerts/2012/jul/botulinum-oliv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985">
            <text:p>615985</text:p>
          </table:table-cell>
          <table:table-cell office:value-type="string">
            <text:p>/enforcement/alerts/2012/jul/brecklan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051">
            <text:p>616051</text:p>
          </table:table-cell>
          <table:table-cell office:value-type="string">
            <text:p>/enforcement/alerts/2012/jul/cott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436">
            <text:p>617436</text:p>
          </table:table-cell>
          <table:table-cell office:value-type="string">
            <text:p>/enforcement/alerts/2012/jul/kraft-cheese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316">
            <text:p>622316</text:p>
          </table:table-cell>
          <table:table-cell office:value-type="string">
            <text:p>/enforcement/alerts/2012/jul/olives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776">
            <text:p>620776</text:p>
          </table:table-cell>
          <table:table-cell office:value-type="string">
            <text:p>/enforcement/alerts/2012/jul/prompt-spread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167">
            <text:p>613167</text:p>
          </table:table-cell>
          <table:table-cell office:value-type="string">
            <text:p>/enforcement/alert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976">
            <text:p>613976</text:p>
          </table:table-cell>
          <table:table-cell office:value-type="string">
            <text:p>/enforcement/alerts/2012/jun/chokablok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481">
            <text:p>614481</text:p>
          </table:table-cell>
          <table:table-cell office:value-type="string">
            <text:p>/enforcement/alerts/2012/jun/sainsburys-salmonella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370">
            <text:p>604370</text:p>
          </table:table-cell>
          <table:table-cell office:value-type="string">
            <text:p>/enforcement/alert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645">
            <text:p>604645</text:p>
          </table:table-cell>
          <table:table-cell office:value-type="string">
            <text:p>/enforcement/alerts/2012/mar/bandmsausag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890">
            <text:p>606890</text:p>
          </table:table-cell>
          <table:table-cell office:value-type="string">
            <text:p>/enforcement/alerts/2012/mar/cottagepi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429">
            <text:p>606429</text:p>
          </table:table-cell>
          <table:table-cell office:value-type="string">
            <text:p>/enforcement/alerts/2012/mar/morrisonsturkey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622">
            <text:p>606622</text:p>
          </table:table-cell>
          <table:table-cell office:value-type="string">
            <text:p>/enforcement/alerts/2012/mar/turkey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648">
            <text:p>610648</text:p>
          </table:table-cell>
          <table:table-cell office:value-type="string">
            <text:p>/enforcement/alerts/2012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558">
            <text:p>612558</text:p>
          </table:table-cell>
          <table:table-cell office:value-type="string">
            <text:p>/enforcement/alerts/2012/may/morrisonscarrotcak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838">
            <text:p>610838</text:p>
          </table:table-cell>
          <table:table-cell office:value-type="string">
            <text:p>/enforcement/alerts/2012/may/pepsico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901">
            <text:p>611901</text:p>
          </table:table-cell>
          <table:table-cell office:value-type="string">
            <text:p>/enforcement/alerts/2012/may/sainsteacak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583">
            <text:p>612583</text:p>
          </table:table-cell>
          <table:table-cell office:value-type="string">
            <text:p>/enforcement/alerts/2012/may/sparpudric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593">
            <text:p>642593</text:p>
          </table:table-cell>
          <table:table-cell office:value-type="string">
            <text:p>/enforcement/alerts/2012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786">
            <text:p>642786</text:p>
          </table:table-cell>
          <table:table-cell office:value-type="string">
            <text:p>/enforcement/alerts/2012/nov/l-and-m-meat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165">
            <text:p>646165</text:p>
          </table:table-cell>
          <table:table-cell office:value-type="string">
            <text:p>/enforcement/alerts/2012/nov/red-tree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296">
            <text:p>645296</text:p>
          </table:table-cell>
          <table:table-cell office:value-type="string">
            <text:p>/enforcement/alerts/2012/nov/usnutsalmonella2012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128">
            <text:p>637128</text:p>
          </table:table-cell>
          <table:table-cell office:value-type="string">
            <text:p>/enforcement/alerts/2012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746">
            <text:p>639746</text:p>
          </table:table-cell>
          <table:table-cell office:value-type="string">
            <text:p>/enforcement/alerts/2012/oct/beer-recall-update2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961">
            <text:p>641961</text:p>
          </table:table-cell>
          <table:table-cell office:value-type="string">
            <text:p>/enforcement/alerts/2012/oct/cleone-jerk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745">
            <text:p>640745</text:p>
          </table:table-cell>
          <table:table-cell office:value-type="string">
            <text:p>/enforcement/alerts/2012/oct/co-op-pasta-sauc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997">
            <text:p>641997</text:p>
          </table:table-cell>
          <table:table-cell office:value-type="string">
            <text:p>/enforcement/alerts/2012/oct/farmfoods-mea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159">
            <text:p>637159</text:p>
          </table:table-cell>
          <table:table-cell office:value-type="string">
            <text:p>/enforcement/alerts/2012/oct/lambsbrain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525">
            <text:p>637525</text:p>
          </table:table-cell>
          <table:table-cell office:value-type="string">
            <text:p>/enforcement/alerts/2012/oct/lightbody-chewybar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505">
            <text:p>637505</text:p>
          </table:table-cell>
          <table:table-cell office:value-type="string">
            <text:p>/enforcement/alerts/2012/oct/lubna-foods-dry-dat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181">
            <text:p>639181</text:p>
          </table:table-cell>
          <table:table-cell office:value-type="string">
            <text:p>/enforcement/alerts/2012/oct/myprotein-liquid-egg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386">
            <text:p>641386</text:p>
          </table:table-cell>
          <table:table-cell office:value-type="string">
            <text:p>/enforcement/alerts/2012/oct/nisa-biscuit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31">
            <text:p>633431</text:p>
          </table:table-cell>
          <table:table-cell office:value-type="string">
            <text:p>/enforcement/alerts/2012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091">
            <text:p>634091</text:p>
          </table:table-cell>
          <table:table-cell office:value-type="string">
            <text:p>/enforcement/alerts/2012/sep/beer-recall-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124">
            <text:p>634124</text:p>
          </table:table-cell>
          <table:table-cell office:value-type="string">
            <text:p>/enforcement/alerts/2012/sep/brasserie-st-omer-beer-recall-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203">
            <text:p>634203</text:p>
          </table:table-cell>
          <table:table-cell office:value-type="string">
            <text:p>/enforcement/alerts/2012/sep/brasserie-st-omer-NI-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150">
            <text:p>635150</text:p>
          </table:table-cell>
          <table:table-cell office:value-type="string">
            <text:p>/enforcement/alerts/2012/sep/britvic-water-2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908">
            <text:p>633908</text:p>
          </table:table-cell>
          <table:table-cell office:value-type="string">
            <text:p>/enforcement/alerts/2012/sep/britvic-water-withdrawa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085">
            <text:p>637085</text:p>
          </table:table-cell>
          <table:table-cell office:value-type="string">
            <text:p>/enforcement/alerts/2012/sep/heera-dry-dat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43">
            <text:p>633843</text:p>
          </table:table-cell>
          <table:table-cell office:value-type="string">
            <text:p>/enforcement/alerts/2012/sep/sainsburys-beer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21">
            <text:p>649321</text:p>
          </table:table-cell>
          <table:table-cell office:value-type="string">
            <text:p>/enforcement/alert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38">
            <text:p>663038</text:p>
          </table:table-cell>
          <table:table-cell office:value-type="string">
            <text:p>/enforcement/alerts/2013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774">
            <text:p>664774</text:p>
          </table:table-cell>
          <table:table-cell office:value-type="string">
            <text:p>/enforcement/alerts/2013/apr/asda-corned-beef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586">
            <text:p>665586</text:p>
          </table:table-cell>
          <table:table-cell office:value-type="string">
            <text:p>/enforcement/alerts/2013/apr/asda-porkegg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688">
            <text:p>665688</text:p>
          </table:table-cell>
          <table:table-cell office:value-type="string">
            <text:p>/enforcement/alerts/2013/apr/kingshillbakery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924">
            <text:p>665924</text:p>
          </table:table-cell>
          <table:table-cell office:value-type="string">
            <text:p>/enforcement/alerts/2013/apr/thorntons-chocolateglass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718">
            <text:p>665718</text:p>
          </table:table-cell>
          <table:table-cell office:value-type="string">
            <text:p>/enforcement/alerts/2013/apr/trs-milk-powder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198">
            <text:p>681198</text:p>
          </table:table-cell>
          <table:table-cell office:value-type="string">
            <text:p>/enforcement/alerts/2013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207">
            <text:p>683207</text:p>
          </table:table-cell>
          <table:table-cell office:value-type="string">
            <text:p>/enforcement/alerts/2013/aug/fentimans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411">
            <text:p>683411</text:p>
          </table:table-cell>
          <table:table-cell office:value-type="string">
            <text:p>/enforcement/alerts/2013/aug/lochduart-recall-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758">
            <text:p>682758</text:p>
          </table:table-cell>
          <table:table-cell office:value-type="string">
            <text:p>/enforcement/alerts/2013/aug/lochduartsalmon-recalle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968">
            <text:p>681968</text:p>
          </table:table-cell>
          <table:table-cell office:value-type="string">
            <text:p>/enforcement/alerts/2013/aug/tesco-ambient-meal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207">
            <text:p>696207</text:p>
          </table:table-cell>
          <table:table-cell office:value-type="string">
            <text:p>/enforcement/alerts/2013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429">
            <text:p>697429</text:p>
          </table:table-cell>
          <table:table-cell office:value-type="string">
            <text:p>/enforcement/alerts/2013/dec/caribbean-soft-drink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053">
            <text:p>698053</text:p>
          </table:table-cell>
          <table:table-cell office:value-type="string">
            <text:p>/enforcement/alerts/2013/dec/chenji-fish-ball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329">
            <text:p>696329</text:p>
          </table:table-cell>
          <table:table-cell office:value-type="string">
            <text:p>/enforcement/alerts/2013/dec/ms-mussel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753">
            <text:p>696753</text:p>
          </table:table-cell>
          <table:table-cell office:value-type="string">
            <text:p>/enforcement/alerts/2013/dec/smokedfish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447">
            <text:p>698447</text:p>
          </table:table-cell>
          <table:table-cell office:value-type="string">
            <text:p>/enforcement/alerts/2013/dec/turkey-severnsid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542">
            <text:p>698542</text:p>
          </table:table-cell>
          <table:table-cell office:value-type="string">
            <text:p>/enforcement/alerts/2013/dec/turkey-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408">
            <text:p>697408</text:p>
          </table:table-cell>
          <table:table-cell office:value-type="string">
            <text:p>/enforcement/alerts/2013/dec/village-park-sliced-meat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781">
            <text:p>654781</text:p>
          </table:table-cell>
          <table:table-cell office:value-type="string">
            <text:p>/enforcement/alert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026">
            <text:p>655026</text:p>
          </table:table-cell>
          <table:table-cell office:value-type="string">
            <text:p>/enforcement/alerts/2013/feb/aldi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501">
            <text:p>657501</text:p>
          </table:table-cell>
          <table:table-cell office:value-type="string">
            <text:p>/enforcement/alerts/2013/feb/castle-withdraw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789">
            <text:p>654789</text:p>
          </table:table-cell>
          <table:table-cell office:value-type="string">
            <text:p>/enforcement/alerts/2013/feb/findus-lasagne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717">
            <text:p>656717</text:p>
          </table:table-cell>
          <table:table-cell office:value-type="string">
            <text:p>/enforcement/alerts/2013/feb/knnatural-nuts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929">
            <text:p>654929</text:p>
          </table:table-cell>
          <table:table-cell office:value-type="string">
            <text:p>/enforcement/alerts/2013/feb/locharthur-criffel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860">
            <text:p>656860</text:p>
          </table:table-cell>
          <table:table-cell office:value-type="string">
            <text:p>/enforcement/alerts/2013/feb/locharthur-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24">
            <text:p>649324</text:p>
          </table:table-cell>
          <table:table-cell office:value-type="string">
            <text:p>/enforcement/alert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616">
            <text:p>652616</text:p>
          </table:table-cell>
          <table:table-cell office:value-type="string">
            <text:p>/enforcement/alerts/2013/jan/cooperative-chicken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299">
            <text:p>651299</text:p>
          </table:table-cell>
          <table:table-cell office:value-type="string">
            <text:p>/enforcement/alerts/2013/jan/factoryoutlet-bakery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429">
            <text:p>650429</text:p>
          </table:table-cell>
          <table:table-cell office:value-type="string">
            <text:p>/enforcement/alerts/2013/jan/koonyickwahkeecurd-recall-2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127">
            <text:p>651127</text:p>
          </table:table-cell>
          <table:table-cell office:value-type="string">
            <text:p>/enforcement/alerts/2013/jan/sainburys-thyme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432">
            <text:p>650432</text:p>
          </table:table-cell>
          <table:table-cell office:value-type="string">
            <text:p>/enforcement/alerts/2013/jan/snax4u-recall-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293">
            <text:p>650293</text:p>
          </table:table-cell>
          <table:table-cell office:value-type="string">
            <text:p>/enforcement/alerts/2013/jan/snax4u-sandwiches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586">
            <text:p>650586</text:p>
          </table:table-cell>
          <table:table-cell office:value-type="string">
            <text:p>/enforcement/alerts/2013/jan/snax4u-sanwiches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729">
            <text:p>650729</text:p>
          </table:table-cell>
          <table:table-cell office:value-type="string">
            <text:p>/enforcement/alerts/2013/jan/snax4u-third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051">
            <text:p>651051</text:p>
          </table:table-cell>
          <table:table-cell office:value-type="string">
            <text:p>/enforcement/alerts/2013/jan/watsons-ribs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521">
            <text:p>676521</text:p>
          </table:table-cell>
          <table:table-cell office:value-type="string">
            <text:p>/enforcement/alerts/2013/jul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867">
            <text:p>678867</text:p>
          </table:table-cell>
          <table:table-cell office:value-type="string">
            <text:p>/enforcement/alerts/2013/july/asda-curriedchicken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525">
            <text:p>676525</text:p>
          </table:table-cell>
          <table:table-cell office:value-type="string">
            <text:p>/enforcement/alerts/2013/july/barrlemonade-withdrawn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414">
            <text:p>677414</text:p>
          </table:table-cell>
          <table:table-cell office:value-type="string">
            <text:p>/enforcement/alerts/2013/july/happy-digestives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586">
            <text:p>677586</text:p>
          </table:table-cell>
          <table:table-cell office:value-type="string">
            <text:p>/enforcement/alerts/2013/july/islandsalads-coleslaw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468">
            <text:p>679468</text:p>
          </table:table-cell>
          <table:table-cell office:value-type="string">
            <text:p>/enforcement/alerts/2013/july/licorice-roo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171">
            <text:p>677171</text:p>
          </table:table-cell>
          <table:table-cell office:value-type="string">
            <text:p>/enforcement/alerts/2013/july/morrisons-chicken-recalle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857">
            <text:p>678857</text:p>
          </table:table-cell>
          <table:table-cell office:value-type="string">
            <text:p>/enforcement/alerts/2013/july/nemo-mincepie-withdrawn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262">
            <text:p>672262</text:p>
          </table:table-cell>
          <table:table-cell office:value-type="string">
            <text:p>/enforcement/alerts/2013/ju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338">
            <text:p>672338</text:p>
          </table:table-cell>
          <table:table-cell office:value-type="string">
            <text:p>/enforcement/alerts/2013/june/benecolyogur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267">
            <text:p>672267</text:p>
          </table:table-cell>
          <table:table-cell office:value-type="string">
            <text:p>/enforcement/alerts/2013/june/chablis-recalle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898">
            <text:p>673898</text:p>
          </table:table-cell>
          <table:table-cell office:value-type="string">
            <text:p>/enforcement/alerts/2013/june/dunnsdairy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992">
            <text:p>675992</text:p>
          </table:table-cell>
          <table:table-cell office:value-type="string">
            <text:p>/enforcement/alerts/2013/june/yeast-tesco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315">
            <text:p>658315</text:p>
          </table:table-cell>
          <table:table-cell office:value-type="string">
            <text:p>/enforcement/alerts/2013/m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246">
            <text:p>663246</text:p>
          </table:table-cell>
          <table:table-cell office:value-type="string">
            <text:p>/enforcement/alerts/2013/march/kp-mccoys-crisp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494">
            <text:p>659494</text:p>
          </table:table-cell>
          <table:table-cell office:value-type="string">
            <text:p>/enforcement/alerts/2013/march/locharthur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523">
            <text:p>662523</text:p>
          </table:table-cell>
          <table:table-cell office:value-type="string">
            <text:p>/enforcement/alerts/2013/march/nestle-kitkat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317">
            <text:p>658317</text:p>
          </table:table-cell>
          <table:table-cell office:value-type="string">
            <text:p>/enforcement/alerts/2013/march/pbfoods-coriander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217">
            <text:p>662217</text:p>
          </table:table-cell>
          <table:table-cell office:value-type="string">
            <text:p>/enforcement/alerts/2013/march/teddygrays-sweets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622">
            <text:p>668622</text:p>
          </table:table-cell>
          <table:table-cell office:value-type="string">
            <text:p>/enforcement/alerts/2013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205">
            <text:p>693205</text:p>
          </table:table-cell>
          <table:table-cell office:value-type="string">
            <text:p>/enforcement/alerts/2013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607">
            <text:p>694607</text:p>
          </table:table-cell>
          <table:table-cell office:value-type="string">
            <text:p>/enforcement/alerts/2013/nov/ednamay-christmaspudding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487">
            <text:p>693487</text:p>
          </table:table-cell>
          <table:table-cell office:value-type="string">
            <text:p>/enforcement/alerts/2013/nov/everestfood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708">
            <text:p>694708</text:p>
          </table:table-cell>
          <table:table-cell office:value-type="string">
            <text:p>/enforcement/alerts/2013/nov/fisheryproduct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525">
            <text:p>693525</text:p>
          </table:table-cell>
          <table:table-cell office:value-type="string">
            <text:p>/enforcement/alerts/2013/nov/plumbabyfoods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180">
            <text:p>695180</text:p>
          </table:table-cell>
          <table:table-cell office:value-type="string">
            <text:p>/enforcement/alerts/2013/nov/sainsburys-coctailsausag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198">
            <text:p>694198</text:p>
          </table:table-cell>
          <table:table-cell office:value-type="string">
            <text:p>/enforcement/alerts/2013/nov/tesco-con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53">
            <text:p>687853</text:p>
          </table:table-cell>
          <table:table-cell office:value-type="string">
            <text:p>/enforcement/alerts/2013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910">
            <text:p>691910</text:p>
          </table:table-cell>
          <table:table-cell office:value-type="string">
            <text:p>/enforcement/alerts/2013/oct/pataks-jalfrezi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131">
            <text:p>689131</text:p>
          </table:table-cell>
          <table:table-cell office:value-type="string">
            <text:p>/enforcement/alerts/2013/oct/unitedcater-fish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585">
            <text:p>683585</text:p>
          </table:table-cell>
          <table:table-cell office:value-type="string">
            <text:p>/enforcement/alerts/2013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774">
            <text:p>684774</text:p>
          </table:table-cell>
          <table:table-cell office:value-type="string">
            <text:p>/enforcement/alerts/2013/sep/farmbox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615">
            <text:p>683615</text:p>
          </table:table-cell>
          <table:table-cell office:value-type="string">
            <text:p>/enforcement/alerts/2013/sep/fentimans-recallupdat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736">
            <text:p>684736</text:p>
          </table:table-cell>
          <table:table-cell office:value-type="string">
            <text:p>/enforcement/alerts/2013/sep/lochduart-recall-update2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656">
            <text:p>686656</text:p>
          </table:table-cell>
          <table:table-cell office:value-type="string">
            <text:p>/enforcement/alerts/2013/sep/lochduart-salmon-update3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115">
            <text:p>685115</text:p>
          </table:table-cell>
          <table:table-cell office:value-type="string">
            <text:p>/enforcement/alerts/2013/sep/sainsburys-watercress-recall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23">
            <text:p>698723</text:p>
          </table:table-cell>
          <table:table-cell office:value-type="string">
            <text:p>/enforcement/alerts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068">
            <text:p>709068</text:p>
          </table:table-cell>
          <table:table-cell office:value-type="string">
            <text:p>/enforcement/alerts/2014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465">
            <text:p>711465</text:p>
          </table:table-cell>
          <table:table-cell office:value-type="string">
            <text:p>/enforcement/alerts/2014/apr/engineshed-tofu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986">
            <text:p>709986</text:p>
          </table:table-cell>
          <table:table-cell office:value-type="string">
            <text:p>/enforcement/alerts/2014/apr/munchy-honey-seed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299">
            <text:p>710299</text:p>
          </table:table-cell>
          <table:table-cell office:value-type="string">
            <text:p>/enforcement/alerts/2014/apr/oak-roasted-salmon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788">
            <text:p>710788</text:p>
          </table:table-cell>
          <table:table-cell office:value-type="string">
            <text:p>/enforcement/alerts/2014/apr/sainsburys-sultana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013">
            <text:p>702013</text:p>
          </table:table-cell>
          <table:table-cell office:value-type="string">
            <text:p>/enforcement/alerts/2014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236">
            <text:p>702236</text:p>
          </table:table-cell>
          <table:table-cell office:value-type="string">
            <text:p>/enforcement/alerts/2014/feb/locharthurcreamery-chees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087">
            <text:p>705087</text:p>
          </table:table-cell>
          <table:table-cell office:value-type="string">
            <text:p>/enforcement/alerts/2014/feb/sainsbury-toffee-pudding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26">
            <text:p>698726</text:p>
          </table:table-cell>
          <table:table-cell office:value-type="string">
            <text:p>/enforcement/alerts/2014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959">
            <text:p>700959</text:p>
          </table:table-cell>
          <table:table-cell office:value-type="string">
            <text:p>/enforcement/alerts/2014/jan/newchoice-fruitygel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28">
            <text:p>715128</text:p>
          </table:table-cell>
          <table:table-cell office:value-type="string">
            <text:p>/enforcement/alerts/2014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592">
            <text:p>715592</text:p>
          </table:table-cell>
          <table:table-cell office:value-type="string">
            <text:p>/enforcement/alerts/2014/jun/freshfoodtoday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986">
            <text:p>715986</text:p>
          </table:table-cell>
          <table:table-cell office:value-type="string">
            <text:p>/enforcement/alerts/2014/jun/nisa-mineralwater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912">
            <text:p>715912</text:p>
          </table:table-cell>
          <table:table-cell office:value-type="string">
            <text:p>/enforcement/alerts/2014/jun/sainsburys-blackolives-update1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678">
            <text:p>706678</text:p>
          </table:table-cell>
          <table:table-cell office:value-type="string">
            <text:p>/enforcement/alerts/2014/m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689">
            <text:p>706689</text:p>
          </table:table-cell>
          <table:table-cell office:value-type="string">
            <text:p>/enforcement/alerts/2014/march/sandwich-filler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642">
            <text:p>712642</text:p>
          </table:table-cell>
          <table:table-cell office:value-type="string">
            <text:p>/enforcement/alerts/2014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838">
            <text:p>714838</text:p>
          </table:table-cell>
          <table:table-cell office:value-type="string">
            <text:p>/enforcement/alerts/2014/may/fineseafood-smokedsalmon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645">
            <text:p>712645</text:p>
          </table:table-cell>
          <table:table-cell office:value-type="string">
            <text:p>/enforcement/alerts/2014/may/plum-pudding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680">
            <text:p>712680</text:p>
          </table:table-cell>
          <table:table-cell office:value-type="string">
            <text:p>/enforcement/alerts/2014/may/sainsburys-olive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</table:table>
      <table:table table:name="FAQ" table:style-name="ta1">
        <table:table-column table:style-name="co1" table:number-columns-repeated="4" table:default-cell-style-name="Default"/>
        <table:table-row table:style-name="ro1">
          <table:table-cell office:value-type="float" office:value="208977">
            <text:p>208977</text:p>
          </table:table-cell>
          <table:table-cell office:value-type="string">
            <text:p>/enforcement/auditandmonitoring/audit_question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945">
            <text:p>654945</text:p>
          </table:table-cell>
          <table:table-cell office:value-type="string">
            <text:p>/enforcement/monitoring/horse-meat/horse-meat-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6172">
            <text:p>346172</text:p>
          </table:table-cell>
          <table:table-cell office:value-type="string">
            <text:p>/enforcement/monitoring/shellfish/shellharvestareas/aboutshellfishclassification/shellclass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036">
            <text:p>592036</text:p>
          </table:table-cell>
          <table:table-cell office:value-type="string">
            <text:p>/enforcement/monitoring/shellfish/ssurveys/sanitarysurvey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3955">
            <text:p>203955</text:p>
          </table:table-cell>
          <table:table-cell office:value-type="string">
            <text:p>/enforcement/sectorrules/feedapprove/feedestablishmentreps/feedreps_question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</table:table>
      <table:table table:name="audits" table:style-name="ta1">
        <table:table-column table:style-name="co1" table:number-columns-repeated="4" table:default-cell-style-name="Default"/>
        <table:table-row table:style-name="ro1">
          <table:table-cell office:value-type="float" office:value="125154">
            <text:p>125154</text:p>
          </table:table-cell>
          <table:table-cell office:value-type="string">
            <text:p>/enforcement/auditandmonitoring/auditreports/</text:p>
          </table:table-cell>
          <table:table-cell office:value-type="string">
            <text:p>AuditSchem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6660">
            <text:p>136660</text:p>
          </table:table-cell>
          <table:table-cell office:value-type="string">
            <text:p>/enforcement/auditandmonitoring/auditreports/audengreport/</text:p>
          </table:table-cell>
          <table:table-cell office:value-type="string">
            <text:p>AuditRepo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902">
            <text:p>455902</text:p>
          </table:table-cell>
          <table:table-cell office:value-type="string">
            <text:p>/enforcement/auditandmonitoring/auditreports/audengreport/audits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151">
            <text:p>468151</text:p>
          </table:table-cell>
          <table:table-cell office:value-type="string">
            <text:p>/enforcement/auditandmonitoring/auditreports/audengreport/audits2008/auditashfor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233">
            <text:p>468233</text:p>
          </table:table-cell>
          <table:table-cell office:value-type="string">
            <text:p>/enforcement/auditandmonitoring/auditreports/audengreport/audits2008/auditashford/ashfor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462">
            <text:p>502462</text:p>
          </table:table-cell>
          <table:table-cell office:value-type="string">
            <text:p>/enforcement/auditandmonitoring/auditreports/audengreport/audits2008/auditbassetl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478">
            <text:p>502478</text:p>
          </table:table-cell>
          <table:table-cell office:value-type="string">
            <text:p>/enforcement/auditandmonitoring/auditreports/audengreport/audits2008/auditbassetlaw/bassetlaw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80">
            <text:p>511980</text:p>
          </table:table-cell>
          <table:table-cell office:value-type="string">
            <text:p>/enforcement/auditandmonitoring/auditreports/audengreport/audits2008/auditbolsov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356">
            <text:p>473356</text:p>
          </table:table-cell>
          <table:table-cell office:value-type="string">
            <text:p>/enforcement/auditandmonitoring/auditreports/audengreport/audits2008/auditbost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358">
            <text:p>473358</text:p>
          </table:table-cell>
          <table:table-cell office:value-type="string">
            <text:p>/enforcement/auditandmonitoring/auditreports/audengreport/audits2008/auditboston/bosto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9262">
            <text:p>469262</text:p>
          </table:table-cell>
          <table:table-cell office:value-type="string">
            <text:p>/enforcement/auditandmonitoring/auditreports/audengreport/audits2008/auditbromsgrov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9271">
            <text:p>469271</text:p>
          </table:table-cell>
          <table:table-cell office:value-type="string">
            <text:p>/enforcement/auditandmonitoring/auditreports/audengreport/audits2008/auditbromsgrove/bromsgrov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83">
            <text:p>511983</text:p>
          </table:table-cell>
          <table:table-cell office:value-type="string">
            <text:p>/enforcement/auditandmonitoring/auditreports/audengreport/audits2008/auditbroxbour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309">
            <text:p>488309</text:p>
          </table:table-cell>
          <table:table-cell office:value-type="string">
            <text:p>/enforcement/auditandmonitoring/auditreports/audengreport/audits2008/auditcannockcha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317">
            <text:p>488317</text:p>
          </table:table-cell>
          <table:table-cell office:value-type="string">
            <text:p>/enforcement/auditandmonitoring/auditreports/audengreport/audits2008/auditcannockchase/cannockchas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87">
            <text:p>511987</text:p>
          </table:table-cell>
          <table:table-cell office:value-type="string">
            <text:p>/enforcement/auditandmonitoring/auditreports/audengreport/audits2008/auditcharnw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370">
            <text:p>473370</text:p>
          </table:table-cell>
          <table:table-cell office:value-type="string">
            <text:p>/enforcement/auditandmonitoring/auditreports/audengreport/audits2008/auditchelmsfor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373">
            <text:p>473373</text:p>
          </table:table-cell>
          <table:table-cell office:value-type="string">
            <text:p>/enforcement/auditandmonitoring/auditreports/audengreport/audits2008/auditchelmsford/chelmsfor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307">
            <text:p>488307</text:p>
          </table:table-cell>
          <table:table-cell office:value-type="string">
            <text:p>/enforcement/auditandmonitoring/auditreports/audengreport/audits2008/auditcherwel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319">
            <text:p>488319</text:p>
          </table:table-cell>
          <table:table-cell office:value-type="string">
            <text:p>/enforcement/auditandmonitoring/auditreports/audengreport/audits2008/auditcherwell/cherwell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853">
            <text:p>468853</text:p>
          </table:table-cell>
          <table:table-cell office:value-type="string">
            <text:p>/enforcement/auditandmonitoring/auditreports/audengreport/audits2008/auditchorl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673">
            <text:p>489673</text:p>
          </table:table-cell>
          <table:table-cell office:value-type="string">
            <text:p>/enforcement/auditandmonitoring/auditreports/audengreport/audits2008/auditeastcamb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677">
            <text:p>489677</text:p>
          </table:table-cell>
          <table:table-cell office:value-type="string">
            <text:p>/enforcement/auditandmonitoring/auditreports/audengreport/audits2008/auditeastcambs/eastcambs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92">
            <text:p>511992</text:p>
          </table:table-cell>
          <table:table-cell office:value-type="string">
            <text:p>/enforcement/auditandmonitoring/auditreports/audengreport/audits2008/audithammersmithfulh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379">
            <text:p>473379</text:p>
          </table:table-cell>
          <table:table-cell office:value-type="string">
            <text:p>/enforcement/auditandmonitoring/auditreports/audengreport/audits2008/audithar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383">
            <text:p>473383</text:p>
          </table:table-cell>
          <table:table-cell office:value-type="string">
            <text:p>/enforcement/auditandmonitoring/auditreports/audengreport/audits2008/audithart/hart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958">
            <text:p>466958</text:p>
          </table:table-cell>
          <table:table-cell office:value-type="string">
            <text:p>/enforcement/auditandmonitoring/auditreports/audengreport/audits2008/audithartlepoo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964">
            <text:p>466964</text:p>
          </table:table-cell>
          <table:table-cell office:value-type="string">
            <text:p>/enforcement/auditandmonitoring/auditreports/audengreport/audits2008/audithartlepool/hartlepoolauditiff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440">
            <text:p>476440</text:p>
          </table:table-cell>
          <table:table-cell office:value-type="string">
            <text:p>/enforcement/auditandmonitoring/auditreports/audengreport/audits2008/audithighpea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442">
            <text:p>476442</text:p>
          </table:table-cell>
          <table:table-cell office:value-type="string">
            <text:p>/enforcement/auditandmonitoring/auditreports/audengreport/audits2008/audithighpeak/highpeak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89">
            <text:p>511989</text:p>
          </table:table-cell>
          <table:table-cell office:value-type="string">
            <text:p>/enforcement/auditandmonitoring/auditreports/audengreport/audits2008/audithorsh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94">
            <text:p>511994</text:p>
          </table:table-cell>
          <table:table-cell office:value-type="string">
            <text:p>/enforcement/auditandmonitoring/auditreports/audengreport/audits2008/auditkensingtonchelse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516">
            <text:p>503516</text:p>
          </table:table-cell>
          <table:table-cell office:value-type="string">
            <text:p>/enforcement/auditandmonitoring/auditreports/audengreport/audits2008/auditliverpoo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520">
            <text:p>503520</text:p>
          </table:table-cell>
          <table:table-cell office:value-type="string">
            <text:p>/enforcement/auditandmonitoring/auditreports/audengreport/audits2008/auditliverpool/liverpool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293">
            <text:p>466293</text:p>
          </table:table-cell>
          <table:table-cell office:value-type="string">
            <text:p>/enforcement/auditandmonitoring/auditreports/audengreport/audits2008/auditmacclesfiel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315">
            <text:p>466315</text:p>
          </table:table-cell>
          <table:table-cell office:value-type="string">
            <text:p>/enforcement/auditandmonitoring/auditreports/audengreport/audits2008/auditmacclesfield/macclesfieldauditdo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96">
            <text:p>511996</text:p>
          </table:table-cell>
          <table:table-cell office:value-type="string">
            <text:p>/enforcement/auditandmonitoring/auditreports/audengreport/audits2008/auditmalvernhil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347">
            <text:p>468347</text:p>
          </table:table-cell>
          <table:table-cell office:value-type="string">
            <text:p>/enforcement/auditandmonitoring/auditreports/audengreport/audits2008/auditmidbe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350">
            <text:p>468350</text:p>
          </table:table-cell>
          <table:table-cell office:value-type="string">
            <text:p>/enforcement/auditandmonitoring/auditreports/audengreport/audits2008/auditmidbeds/midbedsauditdo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98">
            <text:p>511998</text:p>
          </table:table-cell>
          <table:table-cell office:value-type="string">
            <text:p>/enforcement/auditandmonitoring/auditreports/audengreport/audits2008/auditmidsuffol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381">
            <text:p>473381</text:p>
          </table:table-cell>
          <table:table-cell office:value-type="string">
            <text:p>/enforcement/auditandmonitoring/auditreports/audengreport/audits2008/auditmidsussex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388">
            <text:p>473388</text:p>
          </table:table-cell>
          <table:table-cell office:value-type="string">
            <text:p>/enforcement/auditandmonitoring/auditreports/audengreport/audits2008/auditmidsussex/midsussex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00">
            <text:p>512000</text:p>
          </table:table-cell>
          <table:table-cell office:value-type="string">
            <text:p>/enforcement/auditandmonitoring/auditreports/audengreport/audits2008/auditnuneatonbedwort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869">
            <text:p>487869</text:p>
          </table:table-cell>
          <table:table-cell office:value-type="string">
            <text:p>/enforcement/auditandmonitoring/auditreports/audengreport/audits2008/auditoadbywigst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879">
            <text:p>487879</text:p>
          </table:table-cell>
          <table:table-cell office:value-type="string">
            <text:p>/enforcement/auditandmonitoring/auditreports/audengreport/audits2008/auditoadbywigston/oadbywigsto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05">
            <text:p>512005</text:p>
          </table:table-cell>
          <table:table-cell office:value-type="string">
            <text:p>/enforcement/auditandmonitoring/auditreports/audengreport/audits2008/auditpeterboroug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08">
            <text:p>512008</text:p>
          </table:table-cell>
          <table:table-cell office:value-type="string">
            <text:p>/enforcement/auditandmonitoring/auditreports/audengreport/audits2008/auditread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14">
            <text:p>512014</text:p>
          </table:table-cell>
          <table:table-cell office:value-type="string">
            <text:p>/enforcement/auditandmonitoring/auditreports/audengreport/audits2008/auditrochfor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22">
            <text:p>512022</text:p>
          </table:table-cell>
          <table:table-cell office:value-type="string">
            <text:p>/enforcement/auditandmonitoring/auditreports/audengreport/audits2008/auditsaintedmunsbu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9288">
            <text:p>469288</text:p>
          </table:table-cell>
          <table:table-cell office:value-type="string">
            <text:p>/enforcement/auditandmonitoring/auditreports/audengreport/audits2008/auditscarboroug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9295">
            <text:p>469295</text:p>
          </table:table-cell>
          <table:table-cell office:value-type="string">
            <text:p>/enforcement/auditandmonitoring/auditreports/audengreport/audits2008/auditscarborough/scarborough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694">
            <text:p>628694</text:p>
          </table:table-cell>
          <table:table-cell office:value-type="string">
            <text:p>/enforcement/auditandmonitoring/auditreports/audengreport/audits2008/auditslee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465">
            <text:p>623465</text:p>
          </table:table-cell>
          <table:table-cell office:value-type="string">
            <text:p>/enforcement/auditandmonitoring/auditreports/audengreport/audits2008/auditsleeds/leedsauditdo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866">
            <text:p>487866</text:p>
          </table:table-cell>
          <table:table-cell office:value-type="string">
            <text:p>/enforcement/auditandmonitoring/auditreports/audengreport/audits2008/auditsouthbuck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889">
            <text:p>487889</text:p>
          </table:table-cell>
          <table:table-cell office:value-type="string">
            <text:p>/enforcement/auditandmonitoring/auditreports/audengreport/audits2008/auditsouthbucks/southbucks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18">
            <text:p>512018</text:p>
          </table:table-cell>
          <table:table-cell office:value-type="string">
            <text:p>/enforcement/auditandmonitoring/auditreports/audengreport/audits2008/auditsouthha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20">
            <text:p>512020</text:p>
          </table:table-cell>
          <table:table-cell office:value-type="string">
            <text:p>/enforcement/auditandmonitoring/auditreports/audengreport/audits2008/auditsouthkestev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25">
            <text:p>512025</text:p>
          </table:table-cell>
          <table:table-cell office:value-type="string">
            <text:p>/enforcement/auditandmonitoring/auditreports/audengreport/audits2008/auditstafford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459">
            <text:p>502459</text:p>
          </table:table-cell>
          <table:table-cell office:value-type="string">
            <text:p>/enforcement/auditandmonitoring/auditreports/audengreport/audits2008/auditstedmundsbu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465">
            <text:p>502465</text:p>
          </table:table-cell>
          <table:table-cell office:value-type="string">
            <text:p>/enforcement/auditandmonitoring/auditreports/audengreport/audits2008/auditstedmundsbury/stedmundsbury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27">
            <text:p>512027</text:p>
          </table:table-cell>
          <table:table-cell office:value-type="string">
            <text:p>/enforcement/auditandmonitoring/auditreports/audengreport/audits2008/auditswind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1795">
            <text:p>481795</text:p>
          </table:table-cell>
          <table:table-cell office:value-type="string">
            <text:p>/enforcement/auditandmonitoring/auditreports/audengreport/audits2008/audittandridg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1799">
            <text:p>481799</text:p>
          </table:table-cell>
          <table:table-cell office:value-type="string">
            <text:p>/enforcement/auditandmonitoring/auditreports/audengreport/audits2008/audittandridge/tandridg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433">
            <text:p>476433</text:p>
          </table:table-cell>
          <table:table-cell office:value-type="string">
            <text:p>/enforcement/auditandmonitoring/auditreports/audengreport/audits2008/auditthreeriv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436">
            <text:p>476436</text:p>
          </table:table-cell>
          <table:table-cell office:value-type="string">
            <text:p>/enforcement/auditandmonitoring/auditreports/audengreport/audits2008/auditthreerivers/threerivers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675">
            <text:p>489675</text:p>
          </table:table-cell>
          <table:table-cell office:value-type="string">
            <text:p>/enforcement/auditandmonitoring/auditreports/audengreport/audits2008/auditwelwynhatfiel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681">
            <text:p>489681</text:p>
          </table:table-cell>
          <table:table-cell office:value-type="string">
            <text:p>/enforcement/auditandmonitoring/auditreports/audengreport/audits2008/auditwelwynhatfield/welwynhatfiel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30">
            <text:p>512030</text:p>
          </table:table-cell>
          <table:table-cell office:value-type="string">
            <text:p>/enforcement/auditandmonitoring/auditreports/audengreport/audits2008/auditwestlanca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32">
            <text:p>512032</text:p>
          </table:table-cell>
          <table:table-cell office:value-type="string">
            <text:p>/enforcement/auditandmonitoring/auditreports/audengreport/audits2008/auditworth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34">
            <text:p>512034</text:p>
          </table:table-cell>
          <table:table-cell office:value-type="string">
            <text:p>/enforcement/auditandmonitoring/auditreports/audengreport/audits2008/auditwyrefores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1266">
            <text:p>481266</text:p>
          </table:table-cell>
          <table:table-cell office:value-type="string">
            <text:p>/enforcement/auditandmonitoring/auditreports/audengreport/audits2008/northsomerse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1273">
            <text:p>481273</text:p>
          </table:table-cell>
          <table:table-cell office:value-type="string">
            <text:p>/enforcement/auditandmonitoring/auditreports/audengreport/audits2008/northsomerset/nsomerse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211">
            <text:p>489211</text:p>
          </table:table-cell>
          <table:table-cell office:value-type="string">
            <text:p>/enforcement/auditandmonitoring/auditreports/audengreport/audits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68">
            <text:p>545168</text:p>
          </table:table-cell>
          <table:table-cell office:value-type="string">
            <text:p>/enforcement/auditandmonitoring/auditreports/audengreport/audits2009/ambervalley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622">
            <text:p>513622</text:p>
          </table:table-cell>
          <table:table-cell office:value-type="string">
            <text:p>/enforcement/auditandmonitoring/auditreports/audengreport/audits2009/auditbarro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624">
            <text:p>513624</text:p>
          </table:table-cell>
          <table:table-cell office:value-type="string">
            <text:p>/enforcement/auditandmonitoring/auditreports/audengreport/audits2009/auditbarrow/barrow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526">
            <text:p>507526</text:p>
          </table:table-cell>
          <table:table-cell office:value-type="string">
            <text:p>/enforcement/auditandmonitoring/auditreports/audengreport/audits2009/auditbasild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530">
            <text:p>507530</text:p>
          </table:table-cell>
          <table:table-cell office:value-type="string">
            <text:p>/enforcement/auditandmonitoring/auditreports/audengreport/audits2009/auditbasildon/basildo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7133">
            <text:p>517133</text:p>
          </table:table-cell>
          <table:table-cell office:value-type="string">
            <text:p>/enforcement/auditandmonitoring/auditreports/audengreport/audits2009/auditbroad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7157">
            <text:p>517157</text:p>
          </table:table-cell>
          <table:table-cell office:value-type="string">
            <text:p>/enforcement/auditandmonitoring/auditreports/audengreport/audits2009/auditbroadland/broadlan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612">
            <text:p>508612</text:p>
          </table:table-cell>
          <table:table-cell office:value-type="string">
            <text:p>/enforcement/auditandmonitoring/auditreports/audengreport/audits2009/auditcalderdal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647">
            <text:p>508647</text:p>
          </table:table-cell>
          <table:table-cell office:value-type="string">
            <text:p>/enforcement/auditandmonitoring/auditreports/audengreport/audits2009/auditcalderdale/calderdal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934">
            <text:p>523934</text:p>
          </table:table-cell>
          <table:table-cell office:value-type="string">
            <text:p>/enforcement/auditandmonitoring/auditreports/audengreport/audits2009/auditcotswol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4076">
            <text:p>524076</text:p>
          </table:table-cell>
          <table:table-cell office:value-type="string">
            <text:p>/enforcement/auditandmonitoring/auditreports/audengreport/audits2009/auditcotswold/cotswol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938">
            <text:p>523938</text:p>
          </table:table-cell>
          <table:table-cell office:value-type="string">
            <text:p>/enforcement/auditandmonitoring/auditreports/audengreport/audits2009/auditeastdev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4069">
            <text:p>524069</text:p>
          </table:table-cell>
          <table:table-cell office:value-type="string">
            <text:p>/enforcement/auditandmonitoring/auditreports/audengreport/audits2009/auditeastdevon/eastdevonapril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4071">
            <text:p>524071</text:p>
          </table:table-cell>
          <table:table-cell office:value-type="string">
            <text:p>/enforcement/auditandmonitoring/auditreports/audengreport/audits2009/auditeastdevonjul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4073">
            <text:p>524073</text:p>
          </table:table-cell>
          <table:table-cell office:value-type="string">
            <text:p>/enforcement/auditandmonitoring/auditreports/audengreport/audits2009/auditeastdevonjuly/eastdevonjuly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554">
            <text:p>511554</text:p>
          </table:table-cell>
          <table:table-cell office:value-type="string">
            <text:p>/enforcement/auditandmonitoring/auditreports/audengreport/audits2009/auditeaststaff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558">
            <text:p>511558</text:p>
          </table:table-cell>
          <table:table-cell office:value-type="string">
            <text:p>/enforcement/auditandmonitoring/auditreports/audengreport/audits2009/auditeaststaffs/eaststaffs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871">
            <text:p>528871</text:p>
          </table:table-cell>
          <table:table-cell office:value-type="string">
            <text:p>/enforcement/auditandmonitoring/auditreports/audengreport/audits2009/auditforestofde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873">
            <text:p>528873</text:p>
          </table:table-cell>
          <table:table-cell office:value-type="string">
            <text:p>/enforcement/auditandmonitoring/auditreports/audengreport/audits2009/auditforestofdean/forestofdea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679">
            <text:p>513679</text:p>
          </table:table-cell>
          <table:table-cell office:value-type="string">
            <text:p>/enforcement/auditandmonitoring/auditreports/audengreport/audits2009/auditgedl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687">
            <text:p>513687</text:p>
          </table:table-cell>
          <table:table-cell office:value-type="string">
            <text:p>/enforcement/auditandmonitoring/auditreports/audengreport/audits2009/auditgedling/gedling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057">
            <text:p>516057</text:p>
          </table:table-cell>
          <table:table-cell office:value-type="string">
            <text:p>/enforcement/auditandmonitoring/auditreports/audengreport/audits2009/audithyndbur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060">
            <text:p>516060</text:p>
          </table:table-cell>
          <table:table-cell office:value-type="string">
            <text:p>/enforcement/auditandmonitoring/auditreports/audengreport/audits2009/audithyndburn/hyndbur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147">
            <text:p>520147</text:p>
          </table:table-cell>
          <table:table-cell office:value-type="string">
            <text:p>/enforcement/auditandmonitoring/auditreports/audengreport/audits2009/auditlichfiel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152">
            <text:p>520152</text:p>
          </table:table-cell>
          <table:table-cell office:value-type="string">
            <text:p>/enforcement/auditandmonitoring/auditreports/audengreport/audits2009/auditlichfield/lichfiel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615">
            <text:p>508615</text:p>
          </table:table-cell>
          <table:table-cell office:value-type="string">
            <text:p>/enforcement/auditandmonitoring/auditreports/audengreport/audits2009/auditmert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666">
            <text:p>508666</text:p>
          </table:table-cell>
          <table:table-cell office:value-type="string">
            <text:p>/enforcement/auditandmonitoring/auditreports/audengreport/audits2009/auditmerton/merto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696">
            <text:p>513696</text:p>
          </table:table-cell>
          <table:table-cell office:value-type="string">
            <text:p>/enforcement/auditandmonitoring/auditreports/audengreport/audits2009/auditmolevall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05">
            <text:p>513705</text:p>
          </table:table-cell>
          <table:table-cell office:value-type="string">
            <text:p>/enforcement/auditandmonitoring/auditreports/audengreport/audits2009/auditmolevalley/molevalley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617">
            <text:p>508617</text:p>
          </table:table-cell>
          <table:table-cell office:value-type="string">
            <text:p>/enforcement/auditandmonitoring/auditreports/audengreport/audits2009/auditnorthdorse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669">
            <text:p>508669</text:p>
          </table:table-cell>
          <table:table-cell office:value-type="string">
            <text:p>/enforcement/auditandmonitoring/auditreports/audengreport/audits2009/auditnorthdorset/northdorset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556">
            <text:p>511556</text:p>
          </table:table-cell>
          <table:table-cell office:value-type="string">
            <text:p>/enforcement/auditandmonitoring/auditreports/audengreport/audits2009/auditnorthlinc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561">
            <text:p>511561</text:p>
          </table:table-cell>
          <table:table-cell office:value-type="string">
            <text:p>/enforcement/auditandmonitoring/auditreports/audengreport/audits2009/auditnorthlincs/northlincs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756">
            <text:p>509756</text:p>
          </table:table-cell>
          <table:table-cell office:value-type="string">
            <text:p>/enforcement/auditandmonitoring/auditreports/audengreport/audits2009/auditnorthnorfol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767">
            <text:p>509767</text:p>
          </table:table-cell>
          <table:table-cell office:value-type="string">
            <text:p>/enforcement/auditandmonitoring/auditreports/audengreport/audits2009/auditnorthnorfolk/northnorfolk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528">
            <text:p>507528</text:p>
          </table:table-cell>
          <table:table-cell office:value-type="string">
            <text:p>/enforcement/auditandmonitoring/auditreports/audengreport/audits2009/auditnottingh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533">
            <text:p>507533</text:p>
          </table:table-cell>
          <table:table-cell office:value-type="string">
            <text:p>/enforcement/auditandmonitoring/auditreports/audengreport/audits2009/auditnottingham/nottingham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7131">
            <text:p>517131</text:p>
          </table:table-cell>
          <table:table-cell office:value-type="string">
            <text:p>/enforcement/auditandmonitoring/auditreports/audengreport/audits2009/auditstaffor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7143">
            <text:p>517143</text:p>
          </table:table-cell>
          <table:table-cell office:value-type="string">
            <text:p>/enforcement/auditandmonitoring/auditreports/audengreport/audits2009/auditstafford/staffor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427">
            <text:p>541427</text:p>
          </table:table-cell>
          <table:table-cell office:value-type="string">
            <text:p>/enforcement/auditandmonitoring/auditreports/audengreport/audits2009/auditvow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438">
            <text:p>541438</text:p>
          </table:table-cell>
          <table:table-cell office:value-type="string">
            <text:p>/enforcement/auditandmonitoring/auditreports/audengreport/audits2009/auditvowh/valeofwhitehors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754">
            <text:p>509754</text:p>
          </table:table-cell>
          <table:table-cell office:value-type="string">
            <text:p>/enforcement/auditandmonitoring/auditreports/audengreport/audits2009/auditwig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762">
            <text:p>509762</text:p>
          </table:table-cell>
          <table:table-cell office:value-type="string">
            <text:p>/enforcement/auditandmonitoring/auditreports/audengreport/audits2009/auditwigan/wiga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619">
            <text:p>508619</text:p>
          </table:table-cell>
          <table:table-cell office:value-type="string">
            <text:p>/enforcement/auditandmonitoring/auditreports/audengreport/audits2009/auditwolverhampt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672">
            <text:p>508672</text:p>
          </table:table-cell>
          <table:table-cell office:value-type="string">
            <text:p>/enforcement/auditandmonitoring/auditreports/audengreport/audits2009/auditwolverhampton/wolverhampto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70">
            <text:p>545170</text:p>
          </table:table-cell>
          <table:table-cell office:value-type="string">
            <text:p>/enforcement/auditandmonitoring/auditreports/audengreport/audits2009/backburndarwen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72">
            <text:p>545172</text:p>
          </table:table-cell>
          <table:table-cell office:value-type="string">
            <text:p>/enforcement/auditandmonitoring/auditreports/audengreport/audits2009/blackpool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74">
            <text:p>545174</text:p>
          </table:table-cell>
          <table:table-cell office:value-type="string">
            <text:p>/enforcement/auditandmonitoring/auditreports/audengreport/audits2009/bolsover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76">
            <text:p>545176</text:p>
          </table:table-cell>
          <table:table-cell office:value-type="string">
            <text:p>/enforcement/auditandmonitoring/auditreports/audengreport/audits2009/bracknellforest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78">
            <text:p>545178</text:p>
          </table:table-cell>
          <table:table-cell office:value-type="string">
            <text:p>/enforcement/auditandmonitoring/auditreports/audengreport/audits2009/burnley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80">
            <text:p>545180</text:p>
          </table:table-cell>
          <table:table-cell office:value-type="string">
            <text:p>/enforcement/auditandmonitoring/auditreports/audengreport/audits2009/chesterfield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82">
            <text:p>545182</text:p>
          </table:table-cell>
          <table:table-cell office:value-type="string">
            <text:p>/enforcement/auditandmonitoring/auditreports/audengreport/audits2009/chorley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84">
            <text:p>545184</text:p>
          </table:table-cell>
          <table:table-cell office:value-type="string">
            <text:p>/enforcement/auditandmonitoring/auditreports/audengreport/audits2009/derby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86">
            <text:p>545186</text:p>
          </table:table-cell>
          <table:table-cell office:value-type="string">
            <text:p>/enforcement/auditandmonitoring/auditreports/audengreport/audits2009/derbyshiredales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88">
            <text:p>545188</text:p>
          </table:table-cell>
          <table:table-cell office:value-type="string">
            <text:p>/enforcement/auditandmonitoring/auditreports/audengreport/audits2009/eastriding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90">
            <text:p>545190</text:p>
          </table:table-cell>
          <table:table-cell office:value-type="string">
            <text:p>/enforcement/auditandmonitoring/auditreports/audengreport/audits2009/erewash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92">
            <text:p>545192</text:p>
          </table:table-cell>
          <table:table-cell office:value-type="string">
            <text:p>/enforcement/auditandmonitoring/auditreports/audengreport/audits2009/fylde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94">
            <text:p>545194</text:p>
          </table:table-cell>
          <table:table-cell office:value-type="string">
            <text:p>/enforcement/auditandmonitoring/auditreports/audengreport/audits2009/highpeak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96">
            <text:p>545196</text:p>
          </table:table-cell>
          <table:table-cell office:value-type="string">
            <text:p>/enforcement/auditandmonitoring/auditreports/audengreport/audits2009/hullgoolepha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98">
            <text:p>545198</text:p>
          </table:table-cell>
          <table:table-cell office:value-type="string">
            <text:p>/enforcement/auditandmonitoring/auditreports/audengreport/audits2009/hyndburn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00">
            <text:p>545200</text:p>
          </table:table-cell>
          <table:table-cell office:value-type="string">
            <text:p>/enforcement/auditandmonitoring/auditreports/audengreport/audits2009/kingstonuponhull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02">
            <text:p>545202</text:p>
          </table:table-cell>
          <table:table-cell office:value-type="string">
            <text:p>/enforcement/auditandmonitoring/auditreports/audengreport/audits2009/lancaster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04">
            <text:p>545204</text:p>
          </table:table-cell>
          <table:table-cell office:value-type="string">
            <text:p>/enforcement/auditandmonitoring/auditreports/audengreport/audits2009/northeastderbyshire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06">
            <text:p>545206</text:p>
          </table:table-cell>
          <table:table-cell office:value-type="string">
            <text:p>/enforcement/auditandmonitoring/auditreports/audengreport/audits2009/northlincolnshire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08">
            <text:p>545208</text:p>
          </table:table-cell>
          <table:table-cell office:value-type="string">
            <text:p>/enforcement/auditandmonitoring/auditreports/audengreport/audits2009/pendle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10">
            <text:p>545210</text:p>
          </table:table-cell>
          <table:table-cell office:value-type="string">
            <text:p>/enforcement/auditandmonitoring/auditreports/audengreport/audits2009/presaton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12">
            <text:p>545212</text:p>
          </table:table-cell>
          <table:table-cell office:value-type="string">
            <text:p>/enforcement/auditandmonitoring/auditreports/audengreport/audits2009/reading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14">
            <text:p>545214</text:p>
          </table:table-cell>
          <table:table-cell office:value-type="string">
            <text:p>/enforcement/auditandmonitoring/auditreports/audengreport/audits2009/ribblevalley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16">
            <text:p>545216</text:p>
          </table:table-cell>
          <table:table-cell office:value-type="string">
            <text:p>/enforcement/auditandmonitoring/auditreports/audengreport/audits2009/rossendale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18">
            <text:p>545218</text:p>
          </table:table-cell>
          <table:table-cell office:value-type="string">
            <text:p>/enforcement/auditandmonitoring/auditreports/audengreport/audits2009/slough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20">
            <text:p>545220</text:p>
          </table:table-cell>
          <table:table-cell office:value-type="string">
            <text:p>/enforcement/auditandmonitoring/auditreports/audengreport/audits2009/southderbyshire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22">
            <text:p>545222</text:p>
          </table:table-cell>
          <table:table-cell office:value-type="string">
            <text:p>/enforcement/auditandmonitoring/auditreports/audengreport/audits2009/southribble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24">
            <text:p>545224</text:p>
          </table:table-cell>
          <table:table-cell office:value-type="string">
            <text:p>/enforcement/auditandmonitoring/auditreports/audengreport/audits2009/westberkshire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26">
            <text:p>545226</text:p>
          </table:table-cell>
          <table:table-cell office:value-type="string">
            <text:p>/enforcement/auditandmonitoring/auditreports/audengreport/audits2009/westlancashire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28">
            <text:p>545228</text:p>
          </table:table-cell>
          <table:table-cell office:value-type="string">
            <text:p>/enforcement/auditandmonitoring/auditreports/audengreport/audits2009/windsormaidenhead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30">
            <text:p>545230</text:p>
          </table:table-cell>
          <table:table-cell office:value-type="string">
            <text:p>/enforcement/auditandmonitoring/auditreports/audengreport/audits2009/wokingham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32">
            <text:p>545232</text:p>
          </table:table-cell>
          <table:table-cell office:value-type="string">
            <text:p>/enforcement/auditandmonitoring/auditreports/audengreport/audits2009/wyre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372">
            <text:p>525372</text:p>
          </table:table-cell>
          <table:table-cell office:value-type="string">
            <text:p>/enforcement/auditandmonitoring/auditreports/audengreport/audits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03">
            <text:p>545103</text:p>
          </table:table-cell>
          <table:table-cell office:value-type="string">
            <text:p>/enforcement/auditandmonitoring/auditreports/audengreport/audits2010/auditar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78">
            <text:p>545278</text:p>
          </table:table-cell>
          <table:table-cell office:value-type="string">
            <text:p>/enforcement/auditandmonitoring/auditreports/audengreport/audits2010/auditarun/aru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336">
            <text:p>553336</text:p>
          </table:table-cell>
          <table:table-cell office:value-type="string">
            <text:p>/enforcement/auditandmonitoring/auditreports/audengreport/audits2010/auditashfiel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345">
            <text:p>553345</text:p>
          </table:table-cell>
          <table:table-cell office:value-type="string">
            <text:p>/enforcement/auditandmonitoring/auditreports/audengreport/audits2010/auditashfield/ashfield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348">
            <text:p>556348</text:p>
          </table:table-cell>
          <table:table-cell office:value-type="string">
            <text:p>/enforcement/auditandmonitoring/auditreports/audengreport/audits2010/auditbournemout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356">
            <text:p>556356</text:p>
          </table:table-cell>
          <table:table-cell office:value-type="string">
            <text:p>/enforcement/auditandmonitoring/auditreports/audengreport/audits2010/auditbournemouth/bournemouth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052">
            <text:p>572052</text:p>
          </table:table-cell>
          <table:table-cell office:value-type="string">
            <text:p>/enforcement/auditandmonitoring/auditreports/audengreport/audits2010/auditbradfor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054">
            <text:p>572054</text:p>
          </table:table-cell>
          <table:table-cell office:value-type="string">
            <text:p>/enforcement/auditandmonitoring/auditreports/audengreport/audits2010/auditbradford/bradfor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401">
            <text:p>556401</text:p>
          </table:table-cell>
          <table:table-cell office:value-type="string">
            <text:p>/enforcement/auditandmonitoring/auditreports/audengreport/audits2010/auditbrentw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414">
            <text:p>556414</text:p>
          </table:table-cell>
          <table:table-cell office:value-type="string">
            <text:p>/enforcement/auditandmonitoring/auditreports/audengreport/audits2010/auditbrentwood/brentwood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164">
            <text:p>569164</text:p>
          </table:table-cell>
          <table:table-cell office:value-type="string">
            <text:p>/enforcement/auditandmonitoring/auditreports/audengreport/audits2010/auditbristo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166">
            <text:p>569166</text:p>
          </table:table-cell>
          <table:table-cell office:value-type="string">
            <text:p>/enforcement/auditandmonitoring/auditreports/audengreport/audits2010/auditbristol/bristol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139">
            <text:p>551139</text:p>
          </table:table-cell>
          <table:table-cell office:value-type="string">
            <text:p>/enforcement/auditandmonitoring/auditreports/audengreport/audits2010/auditcamd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183">
            <text:p>551183</text:p>
          </table:table-cell>
          <table:table-cell office:value-type="string">
            <text:p>/enforcement/auditandmonitoring/auditreports/audengreport/audits2010/auditcamden/camde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352">
            <text:p>556352</text:p>
          </table:table-cell>
          <table:table-cell office:value-type="string">
            <text:p>/enforcement/auditandmonitoring/auditreports/audengreport/audits2010/auditeastdorse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385">
            <text:p>556385</text:p>
          </table:table-cell>
          <table:table-cell office:value-type="string">
            <text:p>/enforcement/auditandmonitoring/auditreports/audengreport/audits2010/auditeastdorset/eastdorset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137">
            <text:p>551137</text:p>
          </table:table-cell>
          <table:table-cell office:value-type="string">
            <text:p>/enforcement/auditandmonitoring/auditreports/audengreport/audits2010/auditeppingfores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177">
            <text:p>551177</text:p>
          </table:table-cell>
          <table:table-cell office:value-type="string">
            <text:p>/enforcement/auditandmonitoring/auditreports/audengreport/audits2010/auditeppingforest/eppingforest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350">
            <text:p>556350</text:p>
          </table:table-cell>
          <table:table-cell office:value-type="string">
            <text:p>/enforcement/auditandmonitoring/auditreports/audengreport/audits2010/audithackn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391">
            <text:p>556391</text:p>
          </table:table-cell>
          <table:table-cell office:value-type="string">
            <text:p>/enforcement/auditandmonitoring/auditreports/audengreport/audits2010/audithackney/hackney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21">
            <text:p>565821</text:p>
          </table:table-cell>
          <table:table-cell office:value-type="string">
            <text:p>/enforcement/auditandmonitoring/auditreports/audengreport/audits2010/auditharring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33">
            <text:p>565833</text:p>
          </table:table-cell>
          <table:table-cell office:value-type="string">
            <text:p>/enforcement/auditandmonitoring/auditreports/audengreport/audits2010/auditharringey/haringey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110">
            <text:p>574110</text:p>
          </table:table-cell>
          <table:table-cell office:value-type="string">
            <text:p>/enforcement/auditandmonitoring/auditreports/audengreport/audits2010/auditleicest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114">
            <text:p>574114</text:p>
          </table:table-cell>
          <table:table-cell office:value-type="string">
            <text:p>/enforcement/auditandmonitoring/auditreports/audengreport/audits2010/auditleicester/leicester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778">
            <text:p>557778</text:p>
          </table:table-cell>
          <table:table-cell office:value-type="string">
            <text:p>/enforcement/auditandmonitoring/auditreports/audengreport/audits2010/auditliverpoo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782">
            <text:p>557782</text:p>
          </table:table-cell>
          <table:table-cell office:value-type="string">
            <text:p>/enforcement/auditandmonitoring/auditreports/audengreport/audits2010/auditliverpool/liverpool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180">
            <text:p>549180</text:p>
          </table:table-cell>
          <table:table-cell office:value-type="string">
            <text:p>/enforcement/auditandmonitoring/auditreports/audengreport/audits2010/auditmaidsto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208">
            <text:p>549208</text:p>
          </table:table-cell>
          <table:table-cell office:value-type="string">
            <text:p>/enforcement/auditandmonitoring/auditreports/audengreport/audits2010/auditmaidstone/maidston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827">
            <text:p>568827</text:p>
          </table:table-cell>
          <table:table-cell office:value-type="string">
            <text:p>/enforcement/auditandmonitoring/auditreports/audengreport/audits2010/auditmanchest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833">
            <text:p>568833</text:p>
          </table:table-cell>
          <table:table-cell office:value-type="string">
            <text:p>/enforcement/auditandmonitoring/auditreports/audengreport/audits2010/auditmanchester/manchester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23">
            <text:p>565823</text:p>
          </table:table-cell>
          <table:table-cell office:value-type="string">
            <text:p>/enforcement/auditandmonitoring/auditreports/audengreport/audits2010/auditmiddlesboroug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53">
            <text:p>565853</text:p>
          </table:table-cell>
          <table:table-cell office:value-type="string">
            <text:p>/enforcement/auditandmonitoring/auditreports/audengreport/audits2010/auditmiddlesborough/middlesborough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05">
            <text:p>545105</text:p>
          </table:table-cell>
          <table:table-cell office:value-type="string">
            <text:p>/enforcement/auditandmonitoring/auditreports/audengreport/audits2010/auditnewfores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81">
            <text:p>545281</text:p>
          </table:table-cell>
          <table:table-cell office:value-type="string">
            <text:p>/enforcement/auditandmonitoring/auditreports/audengreport/audits2010/auditnewforest/newforest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25">
            <text:p>565825</text:p>
          </table:table-cell>
          <table:table-cell office:value-type="string">
            <text:p>/enforcement/auditandmonitoring/auditreports/audengreport/audits2010/auditnewh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48">
            <text:p>565848</text:p>
          </table:table-cell>
          <table:table-cell office:value-type="string">
            <text:p>/enforcement/auditandmonitoring/auditreports/audengreport/audits2010/auditnewham/newham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825">
            <text:p>568825</text:p>
          </table:table-cell>
          <table:table-cell office:value-type="string">
            <text:p>/enforcement/auditandmonitoring/auditreports/audengreport/audits2010/auditportsmout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829">
            <text:p>568829</text:p>
          </table:table-cell>
          <table:table-cell office:value-type="string">
            <text:p>/enforcement/auditandmonitoring/auditreports/audengreport/audits2010/auditportsmouth/portsmouthpha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27">
            <text:p>565827</text:p>
          </table:table-cell>
          <table:table-cell office:value-type="string">
            <text:p>/enforcement/auditandmonitoring/auditreports/audengreport/audits2010/auditriverte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50">
            <text:p>565850</text:p>
          </table:table-cell>
          <table:table-cell office:value-type="string">
            <text:p>/enforcement/auditandmonitoring/auditreports/audengreport/audits2010/auditrivertees/riverteespha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246">
            <text:p>554246</text:p>
          </table:table-cell>
          <table:table-cell office:value-type="string">
            <text:p>/enforcement/auditandmonitoring/auditreports/audengreport/audits2010/auditrotherh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251">
            <text:p>554251</text:p>
          </table:table-cell>
          <table:table-cell office:value-type="string">
            <text:p>/enforcement/auditandmonitoring/auditreports/audengreport/audits2010/auditrotherham/rotherham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527">
            <text:p>550527</text:p>
          </table:table-cell>
          <table:table-cell office:value-type="string">
            <text:p>/enforcement/auditandmonitoring/auditreports/audengreport/audits2010/auditrugb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529">
            <text:p>550529</text:p>
          </table:table-cell>
          <table:table-cell office:value-type="string">
            <text:p>/enforcement/auditandmonitoring/auditreports/audengreport/audits2010/auditrugby/rugby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141">
            <text:p>551141</text:p>
          </table:table-cell>
          <table:table-cell office:value-type="string">
            <text:p>/enforcement/auditandmonitoring/auditreports/audengreport/audits2010/auditrunnymed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190">
            <text:p>551190</text:p>
          </table:table-cell>
          <table:table-cell office:value-type="string">
            <text:p>/enforcement/auditandmonitoring/auditreports/audengreport/audits2010/auditrunnymede/runnymed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29">
            <text:p>565829</text:p>
          </table:table-cell>
          <table:table-cell office:value-type="string">
            <text:p>/enforcement/auditandmonitoring/auditreports/audengreport/audits2010/auditsloug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55">
            <text:p>565855</text:p>
          </table:table-cell>
          <table:table-cell office:value-type="string">
            <text:p>/enforcement/auditandmonitoring/auditreports/audengreport/audits2010/auditslough/slough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023">
            <text:p>610023</text:p>
          </table:table-cell>
          <table:table-cell office:value-type="string">
            <text:p>/enforcement/auditandmonitoring/auditreports/audengreport/audits2010/auditslough/sloughuap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178">
            <text:p>549178</text:p>
          </table:table-cell>
          <table:table-cell office:value-type="string">
            <text:p>/enforcement/auditandmonitoring/auditreports/audengreport/audits2010/auditsouthnorfol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214">
            <text:p>549214</text:p>
          </table:table-cell>
          <table:table-cell office:value-type="string">
            <text:p>/enforcement/auditandmonitoring/auditreports/audengreport/audits2010/auditsouthnorfolk/southnorfolk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07">
            <text:p>545107</text:p>
          </table:table-cell>
          <table:table-cell office:value-type="string">
            <text:p>/enforcement/auditandmonitoring/auditreports/audengreport/audits2010/auditsouthnortha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85">
            <text:p>545285</text:p>
          </table:table-cell>
          <table:table-cell office:value-type="string">
            <text:p>/enforcement/auditandmonitoring/auditreports/audengreport/audits2010/auditsouthnorthants/southnorthants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354">
            <text:p>556354</text:p>
          </table:table-cell>
          <table:table-cell office:value-type="string">
            <text:p>/enforcement/auditandmonitoring/auditreports/audengreport/audits2010/auditsouthtynesid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403">
            <text:p>556403</text:p>
          </table:table-cell>
          <table:table-cell office:value-type="string">
            <text:p>/enforcement/auditandmonitoring/auditreports/audengreport/audits2010/auditsouthtyneside/southtyneside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521">
            <text:p>550521</text:p>
          </table:table-cell>
          <table:table-cell office:value-type="string">
            <text:p>/enforcement/auditandmonitoring/auditreports/audengreport/audits2010/audittamwort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524">
            <text:p>550524</text:p>
          </table:table-cell>
          <table:table-cell office:value-type="string">
            <text:p>/enforcement/auditandmonitoring/auditreports/audengreport/audits2010/audittamworth/tamworth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182">
            <text:p>549182</text:p>
          </table:table-cell>
          <table:table-cell office:value-type="string">
            <text:p>/enforcement/auditandmonitoring/auditreports/audengreport/audits2010/audittauntondea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196">
            <text:p>549196</text:p>
          </table:table-cell>
          <table:table-cell office:value-type="string">
            <text:p>/enforcement/auditandmonitoring/auditreports/audengreport/audits2010/audittauntondeane/tauntondean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31">
            <text:p>565831</text:p>
          </table:table-cell>
          <table:table-cell office:value-type="string">
            <text:p>/enforcement/auditandmonitoring/auditreports/audengreport/audits2010/audittend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862">
            <text:p>565862</text:p>
          </table:table-cell>
          <table:table-cell office:value-type="string">
            <text:p>/enforcement/auditandmonitoring/auditreports/audengreport/audits2010/audittendring/tendring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29">
            <text:p>554629</text:p>
          </table:table-cell>
          <table:table-cell office:value-type="string">
            <text:p>/enforcement/auditandmonitoring/auditreports/audengreport/audits2010/audittestvall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35">
            <text:p>554635</text:p>
          </table:table-cell>
          <table:table-cell office:value-type="string">
            <text:p>/enforcement/auditandmonitoring/auditreports/audengreport/audits2010/audittestvalley/testvalley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111">
            <text:p>563111</text:p>
          </table:table-cell>
          <table:table-cell office:value-type="string">
            <text:p>/enforcement/auditandmonitoring/auditreports/audengreport/audits2010/auditthamespor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108">
            <text:p>563108</text:p>
          </table:table-cell>
          <table:table-cell office:value-type="string">
            <text:p>/enforcement/auditandmonitoring/auditreports/audengreport/audits2010/auditthamesport/thamesport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33">
            <text:p>554633</text:p>
          </table:table-cell>
          <table:table-cell office:value-type="string">
            <text:p>/enforcement/auditandmonitoring/auditreports/audengreport/audits2010/auditwalsal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47">
            <text:p>554647</text:p>
          </table:table-cell>
          <table:table-cell office:value-type="string">
            <text:p>/enforcement/auditandmonitoring/auditreports/audengreport/audits2010/auditwalsall/walsall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184">
            <text:p>549184</text:p>
          </table:table-cell>
          <table:table-cell office:value-type="string">
            <text:p>/enforcement/auditandmonitoring/auditreports/audengreport/audits2010/auditwaven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188">
            <text:p>549188</text:p>
          </table:table-cell>
          <table:table-cell office:value-type="string">
            <text:p>/enforcement/auditandmonitoring/auditreports/audengreport/audits2010/auditwaveney/waveney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31">
            <text:p>554631</text:p>
          </table:table-cell>
          <table:table-cell office:value-type="string">
            <text:p>/enforcement/auditandmonitoring/auditreports/audengreport/audits2010/auditwestberk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44">
            <text:p>554644</text:p>
          </table:table-cell>
          <table:table-cell office:value-type="string">
            <text:p>/enforcement/auditandmonitoring/auditreports/audengreport/audits2010/auditwestberkshire/westberkshi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143">
            <text:p>551143</text:p>
          </table:table-cell>
          <table:table-cell office:value-type="string">
            <text:p>/enforcement/auditandmonitoring/auditreports/audengreport/audits2010/auditwestlinds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193">
            <text:p>551193</text:p>
          </table:table-cell>
          <table:table-cell office:value-type="string">
            <text:p>/enforcement/auditandmonitoring/auditreports/audengreport/audits2010/auditwestlindsey/westlindsey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11">
            <text:p>545111</text:p>
          </table:table-cell>
          <table:table-cell office:value-type="string">
            <text:p>/enforcement/auditandmonitoring/auditreports/audengreport/audits2010/auditwestminst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89">
            <text:p>545289</text:p>
          </table:table-cell>
          <table:table-cell office:value-type="string">
            <text:p>/enforcement/auditandmonitoring/auditreports/audengreport/audits2010/auditwestminster/westminster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109">
            <text:p>545109</text:p>
          </table:table-cell>
          <table:table-cell office:value-type="string">
            <text:p>/enforcement/auditandmonitoring/auditreports/audengreport/audits2010/auditworth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87">
            <text:p>545287</text:p>
          </table:table-cell>
          <table:table-cell office:value-type="string">
            <text:p>/enforcement/auditandmonitoring/auditreports/audengreport/audits2010/auditworthing/worthing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630">
            <text:p>545630</text:p>
          </table:table-cell>
          <table:table-cell office:value-type="string">
            <text:p>/enforcement/auditandmonitoring/auditreports/audengreport/audits2010/auditwychav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638">
            <text:p>545638</text:p>
          </table:table-cell>
          <table:table-cell office:value-type="string">
            <text:p>/enforcement/auditandmonitoring/auditreports/audengreport/audits2010/auditwychavon/wychvo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077">
            <text:p>563077</text:p>
          </table:table-cell>
          <table:table-cell office:value-type="string">
            <text:p>/enforcement/auditandmonitoring/auditreports/audengreport/audits2010/southampt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113">
            <text:p>563113</text:p>
          </table:table-cell>
          <table:table-cell office:value-type="string">
            <text:p>/enforcement/auditandmonitoring/auditreports/audengreport/audits2010/southampton/southampto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346">
            <text:p>561346</text:p>
          </table:table-cell>
          <table:table-cell office:value-type="string">
            <text:p>/enforcement/auditandmonitoring/auditreports/audengreport/audits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833">
            <text:p>609833</text:p>
          </table:table-cell>
          <table:table-cell office:value-type="string">
            <text:p>/enforcement/auditandmonitoring/auditreports/audengreport/audits2011/auditbuckingham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880">
            <text:p>609880</text:p>
          </table:table-cell>
          <table:table-cell office:value-type="string">
            <text:p>/enforcement/auditandmonitoring/auditreports/audengreport/audits2011/auditbuckinghamshire/auditbuckinghamshire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018">
            <text:p>582018</text:p>
          </table:table-cell>
          <table:table-cell office:value-type="string">
            <text:p>/enforcement/auditandmonitoring/auditreports/audengreport/audits2011/auditcheshirewestandchest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020">
            <text:p>582020</text:p>
          </table:table-cell>
          <table:table-cell office:value-type="string">
            <text:p>/enforcement/auditandmonitoring/auditreports/audengreport/audits2011/auditcheshirewestandchester/cheshirewestandchester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28">
            <text:p>597328</text:p>
          </table:table-cell>
          <table:table-cell office:value-type="string">
            <text:p>/enforcement/auditandmonitoring/auditreports/audengreport/audits2011/auditcumbri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30">
            <text:p>597330</text:p>
          </table:table-cell>
          <table:table-cell office:value-type="string">
            <text:p>/enforcement/auditandmonitoring/auditreports/audengreport/audits2011/auditcumbria/cumbria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956">
            <text:p>597956</text:p>
          </table:table-cell>
          <table:table-cell office:value-type="string">
            <text:p>/enforcement/auditandmonitoring/auditreports/audengreport/audits2011/audithertford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959">
            <text:p>597959</text:p>
          </table:table-cell>
          <table:table-cell office:value-type="string">
            <text:p>/enforcement/auditandmonitoring/auditreports/audengreport/audits2011/audithertfordshire/hertfordshir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835">
            <text:p>580835</text:p>
          </table:table-cell>
          <table:table-cell office:value-type="string">
            <text:p>/enforcement/auditandmonitoring/auditreports/audengreport/audits2011/auditlanca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837">
            <text:p>580837</text:p>
          </table:table-cell>
          <table:table-cell office:value-type="string">
            <text:p>/enforcement/auditandmonitoring/auditreports/audengreport/audits2011/auditlancashire/lancashir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38">
            <text:p>597338</text:p>
          </table:table-cell>
          <table:table-cell office:value-type="string">
            <text:p>/enforcement/auditandmonitoring/auditreports/audengreport/audits2011/auditleicester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51">
            <text:p>597351</text:p>
          </table:table-cell>
          <table:table-cell office:value-type="string">
            <text:p>/enforcement/auditandmonitoring/auditreports/audengreport/audits2011/auditleicestershire/leicestershi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259">
            <text:p>602259</text:p>
          </table:table-cell>
          <table:table-cell office:value-type="string">
            <text:p>/enforcement/auditandmonitoring/auditreports/audengreport/audits2011/auditlincoln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262">
            <text:p>602262</text:p>
          </table:table-cell>
          <table:table-cell office:value-type="string">
            <text:p>/enforcement/auditandmonitoring/auditreports/audengreport/audits2011/auditlincolnshire/lincolnshi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310">
            <text:p>605310</text:p>
          </table:table-cell>
          <table:table-cell office:value-type="string">
            <text:p>/enforcement/auditandmonitoring/auditreports/audengreport/audits2011/auditnorfol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312">
            <text:p>605312</text:p>
          </table:table-cell>
          <table:table-cell office:value-type="string">
            <text:p>/enforcement/auditandmonitoring/auditreports/audengreport/audits2011/auditnorfolk/norfolk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40">
            <text:p>597340</text:p>
          </table:table-cell>
          <table:table-cell office:value-type="string">
            <text:p>/enforcement/auditandmonitoring/auditreports/audengreport/audits2011/auditnorthampton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83">
            <text:p>597383</text:p>
          </table:table-cell>
          <table:table-cell office:value-type="string">
            <text:p>/enforcement/auditandmonitoring/auditreports/audengreport/audits2011/auditnorthamptonshire/northamptonshi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773">
            <text:p>572773</text:p>
          </table:table-cell>
          <table:table-cell office:value-type="string">
            <text:p>/enforcement/auditandmonitoring/auditreports/audengreport/audits2011/auditnortheastlincoln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140">
            <text:p>653140</text:p>
          </table:table-cell>
          <table:table-cell office:value-type="string">
            <text:p>/enforcement/auditandmonitoring/auditreports/audengreport/audits2011/auditnortheastlincolnshire/ne-linc-uap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775">
            <text:p>572775</text:p>
          </table:table-cell>
          <table:table-cell office:value-type="string">
            <text:p>/enforcement/auditandmonitoring/auditreports/audengreport/audits2011/auditnortheastlincolnshire/northeastlincolnshir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78">
            <text:p>600178</text:p>
          </table:table-cell>
          <table:table-cell office:value-type="string">
            <text:p>/enforcement/auditandmonitoring/auditreports/audengreport/audits2011/auditnottingham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83">
            <text:p>600183</text:p>
          </table:table-cell>
          <table:table-cell office:value-type="string">
            <text:p>/enforcement/auditandmonitoring/auditreports/audengreport/audits2011/auditnottinghamshire/nottinghamshi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250">
            <text:p>580250</text:p>
          </table:table-cell>
          <table:table-cell office:value-type="string">
            <text:p>/enforcement/auditandmonitoring/auditreports/audengreport/audits2011/auditseft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252">
            <text:p>580252</text:p>
          </table:table-cell>
          <table:table-cell office:value-type="string">
            <text:p>/enforcement/auditandmonitoring/auditreports/audengreport/audits2011/auditsefton/sefto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36">
            <text:p>597336</text:p>
          </table:table-cell>
          <table:table-cell office:value-type="string">
            <text:p>/enforcement/auditandmonitoring/auditreports/audengreport/audits2011/auditsouthgloucester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42">
            <text:p>597342</text:p>
          </table:table-cell>
          <table:table-cell office:value-type="string">
            <text:p>/enforcement/auditandmonitoring/auditreports/audengreport/audits2011/auditsouthgloucestershire/southgloucestershi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807">
            <text:p>583807</text:p>
          </table:table-cell>
          <table:table-cell office:value-type="string">
            <text:p>/enforcement/auditandmonitoring/auditreports/audengreport/audits2011/auditsuffol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809">
            <text:p>583809</text:p>
          </table:table-cell>
          <table:table-cell office:value-type="string">
            <text:p>/enforcement/auditandmonitoring/auditreports/audengreport/audits2011/auditsuffolk/suffolk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240">
            <text:p>580240</text:p>
          </table:table-cell>
          <table:table-cell office:value-type="string">
            <text:p>/enforcement/auditandmonitoring/auditreports/audengreport/audits2011/auditsunder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242">
            <text:p>580242</text:p>
          </table:table-cell>
          <table:table-cell office:value-type="string">
            <text:p>/enforcement/auditandmonitoring/auditreports/audengreport/audits2011/auditsunderland/sunderlan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063">
            <text:p>568063</text:p>
          </table:table-cell>
          <table:table-cell office:value-type="string">
            <text:p>/enforcement/auditandmonitoring/auditreports/audengreport/audits2011/audituttlesfor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065">
            <text:p>568065</text:p>
          </table:table-cell>
          <table:table-cell office:value-type="string">
            <text:p>/enforcement/auditandmonitoring/auditreports/audengreport/audits2011/audituttlesford/uttlesfor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81">
            <text:p>600181</text:p>
          </table:table-cell>
          <table:table-cell office:value-type="string">
            <text:p>/enforcement/auditandmonitoring/auditreports/audengreport/audits2011/auditwestyork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89">
            <text:p>600189</text:p>
          </table:table-cell>
          <table:table-cell office:value-type="string">
            <text:p>/enforcement/auditandmonitoring/auditreports/audengreport/audits2011/auditwestyorks/westyorkshi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31">
            <text:p>592731</text:p>
          </table:table-cell>
          <table:table-cell office:value-type="string">
            <text:p>/enforcement/auditandmonitoring/auditreports/audengreport/audits2011/eastridingaudit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50">
            <text:p>592750</text:p>
          </table:table-cell>
          <table:table-cell office:value-type="string">
            <text:p>/enforcement/auditandmonitoring/auditreports/audengreport/audits2011/eastridingaudit2011/eastriding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33">
            <text:p>592733</text:p>
          </table:table-cell>
          <table:table-cell office:value-type="string">
            <text:p>/enforcement/auditandmonitoring/auditreports/audengreport/audits2011/kingstonuponhullaudit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52">
            <text:p>592752</text:p>
          </table:table-cell>
          <table:table-cell office:value-type="string">
            <text:p>/enforcement/auditandmonitoring/auditreports/audengreport/audits2011/kingstonuponhullaudit2011/kingstonuponhull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42">
            <text:p>592742</text:p>
          </table:table-cell>
          <table:table-cell office:value-type="string">
            <text:p>/enforcement/auditandmonitoring/auditreports/audengreport/audits2011/southtynesideaudit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58">
            <text:p>592758</text:p>
          </table:table-cell>
          <table:table-cell office:value-type="string">
            <text:p>/enforcement/auditandmonitoring/auditreports/audengreport/audits2011/southtynesideaudit2011/southtunesid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389">
            <text:p>613389</text:p>
          </table:table-cell>
          <table:table-cell office:value-type="string">
            <text:p>/enforcement/auditandmonitoring/auditreports/audengreport/audits2011/thanet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391">
            <text:p>613391</text:p>
          </table:table-cell>
          <table:table-cell office:value-type="string">
            <text:p>/enforcement/auditandmonitoring/auditreports/audengreport/audits2011/thanet-audit/thane-audit-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40">
            <text:p>592740</text:p>
          </table:table-cell>
          <table:table-cell office:value-type="string">
            <text:p>/enforcement/auditandmonitoring/auditreports/audengreport/audits2011/tilburyaudit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55">
            <text:p>592755</text:p>
          </table:table-cell>
          <table:table-cell office:value-type="string">
            <text:p>/enforcement/auditandmonitoring/auditreports/audengreport/audits2011/tilburyaudit2011/tilbury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25">
            <text:p>597325</text:p>
          </table:table-cell>
          <table:table-cell office:value-type="string">
            <text:p>/enforcement/auditandmonitoring/auditreports/audengreport/audits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511">
            <text:p>652511</text:p>
          </table:table-cell>
          <table:table-cell office:value-type="string">
            <text:p>/enforcement/auditandmonitoring/auditreports/audengreport/audits2012/ayles-vale-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580">
            <text:p>652580</text:p>
          </table:table-cell>
          <table:table-cell office:value-type="string">
            <text:p>/enforcement/auditandmonitoring/auditreports/audengreport/audits2012/ayles-vale-2012/ayles-vale-delivery-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093">
            <text:p>666093</text:p>
          </table:table-cell>
          <table:table-cell office:value-type="string">
            <text:p>/enforcement/auditandmonitoring/auditreports/audengreport/audits2012/craven-dc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712">
            <text:p>667712</text:p>
          </table:table-cell>
          <table:table-cell office:value-type="string">
            <text:p>/enforcement/auditandmonitoring/auditreports/audengreport/audits2012/craven-dca/Craven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645">
            <text:p>662645</text:p>
          </table:table-cell>
          <table:table-cell office:value-type="string">
            <text:p>/enforcement/auditandmonitoring/auditreports/audengreport/audits2012/doncast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652">
            <text:p>662652</text:p>
          </table:table-cell>
          <table:table-cell office:value-type="string">
            <text:p>/enforcement/auditandmonitoring/auditreports/audengreport/audits2012/doncaster/doncaster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130">
            <text:p>671130</text:p>
          </table:table-cell>
          <table:table-cell office:value-type="string">
            <text:p>/enforcement/auditandmonitoring/auditreports/audengreport/audits2012/durh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135">
            <text:p>671135</text:p>
          </table:table-cell>
          <table:table-cell office:value-type="string">
            <text:p>/enforcement/auditandmonitoring/auditreports/audengreport/audits2012/durham/Durham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230">
            <text:p>656230</text:p>
          </table:table-cell>
          <table:table-cell office:value-type="string">
            <text:p>/enforcement/auditandmonitoring/auditreports/audengreport/audits2012/medw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233">
            <text:p>656233</text:p>
          </table:table-cell>
          <table:table-cell office:value-type="string">
            <text:p>/enforcement/auditandmonitoring/auditreports/audengreport/audits2012/medway/medway-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659">
            <text:p>662659</text:p>
          </table:table-cell>
          <table:table-cell office:value-type="string">
            <text:p>/enforcement/auditandmonitoring/auditreports/audengreport/audits2012/northumberland-dc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662">
            <text:p>662662</text:p>
          </table:table-cell>
          <table:table-cell office:value-type="string">
            <text:p>/enforcement/auditandmonitoring/auditreports/audengreport/audits2012/northumberland-dca/northumberland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598">
            <text:p>671598</text:p>
          </table:table-cell>
          <table:table-cell office:value-type="string">
            <text:p>/enforcement/auditandmonitoring/auditreports/audengreport/audits2012/redbridge-lond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602">
            <text:p>671602</text:p>
          </table:table-cell>
          <table:table-cell office:value-type="string">
            <text:p>/enforcement/auditandmonitoring/auditreports/audengreport/audits2012/redbridge-london/redbridge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722">
            <text:p>673722</text:p>
          </table:table-cell>
          <table:table-cell office:value-type="string">
            <text:p>/enforcement/auditandmonitoring/auditreports/audengreport/audits2012/richmonduponthames-lond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725">
            <text:p>673725</text:p>
          </table:table-cell>
          <table:table-cell office:value-type="string">
            <text:p>/enforcement/auditandmonitoring/auditreports/audengreport/audits2012/richmonduponthames-london/richmonduponthames-london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920">
            <text:p>665920</text:p>
          </table:table-cell>
          <table:table-cell office:value-type="string">
            <text:p>/enforcement/auditandmonitoring/auditreports/audengreport/audits2012/southend-on-sea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046">
            <text:p>666046</text:p>
          </table:table-cell>
          <table:table-cell office:value-type="string">
            <text:p>/enforcement/auditandmonitoring/auditreports/audengreport/audits2012/southend-on-sea-audit/southend-on-se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283">
            <text:p>666283</text:p>
          </table:table-cell>
          <table:table-cell office:value-type="string">
            <text:p>/enforcement/auditandmonitoring/auditreports/audengreport/audits2012/southwark-lond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298">
            <text:p>666298</text:p>
          </table:table-cell>
          <table:table-cell office:value-type="string">
            <text:p>/enforcement/auditandmonitoring/auditreports/audengreport/audits2012/southwark-london/southwark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254">
            <text:p>656254</text:p>
          </table:table-cell>
          <table:table-cell office:value-type="string">
            <text:p>/enforcement/auditandmonitoring/auditreports/audengreport/audits2012/st-hele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256">
            <text:p>656256</text:p>
          </table:table-cell>
          <table:table-cell office:value-type="string">
            <text:p>/enforcement/auditandmonitoring/auditreports/audengreport/audits2012/st-helens/st-helens-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679">
            <text:p>657679</text:p>
          </table:table-cell>
          <table:table-cell office:value-type="string">
            <text:p>/enforcement/auditandmonitoring/auditreports/audengreport/audits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418">
            <text:p>706418</text:p>
          </table:table-cell>
          <table:table-cell office:value-type="string">
            <text:p>/enforcement/auditandmonitoring/auditreports/audengreport/audits2013/barnsl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422">
            <text:p>706422</text:p>
          </table:table-cell>
          <table:table-cell office:value-type="string">
            <text:p>/enforcement/auditandmonitoring/auditreports/audengreport/audits2013/barnsley/barnsley-fee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767">
            <text:p>697767</text:p>
          </table:table-cell>
          <table:table-cell office:value-type="string">
            <text:p>/enforcement/auditandmonitoring/auditreports/audengreport/audits2013/cambridge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769">
            <text:p>697769</text:p>
          </table:table-cell>
          <table:table-cell office:value-type="string">
            <text:p>/enforcement/auditandmonitoring/auditreports/audengreport/audits2013/cambridgeshire/cambridgeshire-fee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430">
            <text:p>699430</text:p>
          </table:table-cell>
          <table:table-cell office:value-type="string">
            <text:p>/enforcement/auditandmonitoring/auditreports/audengreport/audits2013/central-bedford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438">
            <text:p>699438</text:p>
          </table:table-cell>
          <table:table-cell office:value-type="string">
            <text:p>/enforcement/auditandmonitoring/auditreports/audengreport/audits2013/central-bedfordshire/central-bedfordshire-fee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15">
            <text:p>685415</text:p>
          </table:table-cell>
          <table:table-cell office:value-type="string">
            <text:p>/enforcement/auditandmonitoring/auditreports/audengreport/audits2013/cheshire-eas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27">
            <text:p>685427</text:p>
          </table:table-cell>
          <table:table-cell office:value-type="string">
            <text:p>/enforcement/auditandmonitoring/auditreports/audengreport/audits2013/cheshire-east/cheshire-east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260">
            <text:p>701260</text:p>
          </table:table-cell>
          <table:table-cell office:value-type="string">
            <text:p>/enforcement/auditandmonitoring/auditreports/audengreport/audits2013/cornwal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262">
            <text:p>701262</text:p>
          </table:table-cell>
          <table:table-cell office:value-type="string">
            <text:p>/enforcement/auditandmonitoring/auditreports/audengreport/audits2013/cornwall/cornwall-fee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432">
            <text:p>699432</text:p>
          </table:table-cell>
          <table:table-cell office:value-type="string">
            <text:p>/enforcement/auditandmonitoring/auditreports/audengreport/audits2013/darlingt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445">
            <text:p>699445</text:p>
          </table:table-cell>
          <table:table-cell office:value-type="string">
            <text:p>/enforcement/auditandmonitoring/auditreports/audengreport/audits2013/darlington/darlington-fee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668">
            <text:p>707668</text:p>
          </table:table-cell>
          <table:table-cell office:value-type="string">
            <text:p>/enforcement/auditandmonitoring/auditreports/audengreport/audits2013/derby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672">
            <text:p>707672</text:p>
          </table:table-cell>
          <table:table-cell office:value-type="string">
            <text:p>/enforcement/auditandmonitoring/auditreports/audengreport/audits2013/derbyshire/derbyshire-fee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961">
            <text:p>709961</text:p>
          </table:table-cell>
          <table:table-cell office:value-type="string">
            <text:p>/enforcement/auditandmonitoring/auditreports/audengreport/audits2013/ealing-lond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965">
            <text:p>709965</text:p>
          </table:table-cell>
          <table:table-cell office:value-type="string">
            <text:p>/enforcement/auditandmonitoring/auditreports/audengreport/audits2013/ealing-london/ealing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746">
            <text:p>697746</text:p>
          </table:table-cell>
          <table:table-cell office:value-type="string">
            <text:p>/enforcement/auditandmonitoring/auditreports/audengreport/audits2013/east-hertford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748">
            <text:p>697748</text:p>
          </table:table-cell>
          <table:table-cell office:value-type="string">
            <text:p>/enforcement/auditandmonitoring/auditreports/audengreport/audits2013/east-hertfordshire/east-hertfordshire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445">
            <text:p>679445</text:p>
          </table:table-cell>
          <table:table-cell office:value-type="string">
            <text:p>/enforcement/auditandmonitoring/auditreports/audengreport/audits2013/elmbridg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447">
            <text:p>679447</text:p>
          </table:table-cell>
          <table:table-cell office:value-type="string">
            <text:p>/enforcement/auditandmonitoring/auditreports/audengreport/audits2013/elmbridge/elmbridge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399">
            <text:p>681399</text:p>
          </table:table-cell>
          <table:table-cell office:value-type="string">
            <text:p>/enforcement/auditandmonitoring/auditreports/audengreport/audits2013/fareh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402">
            <text:p>681402</text:p>
          </table:table-cell>
          <table:table-cell office:value-type="string">
            <text:p>/enforcement/auditandmonitoring/auditreports/audengreport/audits2013/fareham/fareham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20">
            <text:p>715620</text:p>
          </table:table-cell>
          <table:table-cell office:value-type="string">
            <text:p>/enforcement/auditandmonitoring/auditreports/audengreport/audits2013/gloucester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24">
            <text:p>715624</text:p>
          </table:table-cell>
          <table:table-cell office:value-type="string">
            <text:p>/enforcement/auditandmonitoring/auditreports/audengreport/audits2013/gloucestershire/gloucestershire-fee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524">
            <text:p>685524</text:p>
          </table:table-cell>
          <table:table-cell office:value-type="string">
            <text:p>/enforcement/auditandmonitoring/auditreports/audengreport/audits2013/hertsme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532">
            <text:p>685532</text:p>
          </table:table-cell>
          <table:table-cell office:value-type="string">
            <text:p>/enforcement/auditandmonitoring/auditreports/audengreport/audits2013/hertsmere/hertsmere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513">
            <text:p>685513</text:p>
          </table:table-cell>
          <table:table-cell office:value-type="string">
            <text:p>/enforcement/auditandmonitoring/auditreports/audengreport/audits2013/horsh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515">
            <text:p>685515</text:p>
          </table:table-cell>
          <table:table-cell office:value-type="string">
            <text:p>/enforcement/auditandmonitoring/auditreports/audengreport/audits2013/horsham/horsham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837">
            <text:p>711837</text:p>
          </table:table-cell>
          <table:table-cell office:value-type="string">
            <text:p>/enforcement/auditandmonitoring/auditreports/audengreport/audits2013/isles-of-scill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842">
            <text:p>711842</text:p>
          </table:table-cell>
          <table:table-cell office:value-type="string">
            <text:p>/enforcement/auditandmonitoring/auditreports/audengreport/audits2013/isles-of-scilly/isles-of-scilly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281">
            <text:p>708281</text:p>
          </table:table-cell>
          <table:table-cell office:value-type="string">
            <text:p>/enforcement/auditandmonitoring/auditreports/audengreport/audits2013/oldh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283">
            <text:p>708283</text:p>
          </table:table-cell>
          <table:table-cell office:value-type="string">
            <text:p>/enforcement/auditandmonitoring/auditreports/audengreport/audits2013/oldham/Oldham-fee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420">
            <text:p>706420</text:p>
          </table:table-cell>
          <table:table-cell office:value-type="string">
            <text:p>/enforcement/auditandmonitoring/auditreports/audengreport/audits2013/portsmout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441">
            <text:p>706441</text:p>
          </table:table-cell>
          <table:table-cell office:value-type="string">
            <text:p>/enforcement/auditandmonitoring/auditreports/audengreport/audits2013/portsmouth/portsmouth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18">
            <text:p>715618</text:p>
          </table:table-cell>
          <table:table-cell office:value-type="string">
            <text:p>/enforcement/auditandmonitoring/auditreports/audengreport/audits2013/shrop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22">
            <text:p>715622</text:p>
          </table:table-cell>
          <table:table-cell office:value-type="string">
            <text:p>/enforcement/auditandmonitoring/auditreports/audengreport/audits2013/shropshire/shropshire-fee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737">
            <text:p>673737</text:p>
          </table:table-cell>
          <table:table-cell office:value-type="string">
            <text:p>/enforcement/auditandmonitoring/auditreports/audengreport/audits2013/st-alba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753">
            <text:p>673753</text:p>
          </table:table-cell>
          <table:table-cell office:value-type="string">
            <text:p>/enforcement/auditandmonitoring/auditreports/audengreport/audits2013/st-albans/st-albans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734">
            <text:p>673734</text:p>
          </table:table-cell>
          <table:table-cell office:value-type="string">
            <text:p>/enforcement/auditandmonitoring/auditreports/audengreport/audits2013/swal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755">
            <text:p>673755</text:p>
          </table:table-cell>
          <table:table-cell office:value-type="string">
            <text:p>/enforcement/auditandmonitoring/auditreports/audengreport/audits2013/swale/swale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686">
            <text:p>693686</text:p>
          </table:table-cell>
          <table:table-cell office:value-type="string">
            <text:p>/enforcement/auditandmonitoring/auditreports/audengreport/audits2013/waverl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691">
            <text:p>693691</text:p>
          </table:table-cell>
          <table:table-cell office:value-type="string">
            <text:p>/enforcement/auditandmonitoring/auditreports/audengreport/audits2013/waverley/waverley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181">
            <text:p>679181</text:p>
          </table:table-cell>
          <table:table-cell office:value-type="string">
            <text:p>/enforcement/auditandmonitoring/auditreports/audengreport/audits2013/west-oxford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200">
            <text:p>679200</text:p>
          </table:table-cell>
          <table:table-cell office:value-type="string">
            <text:p>/enforcement/auditandmonitoring/auditreports/audengreport/audits2013/west-oxfordshire/west-oxfordshire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221">
            <text:p>696221</text:p>
          </table:table-cell>
          <table:table-cell office:value-type="string">
            <text:p>/enforcement/auditandmonitoring/auditreports/audengreport/audits2013/west-sussex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225">
            <text:p>696225</text:p>
          </table:table-cell>
          <table:table-cell office:value-type="string">
            <text:p>/enforcement/auditandmonitoring/auditreports/audengreport/audits2013/west-sussex/west-sussex-fee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670">
            <text:p>707670</text:p>
          </table:table-cell>
          <table:table-cell office:value-type="string">
            <text:p>/enforcement/auditandmonitoring/auditreports/audengreport/audits2013/wilt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674">
            <text:p>707674</text:p>
          </table:table-cell>
          <table:table-cell office:value-type="string">
            <text:p>/enforcement/auditandmonitoring/auditreports/audengreport/audits2013/wiltshire/wiltshire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835">
            <text:p>711835</text:p>
          </table:table-cell>
          <table:table-cell office:value-type="string">
            <text:p>/enforcement/auditandmonitoring/auditreports/audengreport/audits2013/wycomb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839">
            <text:p>711839</text:p>
          </table:table-cell>
          <table:table-cell office:value-type="string">
            <text:p>/enforcement/auditandmonitoring/auditreports/audengreport/audits2013/wycombe/wycombe-delivery-compli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341">
            <text:p>702341</text:p>
          </table:table-cell>
          <table:table-cell office:value-type="string">
            <text:p>/enforcement/auditandmonitoring/auditreports/audengreport/audits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168">
            <text:p>713168</text:p>
          </table:table-cell>
          <table:table-cell office:value-type="string">
            <text:p>/enforcement/auditandmonitoring/auditreports/audengreport/audits2014/rochfor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222">
            <text:p>713222</text:p>
          </table:table-cell>
          <table:table-cell office:value-type="string">
            <text:p>/enforcement/auditandmonitoring/auditreports/audengreport/audits2014/rochford/rochford-imported-foo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714">
            <text:p>716714</text:p>
          </table:table-cell>
          <table:table-cell office:value-type="string">
            <text:p>/enforcement/auditandmonitoring/auditreports/audengreport/audits2014/solihul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721">
            <text:p>716721</text:p>
          </table:table-cell>
          <table:table-cell office:value-type="string">
            <text:p>/enforcement/auditandmonitoring/auditreports/audengreport/audits2014/solihull/solihull-imported-food-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015">
            <text:p>137015</text:p>
          </table:table-cell>
          <table:table-cell office:value-type="string">
            <text:p>/enforcement/auditandmonitoring/auditreports/auditnireland/</text:p>
          </table:table-cell>
          <table:table-cell office:value-type="string">
            <text:p>AuditRepo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614">
            <text:p>590614</text:p>
          </table:table-cell>
          <table:table-cell office:value-type="string">
            <text:p>/enforcement/auditandmonitoring/auditreports/auditnireland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616">
            <text:p>590616</text:p>
          </table:table-cell>
          <table:table-cell office:value-type="string">
            <text:p>/enforcement/auditandmonitoring/auditreports/auditnireland/2011/ards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618">
            <text:p>590618</text:p>
          </table:table-cell>
          <table:table-cell office:value-type="string">
            <text:p>/enforcement/auditandmonitoring/auditreports/auditnireland/2011/ards2011/ards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870">
            <text:p>597870</text:p>
          </table:table-cell>
          <table:table-cell office:value-type="string">
            <text:p>/enforcement/auditandmonitoring/auditreports/auditnireland/2011/auditcookstow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882">
            <text:p>597882</text:p>
          </table:table-cell>
          <table:table-cell office:value-type="string">
            <text:p>/enforcement/auditandmonitoring/auditreports/auditnireland/2011/auditcookstown/cookstown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868">
            <text:p>597868</text:p>
          </table:table-cell>
          <table:table-cell office:value-type="string">
            <text:p>/enforcement/auditandmonitoring/auditreports/auditnireland/2011/auditlar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875">
            <text:p>597875</text:p>
          </table:table-cell>
          <table:table-cell office:value-type="string">
            <text:p>/enforcement/auditandmonitoring/auditreports/auditnireland/2011/auditlarne/larn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219">
            <text:p>608219</text:p>
          </table:table-cell>
          <table:table-cell office:value-type="string">
            <text:p>/enforcement/auditandmonitoring/auditreports/auditnireland/2011/auditnewryandmour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224">
            <text:p>608224</text:p>
          </table:table-cell>
          <table:table-cell office:value-type="string">
            <text:p>/enforcement/auditandmonitoring/auditreports/auditnireland/2011/auditnewryandmourne/newryandmourn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789">
            <text:p>606789</text:p>
          </table:table-cell>
          <table:table-cell office:value-type="string">
            <text:p>/enforcement/auditandmonitoring/auditreports/auditnireland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909">
            <text:p>687909</text:p>
          </table:table-cell>
          <table:table-cell office:value-type="string">
            <text:p>/enforcement/auditandmonitoring/auditreports/auditnireland/2012/auditarmagh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914">
            <text:p>687914</text:p>
          </table:table-cell>
          <table:table-cell office:value-type="string">
            <text:p>/enforcement/auditandmonitoring/auditreports/auditnireland/2012/auditarmagh2012/armaghaudit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792">
            <text:p>606792</text:p>
          </table:table-cell>
          <table:table-cell office:value-type="string">
            <text:p>/enforcement/auditandmonitoring/auditreports/auditnireland/2012/auditbelfastport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795">
            <text:p>606795</text:p>
          </table:table-cell>
          <table:table-cell office:value-type="string">
            <text:p>/enforcement/auditandmonitoring/auditreports/auditnireland/2012/auditbelfastport2012/belfastportaudit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808">
            <text:p>667808</text:p>
          </table:table-cell>
          <table:table-cell office:value-type="string">
            <text:p>/enforcement/auditandmonitoring/auditreports/auditnireland/2012/auditnorthdown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812">
            <text:p>667812</text:p>
          </table:table-cell>
          <table:table-cell office:value-type="string">
            <text:p>/enforcement/auditandmonitoring/auditreports/auditnireland/2012/auditnorthdown2012/northdownaudit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924">
            <text:p>687924</text:p>
          </table:table-cell>
          <table:table-cell office:value-type="string">
            <text:p>/enforcement/auditandmonitoring/auditreports/auditnireland/2012/auditstrabane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926">
            <text:p>687926</text:p>
          </table:table-cell>
          <table:table-cell office:value-type="string">
            <text:p>/enforcement/auditandmonitoring/auditreports/auditnireland/2012/auditstrabane2012/strabaneaudit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907">
            <text:p>690907</text:p>
          </table:table-cell>
          <table:table-cell office:value-type="string">
            <text:p>/enforcement/auditandmonitoring/auditreports/auditnireland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513">
            <text:p>699513</text:p>
          </table:table-cell>
          <table:table-cell office:value-type="string">
            <text:p>/enforcement/auditandmonitoring/auditreports/auditnireland/2013/auditcarrickfergu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515">
            <text:p>699515</text:p>
          </table:table-cell>
          <table:table-cell office:value-type="string">
            <text:p>/enforcement/auditandmonitoring/auditreports/auditnireland/2013/auditcarrickfergus/carrickfergusaudit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910">
            <text:p>690910</text:p>
          </table:table-cell>
          <table:table-cell office:value-type="string">
            <text:p>/enforcement/auditandmonitoring/auditreports/auditnireland/2013/auditmoyle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914">
            <text:p>690914</text:p>
          </table:table-cell>
          <table:table-cell office:value-type="string">
            <text:p>/enforcement/auditandmonitoring/auditreports/auditnireland/2013/auditmoyle2013/moyleaudit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6754">
            <text:p>136754</text:p>
          </table:table-cell>
          <table:table-cell office:value-type="string">
            <text:p>/enforcement/auditandmonitoring/auditreports/auditscot/</text:p>
          </table:table-cell>
          <table:table-cell office:value-type="string">
            <text:p>AuditRepo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051">
            <text:p>569051</text:p>
          </table:table-cell>
          <table:table-cell office:value-type="string">
            <text:p>/enforcement/auditandmonitoring/auditreports/auditscot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271">
            <text:p>576271</text:p>
          </table:table-cell>
          <table:table-cell office:value-type="string">
            <text:p>/enforcement/auditandmonitoring/auditreports/auditscot/2011/aberdeenshir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813">
            <text:p>602813</text:p>
          </table:table-cell>
          <table:table-cell office:value-type="string">
            <text:p>/enforcement/auditandmonitoring/auditreports/auditscot/2011/angus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045">
            <text:p>569045</text:p>
          </table:table-cell>
          <table:table-cell office:value-type="string">
            <text:p>/enforcement/auditandmonitoring/auditreports/auditscot/2011/clackmannanshir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931">
            <text:p>606931</text:p>
          </table:table-cell>
          <table:table-cell office:value-type="string">
            <text:p>/enforcement/auditandmonitoring/auditreports/auditscot/2011/comhairlenaneileansiar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820">
            <text:p>583820</text:p>
          </table:table-cell>
          <table:table-cell office:value-type="string">
            <text:p>/enforcement/auditandmonitoring/auditreports/auditscot/2011/eastayrshir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831">
            <text:p>602831</text:p>
          </table:table-cell>
          <table:table-cell office:value-type="string">
            <text:p>/enforcement/auditandmonitoring/auditreports/auditscot/2011/eastrenfrewshir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269">
            <text:p>576269</text:p>
          </table:table-cell>
          <table:table-cell office:value-type="string">
            <text:p>/enforcement/auditandmonitoring/auditreports/auditscot/2011/glasgow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817">
            <text:p>602817</text:p>
          </table:table-cell>
          <table:table-cell office:value-type="string">
            <text:p>/enforcement/auditandmonitoring/auditreports/auditscot/2011/inverclyd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443">
            <text:p>580443</text:p>
          </table:table-cell>
          <table:table-cell office:value-type="string">
            <text:p>/enforcement/auditandmonitoring/auditreports/auditscot/2011/moray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825">
            <text:p>602825</text:p>
          </table:table-cell>
          <table:table-cell office:value-type="string">
            <text:p>/enforcement/auditandmonitoring/auditreports/auditscot/2011/renfrewshire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821">
            <text:p>602821</text:p>
          </table:table-cell>
          <table:table-cell office:value-type="string">
            <text:p>/enforcement/auditandmonitoring/auditreports/auditscot/2011/stirling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946">
            <text:p>606946</text:p>
          </table:table-cell>
          <table:table-cell office:value-type="string">
            <text:p>/enforcement/auditandmonitoring/auditreports/auditscot/auditscot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055">
            <text:p>694055</text:p>
          </table:table-cell>
          <table:table-cell office:value-type="string">
            <text:p>/enforcement/auditandmonitoring/auditreports/auditscot/auditscot2012/audit-dumfries-galloway-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047">
            <text:p>694047</text:p>
          </table:table-cell>
          <table:table-cell office:value-type="string">
            <text:p>/enforcement/auditandmonitoring/auditreports/auditscot/auditscot2012/audit-fife-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113">
            <text:p>716113</text:p>
          </table:table-cell>
          <table:table-cell office:value-type="string">
            <text:p>/enforcement/auditandmonitoring/auditreports/auditscot/auditscot2012/audit-highland-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051">
            <text:p>694051</text:p>
          </table:table-cell>
          <table:table-cell office:value-type="string">
            <text:p>/enforcement/auditandmonitoring/auditreports/auditscot/auditscot2012/audit-scottish-borders-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060">
            <text:p>694060</text:p>
          </table:table-cell>
          <table:table-cell office:value-type="string">
            <text:p>/enforcement/auditandmonitoring/auditreports/auditscot/auditscot2012/audit-south-ayr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183">
            <text:p>655183</text:p>
          </table:table-cell>
          <table:table-cell office:value-type="string">
            <text:p>/enforcement/auditandmonitoring/auditreports/auditscot/auditscot2012/east-lothhian-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949">
            <text:p>606949</text:p>
          </table:table-cell>
          <table:table-cell office:value-type="string">
            <text:p>/enforcement/auditandmonitoring/auditreports/auditscot/auditscot2012/falkirkaudit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948">
            <text:p>652948</text:p>
          </table:table-cell>
          <table:table-cell office:value-type="string">
            <text:p>/enforcement/auditandmonitoring/auditreports/auditscot/auditscot2012/south-lanarkshire-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017">
            <text:p>694017</text:p>
          </table:table-cell>
          <table:table-cell office:value-type="string">
            <text:p>/enforcement/auditandmonitoring/auditreports/auditscot/auditscot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332">
            <text:p>698332</text:p>
          </table:table-cell>
          <table:table-cell office:value-type="string">
            <text:p>/enforcement/auditandmonitoring/auditreports/auditscot/auditscot2013/argyll-bute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027">
            <text:p>694027</text:p>
          </table:table-cell>
          <table:table-cell office:value-type="string">
            <text:p>/enforcement/auditandmonitoring/auditreports/auditscot/auditscot2013/audit-moray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025">
            <text:p>694025</text:p>
          </table:table-cell>
          <table:table-cell office:value-type="string">
            <text:p>/enforcement/auditandmonitoring/auditreports/auditscot/auditscot2013/audit-north-ayrshire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022">
            <text:p>694022</text:p>
          </table:table-cell>
          <table:table-cell office:value-type="string">
            <text:p>/enforcement/auditandmonitoring/auditreports/auditscot/auditscot2013/audit-north-lanarkshire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624">
            <text:p>704624</text:p>
          </table:table-cell>
          <table:table-cell office:value-type="string">
            <text:p>/enforcement/auditandmonitoring/auditreports/auditscot/auditscot2013/audit-scottish-bord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396">
            <text:p>700396</text:p>
          </table:table-cell>
          <table:table-cell office:value-type="string">
            <text:p>/enforcement/auditandmonitoring/auditreports/auditscot/auditscot2013/audit-shetland-islands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026">
            <text:p>703026</text:p>
          </table:table-cell>
          <table:table-cell office:value-type="string">
            <text:p>/enforcement/auditandmonitoring/auditreports/auditscot/auditscot2013/city-edinburg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020">
            <text:p>694020</text:p>
          </table:table-cell>
          <table:table-cell office:value-type="string">
            <text:p>/enforcement/auditandmonitoring/auditreports/auditscot/auditscot2013/dumfries-gallow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327">
            <text:p>698327</text:p>
          </table:table-cell>
          <table:table-cell office:value-type="string">
            <text:p>/enforcement/auditandmonitoring/auditreports/auditscot/auditscot2013/fife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025">
            <text:p>697025</text:p>
          </table:table-cell>
          <table:table-cell office:value-type="string">
            <text:p>/enforcement/auditandmonitoring/auditreports/auditscot/auditscot2013/glasgow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220">
            <text:p>695220</text:p>
          </table:table-cell>
          <table:table-cell office:value-type="string">
            <text:p>/enforcement/auditandmonitoring/auditreports/auditscot/auditscot2013/highland-counci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728">
            <text:p>710728</text:p>
          </table:table-cell>
          <table:table-cell office:value-type="string">
            <text:p>/enforcement/auditandmonitoring/auditreports/auditscot/auditsscot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889">
            <text:p>711889</text:p>
          </table:table-cell>
          <table:table-cell office:value-type="string">
            <text:p>/enforcement/auditandmonitoring/auditreports/auditscot/auditsscot2014/audit-east-lothi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887">
            <text:p>711887</text:p>
          </table:table-cell>
          <table:table-cell office:value-type="string">
            <text:p>/enforcement/auditandmonitoring/auditreports/auditscot/auditsscot2014/audit-west-lothi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525">
            <text:p>714525</text:p>
          </table:table-cell>
          <table:table-cell office:value-type="string">
            <text:p>/enforcement/auditandmonitoring/auditreports/auditscot/auditsscot2014/glasgo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730">
            <text:p>710730</text:p>
          </table:table-cell>
          <table:table-cell office:value-type="string">
            <text:p>/enforcement/auditandmonitoring/auditreports/auditscot/auditsscot2014/orkney-islan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37">
            <text:p>631537</text:p>
          </table:table-cell>
          <table:table-cell office:value-type="string">
            <text:p>/enforcement/auditandmonitoring/auditreports/auditscot/coreaudi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39">
            <text:p>631539</text:p>
          </table:table-cell>
          <table:table-cell office:value-type="string">
            <text:p>/enforcement/auditandmonitoring/auditreports/auditscot/coreaudits/aberdeen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42">
            <text:p>631542</text:p>
          </table:table-cell>
          <table:table-cell office:value-type="string">
            <text:p>/enforcement/auditandmonitoring/auditreports/auditscot/coreaudits/aberdeenshire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29">
            <text:p>631629</text:p>
          </table:table-cell>
          <table:table-cell office:value-type="string">
            <text:p>/enforcement/auditandmonitoring/auditreports/auditscot/coreaudits/angus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14">
            <text:p>631614</text:p>
          </table:table-cell>
          <table:table-cell office:value-type="string">
            <text:p>/enforcement/auditandmonitoring/auditreports/auditscot/coreaudits/argyllbut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45">
            <text:p>631545</text:p>
          </table:table-cell>
          <table:table-cell office:value-type="string">
            <text:p>/enforcement/auditandmonitoring/auditreports/auditscot/coreaudits/clackmannanshire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02">
            <text:p>631602</text:p>
          </table:table-cell>
          <table:table-cell office:value-type="string">
            <text:p>/enforcement/auditandmonitoring/auditreports/auditscot/coreaudits/comhairlenaneilensr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48">
            <text:p>631548</text:p>
          </table:table-cell>
          <table:table-cell office:value-type="string">
            <text:p>/enforcement/auditandmonitoring/auditreports/auditscot/coreaudits/dumfries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05">
            <text:p>631605</text:p>
          </table:table-cell>
          <table:table-cell office:value-type="string">
            <text:p>/enforcement/auditandmonitoring/auditreports/auditscot/coreaudits/dundee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51">
            <text:p>631551</text:p>
          </table:table-cell>
          <table:table-cell office:value-type="string">
            <text:p>/enforcement/auditandmonitoring/auditreports/auditscot/coreaudits/eastayrshire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54">
            <text:p>631554</text:p>
          </table:table-cell>
          <table:table-cell office:value-type="string">
            <text:p>/enforcement/auditandmonitoring/auditreports/auditscot/coreaudits/eastdunbartonshi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57">
            <text:p>631557</text:p>
          </table:table-cell>
          <table:table-cell office:value-type="string">
            <text:p>/enforcement/auditandmonitoring/auditreports/auditscot/coreaudits/eastlothian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26">
            <text:p>631626</text:p>
          </table:table-cell>
          <table:table-cell office:value-type="string">
            <text:p>/enforcement/auditandmonitoring/auditreports/auditscot/coreaudits/edinburgh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60">
            <text:p>631560</text:p>
          </table:table-cell>
          <table:table-cell office:value-type="string">
            <text:p>/enforcement/auditandmonitoring/auditreports/auditscot/coreaudits/erenfrew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63">
            <text:p>631563</text:p>
          </table:table-cell>
          <table:table-cell office:value-type="string">
            <text:p>/enforcement/auditandmonitoring/auditreports/auditscot/coreaudits/falkirk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66">
            <text:p>631566</text:p>
          </table:table-cell>
          <table:table-cell office:value-type="string">
            <text:p>/enforcement/auditandmonitoring/auditreports/auditscot/coreaudits/fife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69">
            <text:p>631569</text:p>
          </table:table-cell>
          <table:table-cell office:value-type="string">
            <text:p>/enforcement/auditandmonitoring/auditreports/auditscot/coreaudits/glasgow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08">
            <text:p>631608</text:p>
          </table:table-cell>
          <table:table-cell office:value-type="string">
            <text:p>/enforcement/auditandmonitoring/auditreports/auditscot/coreaudits/highland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72">
            <text:p>631572</text:p>
          </table:table-cell>
          <table:table-cell office:value-type="string">
            <text:p>/enforcement/auditandmonitoring/auditreports/auditscot/coreaudits/invercly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75">
            <text:p>631575</text:p>
          </table:table-cell>
          <table:table-cell office:value-type="string">
            <text:p>/enforcement/auditandmonitoring/auditreports/auditscot/coreaudits/midlothian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23">
            <text:p>631623</text:p>
          </table:table-cell>
          <table:table-cell office:value-type="string">
            <text:p>/enforcement/auditandmonitoring/auditreports/auditscot/coreaudits/moray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78">
            <text:p>631578</text:p>
          </table:table-cell>
          <table:table-cell office:value-type="string">
            <text:p>/enforcement/auditandmonitoring/auditreports/auditscot/coreaudits/nayrshire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81">
            <text:p>631581</text:p>
          </table:table-cell>
          <table:table-cell office:value-type="string">
            <text:p>/enforcement/auditandmonitoring/auditreports/auditscot/coreaudits/nlanarkshire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11">
            <text:p>631611</text:p>
          </table:table-cell>
          <table:table-cell office:value-type="string">
            <text:p>/enforcement/auditandmonitoring/auditreports/auditscot/coreaudits/orkneyislands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84">
            <text:p>631584</text:p>
          </table:table-cell>
          <table:table-cell office:value-type="string">
            <text:p>/enforcement/auditandmonitoring/auditreports/auditscot/coreaudits/perthkinross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87">
            <text:p>631587</text:p>
          </table:table-cell>
          <table:table-cell office:value-type="string">
            <text:p>/enforcement/auditandmonitoring/auditreports/auditscot/coreaudits/renfrewshire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90">
            <text:p>631590</text:p>
          </table:table-cell>
          <table:table-cell office:value-type="string">
            <text:p>/enforcement/auditandmonitoring/auditreports/auditscot/coreaudits/scottishboarders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93">
            <text:p>631593</text:p>
          </table:table-cell>
          <table:table-cell office:value-type="string">
            <text:p>/enforcement/auditandmonitoring/auditreports/auditscot/coreaudits/shetlandcoreaudit01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17">
            <text:p>631617</text:p>
          </table:table-cell>
          <table:table-cell office:value-type="string">
            <text:p>/enforcement/auditandmonitoring/auditreports/auditscot/coreaudits/slanarkshire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32">
            <text:p>631632</text:p>
          </table:table-cell>
          <table:table-cell office:value-type="string">
            <text:p>/enforcement/auditandmonitoring/auditreports/auditscot/coreaudits/southayrshire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96">
            <text:p>631596</text:p>
          </table:table-cell>
          <table:table-cell office:value-type="string">
            <text:p>/enforcement/auditandmonitoring/auditreports/auditscot/coreaudits/stirling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599">
            <text:p>631599</text:p>
          </table:table-cell>
          <table:table-cell office:value-type="string">
            <text:p>/enforcement/auditandmonitoring/auditreports/auditscot/coreaudits/wdunbartonshire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20">
            <text:p>631620</text:p>
          </table:table-cell>
          <table:table-cell office:value-type="string">
            <text:p>/enforcement/auditandmonitoring/auditreports/auditscot/coreaudits/westlothianco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626">
            <text:p>557626</text:p>
          </table:table-cell>
          <table:table-cell office:value-type="string">
            <text:p>/enforcement/auditandmonitoring/auditreports/auditscot/scotlandaudits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628">
            <text:p>557628</text:p>
          </table:table-cell>
          <table:table-cell office:value-type="string">
            <text:p>/enforcement/auditandmonitoring/auditreports/auditscot/scotlandaudits2010/dundee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038">
            <text:p>561038</text:p>
          </table:table-cell>
          <table:table-cell office:value-type="string">
            <text:p>/enforcement/auditandmonitoring/auditreports/auditscot/scotlandaudits2010/eastdunbartonshire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638">
            <text:p>565638</text:p>
          </table:table-cell>
          <table:table-cell office:value-type="string">
            <text:p>/enforcement/auditandmonitoring/auditreports/auditscot/scotlandaudits2010/midlothian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791">
            <text:p>558791</text:p>
          </table:table-cell>
          <table:table-cell office:value-type="string">
            <text:p>/enforcement/auditandmonitoring/auditreports/auditscot/scotlandaudits2010/orkney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795">
            <text:p>558795</text:p>
          </table:table-cell>
          <table:table-cell office:value-type="string">
            <text:p>/enforcement/auditandmonitoring/auditreports/auditscot/scotlandaudits2010/perthkinross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794">
            <text:p>562794</text:p>
          </table:table-cell>
          <table:table-cell office:value-type="string">
            <text:p>/enforcement/auditandmonitoring/auditreports/auditscot/scotlandaudits2010/westdunbartonshire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632">
            <text:p>557632</text:p>
          </table:table-cell>
          <table:table-cell office:value-type="string">
            <text:p>/enforcement/auditandmonitoring/auditreports/auditscot/scotlandaudits2010/westlothian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6688">
            <text:p>136688</text:p>
          </table:table-cell>
          <table:table-cell office:value-type="string">
            <text:p>/enforcement/auditandmonitoring/auditreports/auditwales/</text:p>
          </table:table-cell>
          <table:table-cell office:value-type="string">
            <text:p>AuditRepo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293">
            <text:p>548293</text:p>
          </table:table-cell>
          <table:table-cell office:value-type="string">
            <text:p>/enforcement/auditandmonitoring/auditreports/auditwales/auditwales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135">
            <text:p>548135</text:p>
          </table:table-cell>
          <table:table-cell office:value-type="string">
            <text:p>/enforcement/auditandmonitoring/auditreports/auditwales/auditwales2010/auditceredig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139">
            <text:p>548139</text:p>
          </table:table-cell>
          <table:table-cell office:value-type="string">
            <text:p>/enforcement/auditandmonitoring/auditreports/auditwales/auditwales2010/auditgwyned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141">
            <text:p>548141</text:p>
          </table:table-cell>
          <table:table-cell office:value-type="string">
            <text:p>/enforcement/auditandmonitoring/auditreports/auditwales/auditwales2010/auditisleofanglese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143">
            <text:p>548143</text:p>
          </table:table-cell>
          <table:table-cell office:value-type="string">
            <text:p>/enforcement/auditandmonitoring/auditreports/auditwales/auditwales2010/auditmonmouth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145">
            <text:p>548145</text:p>
          </table:table-cell>
          <table:table-cell office:value-type="string">
            <text:p>/enforcement/auditandmonitoring/auditreports/auditwales/auditwales2010/auditpembroke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147">
            <text:p>548147</text:p>
          </table:table-cell>
          <table:table-cell office:value-type="string">
            <text:p>/enforcement/auditandmonitoring/auditreports/auditwales/auditwales2010/auditpow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149">
            <text:p>548149</text:p>
          </table:table-cell>
          <table:table-cell office:value-type="string">
            <text:p>/enforcement/auditandmonitoring/auditreports/auditwales/auditwales2010/auditrhoddacynonta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794">
            <text:p>564794</text:p>
          </table:table-cell>
          <table:table-cell office:value-type="string">
            <text:p>/enforcement/auditandmonitoring/auditreports/auditwales/auditwales2010/auditswanse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798">
            <text:p>564798</text:p>
          </table:table-cell>
          <table:table-cell office:value-type="string">
            <text:p>/enforcement/auditandmonitoring/auditreports/auditwales/auditwales2010/auditswansea/swansea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128">
            <text:p>564128</text:p>
          </table:table-cell>
          <table:table-cell office:value-type="string">
            <text:p>/enforcement/auditandmonitoring/auditreports/auditwales/auditwales2010/audittorfa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130">
            <text:p>564130</text:p>
          </table:table-cell>
          <table:table-cell office:value-type="string">
            <text:p>/enforcement/auditandmonitoring/auditreports/auditwales/auditwales2010/audittorfaen/torfaenaudit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037">
            <text:p>568037</text:p>
          </table:table-cell>
          <table:table-cell office:value-type="string">
            <text:p>/enforcement/auditandmonitoring/auditreports/auditwales/auditwales2010/blaenaugwentaudit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046">
            <text:p>568046</text:p>
          </table:table-cell>
          <table:table-cell office:value-type="string">
            <text:p>/enforcement/auditandmonitoring/auditreports/auditwales/auditwales2010/blaenaugwentaudit2010/blaenaugwent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410">
            <text:p>548410</text:p>
          </table:table-cell>
          <table:table-cell office:value-type="string">
            <text:p>/enforcement/auditandmonitoring/auditreports/auditwales/auditwales2010/bridge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699">
            <text:p>563699</text:p>
          </table:table-cell>
          <table:table-cell office:value-type="string">
            <text:p>/enforcement/auditandmonitoring/auditreports/auditwales/auditwales2010/carmarthen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137">
            <text:p>548137</text:p>
          </table:table-cell>
          <table:table-cell office:value-type="string">
            <text:p>/enforcement/auditandmonitoring/auditreports/auditwales/auditwales2010/denbighshi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657">
            <text:p>575657</text:p>
          </table:table-cell>
          <table:table-cell office:value-type="string">
            <text:p>/enforcement/auditandmonitoring/auditreports/auditwales/auditwales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659">
            <text:p>575659</text:p>
          </table:table-cell>
          <table:table-cell office:value-type="string">
            <text:p>/enforcement/auditandmonitoring/auditreports/auditwales/auditwales2011/auditnewpor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662">
            <text:p>575662</text:p>
          </table:table-cell>
          <table:table-cell office:value-type="string">
            <text:p>/enforcement/auditandmonitoring/auditreports/auditwales/auditwales2011/auditnewport/newport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708">
            <text:p>602708</text:p>
          </table:table-cell>
          <table:table-cell office:value-type="string">
            <text:p>/enforcement/auditandmonitoring/auditreports/auditwales/auditwales2011/audittorfa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715">
            <text:p>602715</text:p>
          </table:table-cell>
          <table:table-cell office:value-type="string">
            <text:p>/enforcement/auditandmonitoring/auditreports/auditwales/auditwales2011/audittorfaen/torfae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711">
            <text:p>602711</text:p>
          </table:table-cell>
          <table:table-cell office:value-type="string">
            <text:p>/enforcement/auditandmonitoring/auditreports/auditwales/auditwales2011/auditvaleofglamorg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720">
            <text:p>602720</text:p>
          </table:table-cell>
          <table:table-cell office:value-type="string">
            <text:p>/enforcement/auditandmonitoring/auditreports/auditwales/auditwales2011/auditvaleofglamorgan/valeofglamorgan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729">
            <text:p>592729</text:p>
          </table:table-cell>
          <table:table-cell office:value-type="string">
            <text:p>/enforcement/auditandmonitoring/auditreports/auditwales/auditwales2011/wrexhamaudit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742">
            <text:p>602742</text:p>
          </table:table-cell>
          <table:table-cell office:value-type="string">
            <text:p>/enforcement/auditandmonitoring/auditreports/auditwales/auditwales2011/wrexhamaudit2011/wrexhamaudi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735">
            <text:p>711735</text:p>
          </table:table-cell>
          <table:table-cell office:value-type="string">
            <text:p>/enforcement/auditandmonitoring/auditreports/auditwales/auditwales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739">
            <text:p>711739</text:p>
          </table:table-cell>
          <table:table-cell office:value-type="string">
            <text:p>/enforcement/auditandmonitoring/auditreports/auditwales/auditwales2013/bridgendaudit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741">
            <text:p>711741</text:p>
          </table:table-cell>
          <table:table-cell office:value-type="string">
            <text:p>/enforcement/auditandmonitoring/auditreports/auditwales/auditwales2013/bridgendaudit2013/bridgend2013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746">
            <text:p>711746</text:p>
          </table:table-cell>
          <table:table-cell office:value-type="string">
            <text:p>/enforcement/auditandmonitoring/auditreports/auditwales/auditwales2013/monmouthshireaudit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748">
            <text:p>711748</text:p>
          </table:table-cell>
          <table:table-cell office:value-type="string">
            <text:p>/enforcement/auditandmonitoring/auditreports/auditwales/auditwales2013/monmouthshireaudit2013/monmouthshireaudit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618">
            <text:p>620618</text:p>
          </table:table-cell>
          <table:table-cell office:value-type="string">
            <text:p>/enforcement/auditandmonitoring/auditreports/auditwales/auditwalesyr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36">
            <text:p>631636</text:p>
          </table:table-cell>
          <table:table-cell office:value-type="string">
            <text:p>/enforcement/auditandmonitoring/auditreports/auditwales/auditwalesyr4/auditwalesbridgend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41">
            <text:p>631641</text:p>
          </table:table-cell>
          <table:table-cell office:value-type="string">
            <text:p>/enforcement/auditandmonitoring/auditreports/auditwales/auditwalesyr4/auditwalesbridgendbranch/bridgen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45">
            <text:p>631645</text:p>
          </table:table-cell>
          <table:table-cell office:value-type="string">
            <text:p>/enforcement/auditandmonitoring/auditreports/auditwales/auditwalesyr4/auditwalesgwynedd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50">
            <text:p>631650</text:p>
          </table:table-cell>
          <table:table-cell office:value-type="string">
            <text:p>/enforcement/auditandmonitoring/auditreports/auditwales/auditwalesyr4/auditwalesgwyneddbranch/gwynedd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54">
            <text:p>631654</text:p>
          </table:table-cell>
          <table:table-cell office:value-type="string">
            <text:p>/enforcement/auditandmonitoring/auditreports/auditwales/auditwalesyr4/auditwalesmerthyrtydfil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59">
            <text:p>631659</text:p>
          </table:table-cell>
          <table:table-cell office:value-type="string">
            <text:p>/enforcement/auditandmonitoring/auditreports/auditwales/auditwalesyr4/auditwalesmerthyrtydfilbranch/merthyrtydfilauditrepo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63">
            <text:p>631663</text:p>
          </table:table-cell>
          <table:table-cell office:value-type="string">
            <text:p>/enforcement/auditandmonitoring/auditreports/auditwales/auditwalesyr4/auditwalesmonmouthshire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68">
            <text:p>631668</text:p>
          </table:table-cell>
          <table:table-cell office:value-type="string">
            <text:p>/enforcement/auditandmonitoring/auditreports/auditwales/auditwalesyr4/auditwalesmonmouthshirebranch/monmouthshi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72">
            <text:p>631672</text:p>
          </table:table-cell>
          <table:table-cell office:value-type="string">
            <text:p>/enforcement/auditandmonitoring/auditreports/auditwales/auditwalesyr4/auditwalespembrokes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77">
            <text:p>631677</text:p>
          </table:table-cell>
          <table:table-cell office:value-type="string">
            <text:p>/enforcement/auditandmonitoring/auditreports/auditwales/auditwalesyr4/auditwalespembrokesbranch/pembrokeshire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81">
            <text:p>631681</text:p>
          </table:table-cell>
          <table:table-cell office:value-type="string">
            <text:p>/enforcement/auditandmonitoring/auditreports/auditwales/auditwalesyr4/auditwalespowys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86">
            <text:p>631686</text:p>
          </table:table-cell>
          <table:table-cell office:value-type="string">
            <text:p>/enforcement/auditandmonitoring/auditreports/auditwales/auditwalesyr4/auditwalespowysbranch/powys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90">
            <text:p>631690</text:p>
          </table:table-cell>
          <table:table-cell office:value-type="string">
            <text:p>/enforcement/auditandmonitoring/auditreports/auditwales/auditwalesyr4/auditwalesswansea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95">
            <text:p>631695</text:p>
          </table:table-cell>
          <table:table-cell office:value-type="string">
            <text:p>/enforcement/auditandmonitoring/auditreports/auditwales/auditwalesyr4/auditwalesswanseabranch/swansea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608">
            <text:p>620608</text:p>
          </table:table-cell>
          <table:table-cell office:value-type="string">
            <text:p>/enforcement/auditandmonitoring/auditreports/auditwales/auditwalesyr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699">
            <text:p>631699</text:p>
          </table:table-cell>
          <table:table-cell office:value-type="string">
            <text:p>/enforcement/auditandmonitoring/auditreports/auditwales/auditwalesyr5/auditwalescaerphilly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04">
            <text:p>631704</text:p>
          </table:table-cell>
          <table:table-cell office:value-type="string">
            <text:p>/enforcement/auditandmonitoring/auditreports/auditwales/auditwalesyr5/auditwalescaerphillybranch/caerphilly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08">
            <text:p>631708</text:p>
          </table:table-cell>
          <table:table-cell office:value-type="string">
            <text:p>/enforcement/auditandmonitoring/auditreports/auditwales/auditwalesyr5/auditwalesneathporttalbot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13">
            <text:p>631713</text:p>
          </table:table-cell>
          <table:table-cell office:value-type="string">
            <text:p>/enforcement/auditandmonitoring/auditreports/auditwales/auditwalesyr5/auditwalesneathporttalbotbranch/neathporttalbotaud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</table:table>
      <table:table table:name="committees" table:style-name="ta1">
        <table:table-column table:style-name="co1" table:number-columns-repeated="4" table:default-cell-style-name="Default"/>
        <table:table-row table:style-name="ro1">
          <table:table-cell office:value-type="float" office:value="623176">
            <text:p>623176</text:p>
          </table:table-cell>
          <table:table-cell office:value-type="string">
            <text:p>/enforcement/enfcomm/elg/laelgmembership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525">
            <text:p>502525</text:p>
          </table:table-cell>
          <table:table-cell office:value-type="string">
            <text:p>/enforcement/enfcomm/fhrssteeringgrou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17">
            <text:p>547017</text:p>
          </table:table-cell>
          <table:table-cell office:value-type="string">
            <text:p>/enforcement/enfcomm/fhrssteeringgroup/fhrslaita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25">
            <text:p>547025</text:p>
          </table:table-cell>
          <table:table-cell office:value-type="string">
            <text:p>/enforcement/enfcomm/fhrssteeringgroup/fhrslaitag/laitagmeet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28">
            <text:p>547028</text:p>
          </table:table-cell>
          <table:table-cell office:value-type="string">
            <text:p>/enforcement/enfcomm/fhrssteeringgroup/fhrslaitag/laitagmeet/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319">
            <text:p>552319</text:p>
          </table:table-cell>
          <table:table-cell office:value-type="string">
            <text:p>/enforcement/enfcomm/fhrssteeringgroup/fhrslaitag/laitagmeet/10/lait10062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322">
            <text:p>552322</text:p>
          </table:table-cell>
          <table:table-cell office:value-type="string">
            <text:p>/enforcement/enfcomm/fhrssteeringgroup/fhrslaitag/laitagmeet/10/lait100622/lait100622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325">
            <text:p>552325</text:p>
          </table:table-cell>
          <table:table-cell office:value-type="string">
            <text:p>/enforcement/enfcomm/fhrssteeringgroup/fhrslaitag/laitagmeet/10/lait100622/lait100622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30">
            <text:p>547030</text:p>
          </table:table-cell>
          <table:table-cell office:value-type="string">
            <text:p>/enforcement/enfcomm/fhrssteeringgroup/fhrslaitag/laitagmeet/10/laitag1004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36">
            <text:p>547036</text:p>
          </table:table-cell>
          <table:table-cell office:value-type="string">
            <text:p>/enforcement/enfcomm/fhrssteeringgroup/fhrslaitag/laitagmeet/10/laitag100421/laitag10042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33">
            <text:p>547033</text:p>
          </table:table-cell>
          <table:table-cell office:value-type="string">
            <text:p>/enforcement/enfcomm/fhrssteeringgroup/fhrslaitag/laitagmeet/10/laitag100421/laitag100421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23">
            <text:p>547023</text:p>
          </table:table-cell>
          <table:table-cell office:value-type="string">
            <text:p>/enforcement/enfcomm/fhrssteeringgroup/fhrslaitag/laitag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19">
            <text:p>547019</text:p>
          </table:table-cell>
          <table:table-cell office:value-type="string">
            <text:p>/enforcement/enfcomm/fhrssteeringgroup/fhrslaitag/laitmemb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372">
            <text:p>552372</text:p>
          </table:table-cell>
          <table:table-cell office:value-type="string">
            <text:p>/enforcement/enfcomm/fhrssteeringgroup/fhrssgintersession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703">
            <text:p>499703</text:p>
          </table:table-cell>
          <table:table-cell office:value-type="string">
            <text:p>/enforcement/enfcomm/fhrssteeringgroup/fhrssgmeeting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705">
            <text:p>499705</text:p>
          </table:table-cell>
          <table:table-cell office:value-type="string">
            <text:p>/enforcement/enfcomm/fhrssteeringgroup/fhrssgmeetings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707">
            <text:p>499707</text:p>
          </table:table-cell>
          <table:table-cell office:value-type="string">
            <text:p>/enforcement/enfcomm/fhrssteeringgroup/fhrssgmeetings/2009/09032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709">
            <text:p>499709</text:p>
          </table:table-cell>
          <table:table-cell office:value-type="string">
            <text:p>/enforcement/enfcomm/fhrssteeringgroup/fhrssgmeetings/2009/090324/scoresdoorsagenda09032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542">
            <text:p>502542</text:p>
          </table:table-cell>
          <table:table-cell office:value-type="string">
            <text:p>/enforcement/enfcomm/fhrssteeringgroup/fhrssgmeetings/2009/090324/sotdsteer090324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0239">
            <text:p>510239</text:p>
          </table:table-cell>
          <table:table-cell office:value-type="string">
            <text:p>/enforcement/enfcomm/fhrssteeringgroup/fhrssgmeetings/2009/0907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579">
            <text:p>513579</text:p>
          </table:table-cell>
          <table:table-cell office:value-type="string">
            <text:p>/enforcement/enfcomm/fhrssteeringgroup/fhrssgmeetings/2009/090721/sotdsteering090721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0241">
            <text:p>510241</text:p>
          </table:table-cell>
          <table:table-cell office:value-type="string">
            <text:p>/enforcement/enfcomm/fhrssteeringgroup/fhrssgmeetings/2009/090721/sotgsg090721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065">
            <text:p>518065</text:p>
          </table:table-cell>
          <table:table-cell office:value-type="string">
            <text:p>/enforcement/enfcomm/fhrssteeringgroup/fhrssgmeetings/2009/sotdsg09093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102">
            <text:p>526102</text:p>
          </table:table-cell>
          <table:table-cell office:value-type="string">
            <text:p>/enforcement/enfcomm/fhrssteeringgroup/fhrssgmeetings/2009/sotdsg090930/sotdsgmin09093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069">
            <text:p>518069</text:p>
          </table:table-cell>
          <table:table-cell office:value-type="string">
            <text:p>/enforcement/enfcomm/fhrssteeringgroup/fhrssgmeetings/2009/sotdsg090930/sotgsg090930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145">
            <text:p>526145</text:p>
          </table:table-cell>
          <table:table-cell office:value-type="string">
            <text:p>/enforcement/enfcomm/fhrssteeringgroup/fhrssgmeetings/2009/sotdsg09112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190">
            <text:p>526190</text:p>
          </table:table-cell>
          <table:table-cell office:value-type="string">
            <text:p>/enforcement/enfcomm/fhrssteeringgroup/fhrssgmeetings/2009/sotdsg091126/sotdsgagenda09112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144">
            <text:p>530144</text:p>
          </table:table-cell>
          <table:table-cell office:value-type="string">
            <text:p>/enforcement/enfcomm/fhrssteeringgroup/fhrssgmeetings/2009/sotdsg091126/sotdsgmin09112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115">
            <text:p>530115</text:p>
          </table:table-cell>
          <table:table-cell office:value-type="string">
            <text:p>/enforcement/enfcomm/fhrssteeringgroup/fhrssgmeetings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151">
            <text:p>530151</text:p>
          </table:table-cell>
          <table:table-cell office:value-type="string">
            <text:p>/enforcement/enfcomm/fhrssteeringgroup/fhrssgmeetings/2010/sotdsg1001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153">
            <text:p>530153</text:p>
          </table:table-cell>
          <table:table-cell office:value-type="string">
            <text:p>/enforcement/enfcomm/fhrssteeringgroup/fhrssgmeetings/2010/sotdsg100113/sotdsgagenda1001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643">
            <text:p>537643</text:p>
          </table:table-cell>
          <table:table-cell office:value-type="string">
            <text:p>/enforcement/enfcomm/fhrssteeringgroup/fhrssgmeetings/2010/sotdsg100113/sotdsgmin1001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212">
            <text:p>538212</text:p>
          </table:table-cell>
          <table:table-cell office:value-type="string">
            <text:p>/enforcement/enfcomm/fhrssteeringgroup/fhrssgmeetings/2010/sotdsg10031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217">
            <text:p>538217</text:p>
          </table:table-cell>
          <table:table-cell office:value-type="string">
            <text:p>/enforcement/enfcomm/fhrssteeringgroup/fhrssgmeetings/2010/sotdsg100318/sotdsg100318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86">
            <text:p>543386</text:p>
          </table:table-cell>
          <table:table-cell office:value-type="string">
            <text:p>/enforcement/enfcomm/fhrssteeringgroup/fhrssgmeetings/2010/sotdsg100318/sotdsg100318mi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249">
            <text:p>547249</text:p>
          </table:table-cell>
          <table:table-cell office:value-type="string">
            <text:p>/enforcement/enfcomm/fhrssteeringgroup/fhrssgmeetings/2010/sotdsg10061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253">
            <text:p>547253</text:p>
          </table:table-cell>
          <table:table-cell office:value-type="string">
            <text:p>/enforcement/enfcomm/fhrssteeringgroup/fhrssgmeetings/2010/sotdsg100617/sotdsg100617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330">
            <text:p>551330</text:p>
          </table:table-cell>
          <table:table-cell office:value-type="string">
            <text:p>/enforcement/enfcomm/fhrssteeringgroup/fhrssgmeetings/2010/sotdsg100617/sotdsg100617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366">
            <text:p>554366</text:p>
          </table:table-cell>
          <table:table-cell office:value-type="string">
            <text:p>/enforcement/enfcomm/fhrssteeringgroup/fhrssgmeetings/2010/sotdsg1009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904">
            <text:p>564904</text:p>
          </table:table-cell>
          <table:table-cell office:value-type="string">
            <text:p>/enforcement/enfcomm/fhrssteeringgroup/fhrssgmeetings/2010/sotdsg100909/fhrssgmin1009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368">
            <text:p>554368</text:p>
          </table:table-cell>
          <table:table-cell office:value-type="string">
            <text:p>/enforcement/enfcomm/fhrssteeringgroup/fhrssgmeetings/2010/sotdsg100909/sotdsg100909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625">
            <text:p>567625</text:p>
          </table:table-cell>
          <table:table-cell office:value-type="string">
            <text:p>/enforcement/enfcomm/fhrssteeringgroup/fhrssgmeetings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629">
            <text:p>567629</text:p>
          </table:table-cell>
          <table:table-cell office:value-type="string">
            <text:p>/enforcement/enfcomm/fhrssteeringgroup/fhrssgmeetings/2011/fhrssg1103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637">
            <text:p>567637</text:p>
          </table:table-cell>
          <table:table-cell office:value-type="string">
            <text:p>/enforcement/enfcomm/fhrssteeringgroup/fhrssgmeetings/2011/fhrssg110310/fhrsg1103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414">
            <text:p>590414</text:p>
          </table:table-cell>
          <table:table-cell office:value-type="string">
            <text:p>/enforcement/enfcomm/fhrssteeringgroup/fhrssgmeetings/2011/fhrssg110310/fhrssg110310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225">
            <text:p>590225</text:p>
          </table:table-cell>
          <table:table-cell office:value-type="string">
            <text:p>/enforcement/enfcomm/fhrssteeringgroup/fhrssgmeetings/2011/fhrssg111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228">
            <text:p>590228</text:p>
          </table:table-cell>
          <table:table-cell office:value-type="string">
            <text:p>/enforcement/enfcomm/fhrssteeringgroup/fhrssgmeetings/2011/fhrssg111012/fhrsg111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893">
            <text:p>595893</text:p>
          </table:table-cell>
          <table:table-cell office:value-type="string">
            <text:p>/enforcement/enfcomm/fhrssteeringgroup/fhrssgmeetings/2011/fhrssg111012/fhrssg111012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745">
            <text:p>605745</text:p>
          </table:table-cell>
          <table:table-cell office:value-type="string">
            <text:p>/enforcement/enfcomm/fhrssteeringgroup/fhrssgmeeting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331">
            <text:p>640331</text:p>
          </table:table-cell>
          <table:table-cell office:value-type="string">
            <text:p>/enforcement/enfcomm/fhrssteeringgroup/fhrssgmeetings/2012/23oct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781">
            <text:p>666781</text:p>
          </table:table-cell>
          <table:table-cell office:value-type="string">
            <text:p>/enforcement/enfcomm/fhrssteeringgroup/fhrssgmeetings/2012/23oct2012/fhrssg231012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336">
            <text:p>640336</text:p>
          </table:table-cell>
          <table:table-cell office:value-type="string">
            <text:p>/enforcement/enfcomm/fhrssteeringgroup/fhrssgmeetings/2012/23oct2012/meetingoct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747">
            <text:p>605747</text:p>
          </table:table-cell>
          <table:table-cell office:value-type="string">
            <text:p>/enforcement/enfcomm/fhrssteeringgroup/fhrssgmeetings/2012/fhrssg2003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749">
            <text:p>605749</text:p>
          </table:table-cell>
          <table:table-cell office:value-type="string">
            <text:p>/enforcement/enfcomm/fhrssteeringgroup/fhrssgmeetings/2012/fhrssg200312/fhrssg2003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321">
            <text:p>611321</text:p>
          </table:table-cell>
          <table:table-cell office:value-type="string">
            <text:p>/enforcement/enfcomm/fhrssteeringgroup/fhrssgmeetings/2012/fhrssg200312/fhrssg200312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114">
            <text:p>666114</text:p>
          </table:table-cell>
          <table:table-cell office:value-type="string">
            <text:p>/enforcement/enfcomm/fhrssteeringgroup/fhrssgmeeting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116">
            <text:p>666116</text:p>
          </table:table-cell>
          <table:table-cell office:value-type="string">
            <text:p>/enforcement/enfcomm/fhrssteeringgroup/fhrssgmeetings/2013/fhrs18april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120">
            <text:p>666120</text:p>
          </table:table-cell>
          <table:table-cell office:value-type="string">
            <text:p>/enforcement/enfcomm/fhrssteeringgroup/fhrssgmeetings/2013/fhrs18april2013/meetingapr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640">
            <text:p>692640</text:p>
          </table:table-cell>
          <table:table-cell office:value-type="string">
            <text:p>/enforcement/enfcomm/fhrssteeringgroup/fhrssgmeetings/2013/fhrs7nov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642">
            <text:p>692642</text:p>
          </table:table-cell>
          <table:table-cell office:value-type="string">
            <text:p>/enforcement/enfcomm/fhrssteeringgroup/fhrssgmeetings/2013/fhrs7nov2013/meetingnov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136">
            <text:p>712136</text:p>
          </table:table-cell>
          <table:table-cell office:value-type="string">
            <text:p>/enforcement/enfcomm/fhrssteeringgroup/fhrssgmeetings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138">
            <text:p>712138</text:p>
          </table:table-cell>
          <table:table-cell office:value-type="string">
            <text:p>/enforcement/enfcomm/fhrssteeringgroup/fhrssgmeetings/2014/fhrs12may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143">
            <text:p>712143</text:p>
          </table:table-cell>
          <table:table-cell office:value-type="string">
            <text:p>/enforcement/enfcomm/fhrssteeringgroup/fhrssgmeetings/2014/fhrs12may2014/fhrs12may2014-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532">
            <text:p>502532</text:p>
          </table:table-cell>
          <table:table-cell office:value-type="string">
            <text:p>/enforcement/enfcomm/fhrssteeringgroup/fhrssgmembership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530">
            <text:p>502530</text:p>
          </table:table-cell>
          <table:table-cell office:value-type="string">
            <text:p>/enforcement/enfcomm/fhrssteeringgroup/fhrssg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536">
            <text:p>502536</text:p>
          </table:table-cell>
          <table:table-cell office:value-type="string">
            <text:p>/enforcement/enfcomm/fhrssteeringgroup/fhrssgworkprogramm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869">
            <text:p>595869</text:p>
          </table:table-cell>
          <table:table-cell office:value-type="string">
            <text:p>/enforcement/enfcomm/fhrssteeringgroup/fhrssotdii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871">
            <text:p>595871</text:p>
          </table:table-cell>
          <table:table-cell office:value-type="string">
            <text:p>/enforcement/enfcomm/fhrssteeringgroup/fhrssotdiig/fhrssotdiigmeeting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873">
            <text:p>595873</text:p>
          </table:table-cell>
          <table:table-cell office:value-type="string">
            <text:p>/enforcement/enfcomm/fhrssteeringgroup/fhrssotdiig/fhrssotdiigmeetings/iig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876">
            <text:p>595876</text:p>
          </table:table-cell>
          <table:table-cell office:value-type="string">
            <text:p>/enforcement/enfcomm/fhrssteeringgroup/fhrssotdiig/fhrssotdiigmeetings/iig2011/iig1111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879">
            <text:p>595879</text:p>
          </table:table-cell>
          <table:table-cell office:value-type="string">
            <text:p>/enforcement/enfcomm/fhrssteeringgroup/fhrssotdiig/fhrssotdiigmeetings/iig2011/iig111109/iig111109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126">
            <text:p>596126</text:p>
          </table:table-cell>
          <table:table-cell office:value-type="string">
            <text:p>/enforcement/enfcomm/fhrssteeringgroup/fhrssotdiig/fhrssotdiigmeetings/iig2011/iig111109/iig111109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882">
            <text:p>595882</text:p>
          </table:table-cell>
          <table:table-cell office:value-type="string">
            <text:p>/enforcement/enfcomm/fhrssteeringgroup/fhrssotdiig/fhrssotdiigmembership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885">
            <text:p>595885</text:p>
          </table:table-cell>
          <table:table-cell office:value-type="string">
            <text:p>/enforcement/enfcomm/fhrssteeringgroup/fhrssotdiig/fhrssotdiig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618">
            <text:p>531618</text:p>
          </table:table-cell>
          <table:table-cell office:value-type="string">
            <text:p>/enforcement/enfcomm/fhrssteeringgroup/fhrswgc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624">
            <text:p>531624</text:p>
          </table:table-cell>
          <table:table-cell office:value-type="string">
            <text:p>/enforcement/enfcomm/fhrssteeringgroup/fhrswgci/sotdwgcimeet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630">
            <text:p>531630</text:p>
          </table:table-cell>
          <table:table-cell office:value-type="string">
            <text:p>/enforcement/enfcomm/fhrssteeringgroup/fhrswgci/sotdwgcimeet/sotdci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627">
            <text:p>531627</text:p>
          </table:table-cell>
          <table:table-cell office:value-type="string">
            <text:p>/enforcement/enfcomm/fhrssteeringgroup/fhrswgci/sotdwgcimeet/sotdci2010/sotdwgci10012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634">
            <text:p>531634</text:p>
          </table:table-cell>
          <table:table-cell office:value-type="string">
            <text:p>/enforcement/enfcomm/fhrssteeringgroup/fhrswgci/sotdwgcimeet/sotdci2010/sotdwgci100128/sotdci100128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453">
            <text:p>537453</text:p>
          </table:table-cell>
          <table:table-cell office:value-type="string">
            <text:p>/enforcement/enfcomm/fhrssteeringgroup/fhrswgci/sotdwgcimeet/sotdci2010/sotdwgci100128/sotdwgcimin10012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459">
            <text:p>537459</text:p>
          </table:table-cell>
          <table:table-cell office:value-type="string">
            <text:p>/enforcement/enfcomm/fhrssteeringgroup/fhrswgci/sotdwgcimeet/sotdci2010/wgci1003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422">
            <text:p>543422</text:p>
          </table:table-cell>
          <table:table-cell office:value-type="string">
            <text:p>/enforcement/enfcomm/fhrssteeringgroup/fhrswgci/sotdwgcimeet/sotdci2010/wgci100311/sotdciwg1003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462">
            <text:p>537462</text:p>
          </table:table-cell>
          <table:table-cell office:value-type="string">
            <text:p>/enforcement/enfcomm/fhrssteeringgroup/fhrswgci/sotdwgcimeet/sotdci2010/wgci100311/sotdwgciagenda1003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621">
            <text:p>531621</text:p>
          </table:table-cell>
          <table:table-cell office:value-type="string">
            <text:p>/enforcement/enfcomm/fhrssteeringgroup/fhrswgci/sotdwgcimemb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648">
            <text:p>543648</text:p>
          </table:table-cell>
          <table:table-cell office:value-type="string">
            <text:p>/enforcement/enfcomm/fhrssteeringgroup/fhrswgci/sotdwgci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648">
            <text:p>540648</text:p>
          </table:table-cell>
          <table:table-cell office:value-type="string">
            <text:p>/enforcement/enfcomm/fhrssteeringgroup/fhrswgci/wgciprogramm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218">
            <text:p>503218</text:p>
          </table:table-cell>
          <table:table-cell office:value-type="string">
            <text:p>/enforcement/enfcomm/fhrssteeringgroup/fhrswgsb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116">
            <text:p>504116</text:p>
          </table:table-cell>
          <table:table-cell office:value-type="string">
            <text:p>/enforcement/enfcomm/fhrssteeringgroup/fhrswgsbs/wgsbsmeeting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122">
            <text:p>504122</text:p>
          </table:table-cell>
          <table:table-cell office:value-type="string">
            <text:p>/enforcement/enfcomm/fhrssteeringgroup/fhrswgsbs/wgsbsmeetings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885">
            <text:p>509885</text:p>
          </table:table-cell>
          <table:table-cell office:value-type="string">
            <text:p>/enforcement/enfcomm/fhrssteeringgroup/fhrswgsbs/wgsbsmeetings/2009/09071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588">
            <text:p>513588</text:p>
          </table:table-cell>
          <table:table-cell office:value-type="string">
            <text:p>/enforcement/enfcomm/fhrssteeringgroup/fhrswgsbs/wgsbsmeetings/2009/090717/sotswgsbs090717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888">
            <text:p>509888</text:p>
          </table:table-cell>
          <table:table-cell office:value-type="string">
            <text:p>/enforcement/enfcomm/fhrssteeringgroup/fhrswgsbs/wgsbsmeetings/2009/090717/wgsbs090717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918">
            <text:p>515918</text:p>
          </table:table-cell>
          <table:table-cell office:value-type="string">
            <text:p>/enforcement/enfcomm/fhrssteeringgroup/fhrswgsbs/wgsbsmeetings/2009/09091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269">
            <text:p>521269</text:p>
          </table:table-cell>
          <table:table-cell office:value-type="string">
            <text:p>/enforcement/enfcomm/fhrssteeringgroup/fhrswgsbs/wgsbsmeetings/2009/090915/sotdwgsbs0909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924">
            <text:p>515924</text:p>
          </table:table-cell>
          <table:table-cell office:value-type="string">
            <text:p>/enforcement/enfcomm/fhrssteeringgroup/fhrswgsbs/wgsbsmeetings/2009/090915/wgsbs090915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160">
            <text:p>523160</text:p>
          </table:table-cell>
          <table:table-cell office:value-type="string">
            <text:p>/enforcement/enfcomm/fhrssteeringgroup/fhrswgsbs/wgsbsmeetings/2009/09110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495">
            <text:p>527495</text:p>
          </table:table-cell>
          <table:table-cell office:value-type="string">
            <text:p>/enforcement/enfcomm/fhrssteeringgroup/fhrswgsbs/wgsbsmeetings/2009/091102/sotdwgsbs091102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165">
            <text:p>523165</text:p>
          </table:table-cell>
          <table:table-cell office:value-type="string">
            <text:p>/enforcement/enfcomm/fhrssteeringgroup/fhrswgsbs/wgsbsmeetings/2009/091102/wgsbs091102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125">
            <text:p>504125</text:p>
          </table:table-cell>
          <table:table-cell office:value-type="string">
            <text:p>/enforcement/enfcomm/fhrssteeringgroup/fhrswgsbs/wgsbsmeetings/2009/sotdwgsbs09051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129">
            <text:p>504129</text:p>
          </table:table-cell>
          <table:table-cell office:value-type="string">
            <text:p>/enforcement/enfcomm/fhrssteeringgroup/fhrswgsbs/wgsbsmeetings/2009/sotdwgsbs090515/sotdegsbs090515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844">
            <text:p>506844</text:p>
          </table:table-cell>
          <table:table-cell office:value-type="string">
            <text:p>/enforcement/enfcomm/fhrssteeringgroup/fhrswgsbs/wgsbsmeetings/2009/sotdwgsbs090515/sotdwgsbs090515mi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507">
            <text:p>527507</text:p>
          </table:table-cell>
          <table:table-cell office:value-type="string">
            <text:p>/enforcement/enfcomm/fhrssteeringgroup/fhrswgsbs/wgsbsmeetings/2009/wgsbs0912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186">
            <text:p>535186</text:p>
          </table:table-cell>
          <table:table-cell office:value-type="string">
            <text:p>/enforcement/enfcomm/fhrssteeringgroup/fhrswgsbs/wgsbsmeetings/2009/wgsbs091208/sotdwgsbs091208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509">
            <text:p>527509</text:p>
          </table:table-cell>
          <table:table-cell office:value-type="string">
            <text:p>/enforcement/enfcomm/fhrssteeringgroup/fhrswgsbs/wgsbsmeetings/2009/wgsbs091208/wgsbs091208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150">
            <text:p>504150</text:p>
          </table:table-cell>
          <table:table-cell office:value-type="string">
            <text:p>/enforcement/enfcomm/fhrssteeringgroup/fhrswgsbs/wgsbsmemb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863">
            <text:p>506863</text:p>
          </table:table-cell>
          <table:table-cell office:value-type="string">
            <text:p>/enforcement/enfcomm/fhrssteeringgroup/fhrswgsbs/wgsbs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868">
            <text:p>506868</text:p>
          </table:table-cell>
          <table:table-cell office:value-type="string">
            <text:p>/enforcement/enfcomm/fhrssteeringgroup/fhrswgsbs/wgsbsworkprogramm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216">
            <text:p>503216</text:p>
          </table:table-cell>
          <table:table-cell office:value-type="string">
            <text:p>/enforcement/enfcomm/fhrssteeringgroup/fhrswgspl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068">
            <text:p>504068</text:p>
          </table:table-cell>
          <table:table-cell office:value-type="string">
            <text:p>/enforcement/enfcomm/fhrssteeringgroup/fhrswgsplm/sotdwgsplmmeet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081">
            <text:p>504081</text:p>
          </table:table-cell>
          <table:table-cell office:value-type="string">
            <text:p>/enforcement/enfcomm/fhrssteeringgroup/fhrswgsplm/sotdwgsplmmeet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075">
            <text:p>504075</text:p>
          </table:table-cell>
          <table:table-cell office:value-type="string">
            <text:p>/enforcement/enfcomm/fhrssteeringgroup/fhrswgsplm/sotdwgsplmmeet/2009/sotdwgsplm0905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078">
            <text:p>504078</text:p>
          </table:table-cell>
          <table:table-cell office:value-type="string">
            <text:p>/enforcement/enfcomm/fhrssteeringgroup/fhrswgsplm/sotdwgsplmmeet/2009/sotdwgsplm090512/sotswgsplm090512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842">
            <text:p>506842</text:p>
          </table:table-cell>
          <table:table-cell office:value-type="string">
            <text:p>/enforcement/enfcomm/fhrssteeringgroup/fhrswgsplm/sotdwgsplmmeet/2009/sotdwgsplm090512/sotswgsplm090512mi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265">
            <text:p>511265</text:p>
          </table:table-cell>
          <table:table-cell office:value-type="string">
            <text:p>/enforcement/enfcomm/fhrssteeringgroup/fhrswgsplm/sotdwgsplmmeet/2009/wgsplm09073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382">
            <text:p>514382</text:p>
          </table:table-cell>
          <table:table-cell office:value-type="string">
            <text:p>/enforcement/enfcomm/fhrssteeringgroup/fhrswgsplm/sotdwgsplmmeet/2009/wgsplm090730/sotdwgsplm090730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268">
            <text:p>511268</text:p>
          </table:table-cell>
          <table:table-cell office:value-type="string">
            <text:p>/enforcement/enfcomm/fhrssteeringgroup/fhrswgsplm/sotdwgsplmmeet/2009/wgsplm090730/wgsplm090730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994">
            <text:p>515994</text:p>
          </table:table-cell>
          <table:table-cell office:value-type="string">
            <text:p>/enforcement/enfcomm/fhrssteeringgroup/fhrswgsplm/sotdwgsplmmeet/2009/wgsplm09091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265">
            <text:p>521265</text:p>
          </table:table-cell>
          <table:table-cell office:value-type="string">
            <text:p>/enforcement/enfcomm/fhrssteeringgroup/fhrswgsplm/sotdwgsplmmeet/2009/wgsplm090917/sotdwgsplm09091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998">
            <text:p>515998</text:p>
          </table:table-cell>
          <table:table-cell office:value-type="string">
            <text:p>/enforcement/enfcomm/fhrssteeringgroup/fhrswgsplm/sotdwgsplmmeet/2009/wgsplm090917/wgsplm090717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084">
            <text:p>504084</text:p>
          </table:table-cell>
          <table:table-cell office:value-type="string">
            <text:p>/enforcement/enfcomm/fhrssteeringgroup/fhrswgsplm/sotdwgsplmmemb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857">
            <text:p>506857</text:p>
          </table:table-cell>
          <table:table-cell office:value-type="string">
            <text:p>/enforcement/enfcomm/fhrssteeringgroup/fhrswgsplm/splmworkprogramm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854">
            <text:p>506854</text:p>
          </table:table-cell>
          <table:table-cell office:value-type="string">
            <text:p>/enforcement/enfcomm/fhrssteeringgroup/fhrswgsplm/wgsplm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523">
            <text:p>522523</text:p>
          </table:table-cell>
          <table:table-cell office:value-type="string">
            <text:p>/enforcement/enfcomm/fhrssteeringgroup/hygieneratings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290">
            <text:p>686290</text:p>
          </table:table-cell>
          <table:table-cell office:value-type="string">
            <text:p>/enforcement/enfcomm/fhrssteeringgroup/working-group-mobile-trad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310">
            <text:p>686310</text:p>
          </table:table-cell>
          <table:table-cell office:value-type="string">
            <text:p>/enforcement/enfcomm/fhrssteeringgroup/working-group-mobile-traders/wgmt-meeting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313">
            <text:p>686313</text:p>
          </table:table-cell>
          <table:table-cell office:value-type="string">
            <text:p>/enforcement/enfcomm/fhrssteeringgroup/working-group-mobile-traders/wgmt-meeting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315">
            <text:p>686315</text:p>
          </table:table-cell>
          <table:table-cell office:value-type="string">
            <text:p>/enforcement/enfcomm/fhrssteeringgroup/working-group-mobile-traders/wgmt-meetings/2013/12sep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317">
            <text:p>686317</text:p>
          </table:table-cell>
          <table:table-cell office:value-type="string">
            <text:p>/enforcement/enfcomm/fhrssteeringgroup/working-group-mobile-traders/wgmt-meetings/2013/12sep13/agend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628">
            <text:p>690628</text:p>
          </table:table-cell>
          <table:table-cell office:value-type="string">
            <text:p>/enforcement/enfcomm/fhrssteeringgroup/working-group-mobile-traders/wgmt-meetings/2013/12sep13/minut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307">
            <text:p>686307</text:p>
          </table:table-cell>
          <table:table-cell office:value-type="string">
            <text:p>/enforcement/enfcomm/fhrssteeringgroup/working-group-mobile-traders/wgmt-membershi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540">
            <text:p>541540</text:p>
          </table:table-cell>
          <table:table-cell office:value-type="string">
            <text:p>/enforcement/enfcomm/laemsjw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542">
            <text:p>541542</text:p>
          </table:table-cell>
          <table:table-cell office:value-type="string">
            <text:p>/enforcement/enfcomm/laemsjwg/laemsjwgmeeting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786">
            <text:p>583786</text:p>
          </table:table-cell>
          <table:table-cell office:value-type="string">
            <text:p>/enforcement/enfcomm/laemsjwg/laemsjwgmeetings/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788">
            <text:p>583788</text:p>
          </table:table-cell>
          <table:table-cell office:value-type="string">
            <text:p>/enforcement/enfcomm/laemsjwg/laemsjwgmeetings/11/laemsjwg11072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987">
            <text:p>611987</text:p>
          </table:table-cell>
          <table:table-cell office:value-type="string">
            <text:p>/enforcement/enfcomm/laemsjwg/laemsjwgmeetings/11/laemsjwg110727/laems-minutes-jul-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791">
            <text:p>583791</text:p>
          </table:table-cell>
          <table:table-cell office:value-type="string">
            <text:p>/enforcement/enfcomm/laemsjwg/laemsjwgmeetings/11/laemsjwg110727/laemsjwg110727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019">
            <text:p>612019</text:p>
          </table:table-cell>
          <table:table-cell office:value-type="string">
            <text:p>/enforcement/enfcomm/laemsjwg/laemsjwgmeetings/laems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059">
            <text:p>612059</text:p>
          </table:table-cell>
          <table:table-cell office:value-type="string">
            <text:p>/enforcement/enfcomm/laemsjwg/laemsjwgmeetings/laems2012/laemsworkinggroup04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122">
            <text:p>701122</text:p>
          </table:table-cell>
          <table:table-cell office:value-type="string">
            <text:p>/enforcement/enfcomm/laemsjwg/laemsjwgmeetings/laems2012/laemsworkinggroup0412/laems-jwg-minutes-apr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062">
            <text:p>612062</text:p>
          </table:table-cell>
          <table:table-cell office:value-type="string">
            <text:p>/enforcement/enfcomm/laemsjwg/laemsjwgmeetings/laems2012/laemsworkinggroup0412/leamsagenda04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138">
            <text:p>701138</text:p>
          </table:table-cell>
          <table:table-cell office:value-type="string">
            <text:p>/enforcement/enfcomm/laemsjwg/laemsjwgmeetings/laems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141">
            <text:p>701141</text:p>
          </table:table-cell>
          <table:table-cell office:value-type="string">
            <text:p>/enforcement/enfcomm/laemsjwg/laemsjwgmeetings/laems2014/laems-jan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148">
            <text:p>701148</text:p>
          </table:table-cell>
          <table:table-cell office:value-type="string">
            <text:p>/enforcement/enfcomm/laemsjwg/laemsjwgmeetings/laems2014/laems-jan14/laems-agenda-jan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389">
            <text:p>716389</text:p>
          </table:table-cell>
          <table:table-cell office:value-type="string">
            <text:p>/enforcement/enfcomm/lafhrs-usergrou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516">
            <text:p>716516</text:p>
          </table:table-cell>
          <table:table-cell office:value-type="string">
            <text:p>/enforcement/enfcomm/lafhrs-usergroup/fhrstes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545">
            <text:p>716545</text:p>
          </table:table-cell>
          <table:table-cell office:value-type="string">
            <text:p>/enforcement/enfcomm/lafhrs-usergroup/lafhrs-3dec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514">
            <text:p>716514</text:p>
          </table:table-cell>
          <table:table-cell office:value-type="string">
            <text:p>/enforcement/enfcomm/lafhrs-usergroup/lafhrs-9june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7504">
            <text:p>627504</text:p>
          </table:table-cell>
          <table:table-cell office:value-type="string">
            <text:p>/enforcement/enfcomm/sfel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66">
            <text:p>631766</text:p>
          </table:table-cell>
          <table:table-cell office:value-type="string">
            <text:p>/enforcement/enfcomm/sfelc/feedstuff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72">
            <text:p>631772</text:p>
          </table:table-cell>
          <table:table-cell office:value-type="string">
            <text:p>/enforcement/enfcomm/sfelc/feedstuffs/feedstuffs07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69">
            <text:p>631769</text:p>
          </table:table-cell>
          <table:table-cell office:value-type="string">
            <text:p>/enforcement/enfcomm/sfelc/feedstuffs/feedstuffs11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87">
            <text:p>631787</text:p>
          </table:table-cell>
          <table:table-cell office:value-type="string">
            <text:p>/enforcement/enfcomm/sfelc/feedstuffs/sfelcfeed0803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23">
            <text:p>631823</text:p>
          </table:table-cell>
          <table:table-cell office:value-type="string">
            <text:p>/enforcement/enfcomm/sfelc/feedstuffs/sfelcfeed11083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93">
            <text:p>631793</text:p>
          </table:table-cell>
          <table:table-cell office:value-type="string">
            <text:p>/enforcement/enfcomm/sfelc/feedstuffs/sfelcfssc0209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05">
            <text:p>631805</text:p>
          </table:table-cell>
          <table:table-cell office:value-type="string">
            <text:p>/enforcement/enfcomm/sfelc/feedstuffs/sfelcfssc0408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90">
            <text:p>631790</text:p>
          </table:table-cell>
          <table:table-cell office:value-type="string">
            <text:p>/enforcement/enfcomm/sfelc/feedstuffs/sfelcfssc041220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78">
            <text:p>631778</text:p>
          </table:table-cell>
          <table:table-cell office:value-type="string">
            <text:p>/enforcement/enfcomm/sfelc/feedstuffs/sfelcfssc0702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96">
            <text:p>631796</text:p>
          </table:table-cell>
          <table:table-cell office:value-type="string">
            <text:p>/enforcement/enfcomm/sfelc/feedstuffs/sfelcfssc0806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11">
            <text:p>631811</text:p>
          </table:table-cell>
          <table:table-cell office:value-type="string">
            <text:p>/enforcement/enfcomm/sfelc/feedstuffs/sfelcfssc10022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75">
            <text:p>631775</text:p>
          </table:table-cell>
          <table:table-cell office:value-type="string">
            <text:p>/enforcement/enfcomm/sfelc/feedstuffs/sfelcfssc1006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14">
            <text:p>631814</text:p>
          </table:table-cell>
          <table:table-cell office:value-type="string">
            <text:p>/enforcement/enfcomm/sfelc/feedstuffs/sfelcfssc10082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17">
            <text:p>631817</text:p>
          </table:table-cell>
          <table:table-cell office:value-type="string">
            <text:p>/enforcement/enfcomm/sfelc/feedstuffs/sfelcfssc11012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20">
            <text:p>631820</text:p>
          </table:table-cell>
          <table:table-cell office:value-type="string">
            <text:p>/enforcement/enfcomm/sfelc/feedstuffs/sfelcfssc1105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02">
            <text:p>631802</text:p>
          </table:table-cell>
          <table:table-cell office:value-type="string">
            <text:p>/enforcement/enfcomm/sfelc/feedstuffs/sfelcfssc1206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84">
            <text:p>631784</text:p>
          </table:table-cell>
          <table:table-cell office:value-type="string">
            <text:p>/enforcement/enfcomm/sfelc/feedstuffs/sfelcfssc2609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08">
            <text:p>631808</text:p>
          </table:table-cell>
          <table:table-cell office:value-type="string">
            <text:p>/enforcement/enfcomm/sfelc/feedstuffs/sfelcfssc2801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81">
            <text:p>631781</text:p>
          </table:table-cell>
          <table:table-cell office:value-type="string">
            <text:p>/enforcement/enfcomm/sfelc/feedstuffs/sfelcfssc3009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799">
            <text:p>631799</text:p>
          </table:table-cell>
          <table:table-cell office:value-type="string">
            <text:p>/enforcement/enfcomm/sfelc/feedstuffs/sfelcfssc3103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33">
            <text:p>631033</text:p>
          </table:table-cell>
          <table:table-cell office:value-type="string">
            <text:p>/enforcement/enfcomm/sfelc/foodsafet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39">
            <text:p>631039</text:p>
          </table:table-cell>
          <table:table-cell office:value-type="string">
            <text:p>/enforcement/enfcomm/sfelc/foodsafety/foodsafety01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36">
            <text:p>631036</text:p>
          </table:table-cell>
          <table:table-cell office:value-type="string">
            <text:p>/enforcement/enfcomm/sfelc/foodsafety/foodsafety09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51">
            <text:p>631051</text:p>
          </table:table-cell>
          <table:table-cell office:value-type="string">
            <text:p>/enforcement/enfcomm/sfelc/foodsafety/sfelcfss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54">
            <text:p>631054</text:p>
          </table:table-cell>
          <table:table-cell office:value-type="string">
            <text:p>/enforcement/enfcomm/sfelc/foodsafety/sfelcfssc07092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42">
            <text:p>631042</text:p>
          </table:table-cell>
          <table:table-cell office:value-type="string">
            <text:p>/enforcement/enfcomm/sfelc/foodsafety/sfelcfssc0803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48">
            <text:p>631048</text:p>
          </table:table-cell>
          <table:table-cell office:value-type="string">
            <text:p>/enforcement/enfcomm/sfelc/foodsafety/sfelcfssc1005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45">
            <text:p>631045</text:p>
          </table:table-cell>
          <table:table-cell office:value-type="string">
            <text:p>/enforcement/enfcomm/sfelc/foodsafety/sfelcfssc2203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60">
            <text:p>631060</text:p>
          </table:table-cell>
          <table:table-cell office:value-type="string">
            <text:p>/enforcement/enfcomm/sfelc/foodsafety/sfelcsafety1009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057">
            <text:p>631057</text:p>
          </table:table-cell>
          <table:table-cell office:value-type="string">
            <text:p>/enforcement/enfcomm/sfelc/foodsafety/sflecfssc1001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27">
            <text:p>631827</text:p>
          </table:table-cell>
          <table:table-cell office:value-type="string">
            <text:p>/enforcement/enfcomm/sfelc/foodstandar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30">
            <text:p>631830</text:p>
          </table:table-cell>
          <table:table-cell office:value-type="string">
            <text:p>/enforcement/enfcomm/sfelc/foodstandards/foodstandards05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42">
            <text:p>631842</text:p>
          </table:table-cell>
          <table:table-cell office:value-type="string">
            <text:p>/enforcement/enfcomm/sfelc/foodstandards/foodstandards09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39">
            <text:p>631839</text:p>
          </table:table-cell>
          <table:table-cell office:value-type="string">
            <text:p>/enforcement/enfcomm/sfelc/foodstandards/fssc0702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33">
            <text:p>631833</text:p>
          </table:table-cell>
          <table:table-cell office:value-type="string">
            <text:p>/enforcement/enfcomm/sfelc/foodstandards/fssc07032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36">
            <text:p>631836</text:p>
          </table:table-cell>
          <table:table-cell office:value-type="string">
            <text:p>/enforcement/enfcomm/sfelc/foodstandards/fssc07072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60">
            <text:p>631860</text:p>
          </table:table-cell>
          <table:table-cell office:value-type="string">
            <text:p>/enforcement/enfcomm/sfelc/foodstandards/fssc071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57">
            <text:p>631857</text:p>
          </table:table-cell>
          <table:table-cell office:value-type="string">
            <text:p>/enforcement/enfcomm/sfelc/foodstandards/fssc08012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51">
            <text:p>631851</text:p>
          </table:table-cell>
          <table:table-cell office:value-type="string">
            <text:p>/enforcement/enfcomm/sfelc/foodstandards/fssg0803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63">
            <text:p>631863</text:p>
          </table:table-cell>
          <table:table-cell office:value-type="string">
            <text:p>/enforcement/enfcomm/sfelc/foodstandards/sfelcfssc0901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54">
            <text:p>631854</text:p>
          </table:table-cell>
          <table:table-cell office:value-type="string">
            <text:p>/enforcement/enfcomm/sfelc/foodstandards/sfelcfstan2205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48">
            <text:p>631848</text:p>
          </table:table-cell>
          <table:table-cell office:value-type="string">
            <text:p>/enforcement/enfcomm/sfelc/foodstandards/sfelcstan1809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45">
            <text:p>631845</text:p>
          </table:table-cell>
          <table:table-cell office:value-type="string">
            <text:p>/enforcement/enfcomm/sfelc/foodstandards/sfelcstan2407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66">
            <text:p>631866</text:p>
          </table:table-cell>
          <table:table-cell office:value-type="string">
            <text:p>/enforcement/enfcomm/sfelc/foodstandards/sfelcstand0912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75">
            <text:p>631875</text:p>
          </table:table-cell>
          <table:table-cell office:value-type="string">
            <text:p>/enforcement/enfcomm/sfelc/foodstandards/sfelcstandards1009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69">
            <text:p>631869</text:p>
          </table:table-cell>
          <table:table-cell office:value-type="string">
            <text:p>/enforcement/enfcomm/sfelc/foodstandards/sfelcstandards11022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872">
            <text:p>631872</text:p>
          </table:table-cell>
          <table:table-cell office:value-type="string">
            <text:p>/enforcement/enfcomm/sfelc/foodstandards/sfelcstandards1106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2134">
            <text:p>372134</text:p>
          </table:table-cell>
          <table:table-cell office:value-type="string">
            <text:p>/enforcement/enfcomm/sfelc/nationalsurvey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064">
            <text:p>628064</text:p>
          </table:table-cell>
          <table:table-cell office:value-type="string">
            <text:p>/enforcement/enfcomm/sfelc/sfelc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298">
            <text:p>705298</text:p>
          </table:table-cell>
          <table:table-cell office:value-type="string">
            <text:p>/enforcement/enfcomm/sfelc/sfelcguidance/sfelc-secondaryinspectio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446">
            <text:p>596446</text:p>
          </table:table-cell>
          <table:table-cell office:value-type="string">
            <text:p>/enforcement/enfcomm/sfelc/sfelcmeeting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448">
            <text:p>596448</text:p>
          </table:table-cell>
          <table:table-cell office:value-type="string">
            <text:p>/enforcement/enfcomm/sfelc/sfelcmeeting/sfelc2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488">
            <text:p>596488</text:p>
          </table:table-cell>
          <table:table-cell office:value-type="string">
            <text:p>/enforcement/enfcomm/sfelc/sfelcmeeting/sfelc2006/sfelc06062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3593">
            <text:p>413593</text:p>
          </table:table-cell>
          <table:table-cell office:value-type="string">
            <text:p>/enforcement/enfcomm/sfelc/sfelcmeeting/sfelc2006/sfelcminutesdec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451">
            <text:p>596451</text:p>
          </table:table-cell>
          <table:table-cell office:value-type="string">
            <text:p>/enforcement/enfcomm/sfelc/sfelcmeeting/sfelc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616">
            <text:p>521616</text:p>
          </table:table-cell>
          <table:table-cell office:value-type="string">
            <text:p>/enforcement/enfcomm/sfelc/sfelcmeeting/sfelc2007/sfelc0706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014">
            <text:p>498014</text:p>
          </table:table-cell>
          <table:table-cell office:value-type="string">
            <text:p>/enforcement/enfcomm/sfelc/sfelcmeeting/sfelc2007/sfelc0710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192">
            <text:p>522192</text:p>
          </table:table-cell>
          <table:table-cell office:value-type="string">
            <text:p>/enforcement/enfcomm/sfelc/sfelcmeeting/sfelc2007/sfelc0712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1489">
            <text:p>431489</text:p>
          </table:table-cell>
          <table:table-cell office:value-type="string">
            <text:p>/enforcement/enfcomm/sfelc/sfelcmeeting/sfelc2007/sfelcminutesapril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454">
            <text:p>596454</text:p>
          </table:table-cell>
          <table:table-cell office:value-type="string">
            <text:p>/enforcement/enfcomm/sfelc/sfelcmeeting/sfelc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00">
            <text:p>522200</text:p>
          </table:table-cell>
          <table:table-cell office:value-type="string">
            <text:p>/enforcement/enfcomm/sfelc/sfelcmeeting/sfelc2008/sfelc0802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748">
            <text:p>521748</text:p>
          </table:table-cell>
          <table:table-cell office:value-type="string">
            <text:p>/enforcement/enfcomm/sfelc/sfelcmeeting/sfelc2008/sfelc080411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756">
            <text:p>521756</text:p>
          </table:table-cell>
          <table:table-cell office:value-type="string">
            <text:p>/enforcement/enfcomm/sfelc/sfelcmeeting/sfelc2008/sfelc0806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891">
            <text:p>521891</text:p>
          </table:table-cell>
          <table:table-cell office:value-type="string">
            <text:p>/enforcement/enfcomm/sfelc/sfelcmeeting/sfelc2008/sfelc081003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991">
            <text:p>527991</text:p>
          </table:table-cell>
          <table:table-cell office:value-type="string">
            <text:p>/enforcement/enfcomm/sfelc/sfelcmeeting/sfelc2008/sfelc081205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457">
            <text:p>596457</text:p>
          </table:table-cell>
          <table:table-cell office:value-type="string">
            <text:p>/enforcement/enfcomm/sfelc/sfelcmeeting/sfelc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566">
            <text:p>532566</text:p>
          </table:table-cell>
          <table:table-cell office:value-type="string">
            <text:p>/enforcement/enfcomm/sfelc/sfelcmeeting/sfelc2009/sfelc091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045">
            <text:p>526045</text:p>
          </table:table-cell>
          <table:table-cell office:value-type="string">
            <text:p>/enforcement/enfcomm/sfelc/sfelcmeeting/sfelc2009/sfelcmin0902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053">
            <text:p>526053</text:p>
          </table:table-cell>
          <table:table-cell office:value-type="string">
            <text:p>/enforcement/enfcomm/sfelc/sfelcmeeting/sfelc2009/sfelcmin0904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588">
            <text:p>547588</text:p>
          </table:table-cell>
          <table:table-cell office:value-type="string">
            <text:p>/enforcement/enfcomm/sfelc/sfelcmeeting/sfelc2009/sfelcminutes0412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540">
            <text:p>532540</text:p>
          </table:table-cell>
          <table:table-cell office:value-type="string">
            <text:p>/enforcement/enfcomm/sfelc/sfelcmeeting/sfelc2009/sfelcminutes0906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460">
            <text:p>596460</text:p>
          </table:table-cell>
          <table:table-cell office:value-type="string">
            <text:p>/enforcement/enfcomm/sfelc/sfelcmeeting/sfelc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071">
            <text:p>594071</text:p>
          </table:table-cell>
          <table:table-cell office:value-type="string">
            <text:p>/enforcement/enfcomm/sfelc/sfelcmeeting/sfelc2010/sfelc1004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583">
            <text:p>589583</text:p>
          </table:table-cell>
          <table:table-cell office:value-type="string">
            <text:p>/enforcement/enfcomm/sfelc/sfelcmeeting/sfelc2010/sfelc1010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869">
            <text:p>547869</text:p>
          </table:table-cell>
          <table:table-cell office:value-type="string">
            <text:p>/enforcement/enfcomm/sfelc/sfelcmeeting/sfelc2010/sfelcmins0502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253">
            <text:p>557253</text:p>
          </table:table-cell>
          <table:table-cell office:value-type="string">
            <text:p>/enforcement/enfcomm/sfelc/sfelcmeeting/sfelc2010/sfelcminutes10061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463">
            <text:p>596463</text:p>
          </table:table-cell>
          <table:table-cell office:value-type="string">
            <text:p>/enforcement/enfcomm/sfelc/sfelcmeeting/sfelc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589">
            <text:p>589589</text:p>
          </table:table-cell>
          <table:table-cell office:value-type="string">
            <text:p>/enforcement/enfcomm/sfelc/sfelcmeeting/sfelc2011/sfelc1102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059">
            <text:p>594059</text:p>
          </table:table-cell>
          <table:table-cell office:value-type="string">
            <text:p>/enforcement/enfcomm/sfelc/sfelcmeeting/sfelc2011/sfelc11061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469">
            <text:p>598469</text:p>
          </table:table-cell>
          <table:table-cell office:value-type="string">
            <text:p>/enforcement/enfcomm/sfelc/sfelcmeeting/sfelc2011/sfelc11093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675">
            <text:p>602675</text:p>
          </table:table-cell>
          <table:table-cell office:value-type="string">
            <text:p>/enforcement/enfcomm/sfelc/sfelcmeeting/sfelc2011/sfelc1112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560">
            <text:p>660560</text:p>
          </table:table-cell>
          <table:table-cell office:value-type="string">
            <text:p>/enforcement/enfcomm/sfelc/sfelcmeeting/sfelc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570">
            <text:p>660570</text:p>
          </table:table-cell>
          <table:table-cell office:value-type="string">
            <text:p>/enforcement/enfcomm/sfelc/sfelcmeeting/sfelc2012/sfelc-1202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948">
            <text:p>660948</text:p>
          </table:table-cell>
          <table:table-cell office:value-type="string">
            <text:p>/enforcement/enfcomm/sfelc/sfelcmeeting/sfelc2012/sfelc-12033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004">
            <text:p>661004</text:p>
          </table:table-cell>
          <table:table-cell office:value-type="string">
            <text:p>/enforcement/enfcomm/sfelc/sfelcmeeting/sfelc2012/sfelc-12062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017">
            <text:p>661017</text:p>
          </table:table-cell>
          <table:table-cell office:value-type="string">
            <text:p>/enforcement/enfcomm/sfelc/sfelcmeeting/sfelc2012/sfelc-1210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086">
            <text:p>661086</text:p>
          </table:table-cell>
          <table:table-cell office:value-type="string">
            <text:p>/enforcement/enfcomm/sfelc/sfelcmeeting/sfelc2012/sfelc-1212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009">
            <text:p>672009</text:p>
          </table:table-cell>
          <table:table-cell office:value-type="string">
            <text:p>/enforcement/enfcomm/sfelc/sfelcmeeting/sfelc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044">
            <text:p>675044</text:p>
          </table:table-cell>
          <table:table-cell office:value-type="string">
            <text:p>/enforcement/enfcomm/sfelc/sfelcmeeting/sfelc2013/1204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011">
            <text:p>672011</text:p>
          </table:table-cell>
          <table:table-cell office:value-type="string">
            <text:p>/enforcement/enfcomm/sfelc/sfelcmeeting/sfelc2013/67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762">
            <text:p>705762</text:p>
          </table:table-cell>
          <table:table-cell office:value-type="string">
            <text:p>/enforcement/enfcomm/sfelc/sfelcmeeting/sfelc2013/sfelc041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736">
            <text:p>701736</text:p>
          </table:table-cell>
          <table:table-cell office:value-type="string">
            <text:p>/enforcement/enfcomm/sfelc/sfelcmeeting/sfelc2013/sfelc14june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836">
            <text:p>705836</text:p>
          </table:table-cell>
          <table:table-cell office:value-type="string">
            <text:p>/enforcement/enfcomm/sfelc/sfelcmeeting/sfelc2013/sfelc612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583">
            <text:p>714583</text:p>
          </table:table-cell>
          <table:table-cell office:value-type="string">
            <text:p>/enforcement/enfcomm/sfelc/sfelcmeeting/sfelc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586">
            <text:p>714586</text:p>
          </table:table-cell>
          <table:table-cell office:value-type="string">
            <text:p>/enforcement/enfcomm/sfelc/sfelcmeeting/sfelc2014/140214sfelc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840">
            <text:p>677840</text:p>
          </table:table-cell>
          <table:table-cell office:value-type="string">
            <text:p>/enforcement/enfcomm/sfelc/sfelcre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issue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699072">
            <text:p>699072</text:p>
          </table:table-cell>
          <table:table-cell office:value-type="string">
            <text:p>/enforcement/enforcework/centralref/enf-cy/14</text:p>
          </table:table-cell>
          <table:table-cell office:value-type="string">
            <text:p>Blank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654">
            <text:p>705654</text:p>
          </table:table-cell>
          <table:table-cell office:value-type="string">
            <text:p>/enforcement/enforcework/enforce_authorities/resourcepack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799">
            <text:p>666799</text:p>
          </table:table-cell>
          <table:table-cell office:value-type="string">
            <text:p>/enforcement/enforcework/food-law/code-sampl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802">
            <text:p>666802</text:p>
          </table:table-cell>
          <table:table-cell office:value-type="string">
            <text:p>/enforcement/enforcework/food-law/code-sampling/61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805">
            <text:p>666805</text:p>
          </table:table-cell>
          <table:table-cell office:value-type="string">
            <text:p>/enforcement/enforcework/food-law/code-sampling/61/6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811">
            <text:p>666811</text:p>
          </table:table-cell>
          <table:table-cell office:value-type="string">
            <text:p>/enforcement/enforcework/food-law/code-sampling/61/6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815">
            <text:p>666815</text:p>
          </table:table-cell>
          <table:table-cell office:value-type="string">
            <text:p>/enforcement/enforcework/food-law/code-sampling/61/61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56520">
            <text:p>656520</text:p>
          </table:table-cell>
          <table:table-cell office:value-type="string">
            <text:p>/enforcement/enforcework/food-law/food-law-administr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32">
            <text:p>657032</text:p>
          </table:table-cell>
          <table:table-cell office:value-type="string">
            <text:p>/enforcement/enforcework/food-law/food-law-administration/food-law-1-3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34">
            <text:p>657034</text:p>
          </table:table-cell>
          <table:table-cell office:value-type="string">
            <text:p>/enforcement/enforcework/food-law/food-law-administration/food-law-1-3/food-law-13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37">
            <text:p>657037</text:p>
          </table:table-cell>
          <table:table-cell office:value-type="string">
            <text:p>/enforcement/enforcework/food-law/food-law-administration/food-law-1-4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39">
            <text:p>657039</text:p>
          </table:table-cell>
          <table:table-cell office:value-type="string">
            <text:p>/enforcement/enforcework/food-law/food-law-administration/food-law-1-4/food-law-14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41">
            <text:p>657041</text:p>
          </table:table-cell>
          <table:table-cell office:value-type="string">
            <text:p>/enforcement/enforcework/food-law/food-law-administration/food-law-1-5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53">
            <text:p>657053</text:p>
          </table:table-cell>
          <table:table-cell office:value-type="string">
            <text:p>/enforcement/enforcework/food-law/food-law-administration/food-law-1-5/food-law-1-5-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60">
            <text:p>657060</text:p>
          </table:table-cell>
          <table:table-cell office:value-type="string">
            <text:p>/enforcement/enforcework/food-law/food-law-administration/food-law-1-5/food-law-1-5-4/food-law-154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43">
            <text:p>657043</text:p>
          </table:table-cell>
          <table:table-cell office:value-type="string">
            <text:p>/enforcement/enforcework/food-law/food-law-administration/food-law-1-5/food-law-15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45">
            <text:p>657045</text:p>
          </table:table-cell>
          <table:table-cell office:value-type="string">
            <text:p>/enforcement/enforcework/food-law/food-law-administration/food-law-1-5/food-law-151/food-law-153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51">
            <text:p>657051</text:p>
          </table:table-cell>
          <table:table-cell office:value-type="string">
            <text:p>/enforcement/enforcework/food-law/food-law-administration/food-law-1-5/food-law-151/food-law-1531/food-law-1534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66">
            <text:p>657066</text:p>
          </table:table-cell>
          <table:table-cell office:value-type="string">
            <text:p>/enforcement/enforcework/food-law/food-law-administration/food-law-1-5/food-law-15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69">
            <text:p>657069</text:p>
          </table:table-cell>
          <table:table-cell office:value-type="string">
            <text:p>/enforcement/enforcework/food-law/food-law-administration/food-law-1-5/food-law-155/food-law-158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71">
            <text:p>657071</text:p>
          </table:table-cell>
          <table:table-cell office:value-type="string">
            <text:p>/enforcement/enforcework/food-law/food-law-administration/food-law-1-5/food-law-15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76">
            <text:p>657076</text:p>
          </table:table-cell>
          <table:table-cell office:value-type="string">
            <text:p>/enforcement/enforcework/food-law/food-law-administration/food-law-1-6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79">
            <text:p>657079</text:p>
          </table:table-cell>
          <table:table-cell office:value-type="string">
            <text:p>/enforcement/enforcework/food-law/food-law-administration/food-law-1-6/food-law-16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81">
            <text:p>657081</text:p>
          </table:table-cell>
          <table:table-cell office:value-type="string">
            <text:p>/enforcement/enforcework/food-law/food-law-administration/food-law-1-7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83">
            <text:p>657083</text:p>
          </table:table-cell>
          <table:table-cell office:value-type="string">
            <text:p>/enforcement/enforcework/food-law/food-law-administration/food-law-1-7/food-law-17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87">
            <text:p>657087</text:p>
          </table:table-cell>
          <table:table-cell office:value-type="string">
            <text:p>/enforcement/enforcework/food-law/food-law-administration/food-law-1-7/food-law-171/food-law-17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91">
            <text:p>657091</text:p>
          </table:table-cell>
          <table:table-cell office:value-type="string">
            <text:p>/enforcement/enforcework/food-law/food-law-administration/food-law-1-7/food-law-17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94">
            <text:p>657094</text:p>
          </table:table-cell>
          <table:table-cell office:value-type="string">
            <text:p>/enforcement/enforcework/food-law/food-law-administration/food-law-1-7/food-law-173/food-law-177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96">
            <text:p>657096</text:p>
          </table:table-cell>
          <table:table-cell office:value-type="string">
            <text:p>/enforcement/enforcework/food-law/food-law-administration/food-law-1-7/food-law-17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523">
            <text:p>656523</text:p>
          </table:table-cell>
          <table:table-cell office:value-type="string">
            <text:p>/enforcement/enforcework/food-law/food-law-administration/food-law-inter-authority-matter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525">
            <text:p>656525</text:p>
          </table:table-cell>
          <table:table-cell office:value-type="string">
            <text:p>/enforcement/enforcework/food-law/food-law-administration/food-law-inter-authority-matters/food-law-1-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624">
            <text:p>656624</text:p>
          </table:table-cell>
          <table:table-cell office:value-type="string">
            <text:p>/enforcement/enforcework/food-law/food-law-administration/food-law-qualification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627">
            <text:p>656627</text:p>
          </table:table-cell>
          <table:table-cell office:value-type="string">
            <text:p>/enforcement/enforcework/food-law/food-law-administration/food-law-qualifications/food-law-1.2.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653">
            <text:p>656653</text:p>
          </table:table-cell>
          <table:table-cell office:value-type="string">
            <text:p>/enforcement/enforcework/food-law/food-law-administration/food-law-qualifications/food-law-1.2.1/food-law-1-2-8-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686">
            <text:p>656686</text:p>
          </table:table-cell>
          <table:table-cell office:value-type="string">
            <text:p>/enforcement/enforcework/food-law/food-law-administration/food-law-qualifications/food-law-12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662">
            <text:p>656662</text:p>
          </table:table-cell>
          <table:table-cell office:value-type="string">
            <text:p>/enforcement/enforcework/food-law/food-law-administration/food-law-qualifications/food-law-12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666">
            <text:p>656666</text:p>
          </table:table-cell>
          <table:table-cell office:value-type="string">
            <text:p>/enforcement/enforcework/food-law/food-law-administration/food-law-qualifications/food-law-129/food-law-129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672">
            <text:p>656672</text:p>
          </table:table-cell>
          <table:table-cell office:value-type="string">
            <text:p>/enforcement/enforcework/food-law/food-law-administration/food-law-qualifications/food-law-129/food-law-1291/food-law-129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676">
            <text:p>656676</text:p>
          </table:table-cell>
          <table:table-cell office:value-type="string">
            <text:p>/enforcement/enforcework/food-law/food-law-administration/food-law-qualifications/food-law-129/food-law-129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679">
            <text:p>656679</text:p>
          </table:table-cell>
          <table:table-cell office:value-type="string">
            <text:p>/enforcement/enforcework/food-law/food-law-administration/food-law-qualifications/food-law-129/food-law-1292/food-law-129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682">
            <text:p>656682</text:p>
          </table:table-cell>
          <table:table-cell office:value-type="string">
            <text:p>/enforcement/enforcework/food-law/food-law-administration/food-law-qualifications/food-law-129/food-law-129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684">
            <text:p>656684</text:p>
          </table:table-cell>
          <table:table-cell office:value-type="string">
            <text:p>/enforcement/enforcework/food-law/food-law-administration/food-law-qualifications/food-law-129/food-law-1293/food-law-1293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12">
            <text:p>657012</text:p>
          </table:table-cell>
          <table:table-cell office:value-type="string">
            <text:p>/enforcement/enforcework/food-law/food-law-prefa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655">
            <text:p>708655</text:p>
          </table:table-cell>
          <table:table-cell office:value-type="string">
            <text:p>/enforcement/enforcework/food-law/food-law-preface/prefa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08">
            <text:p>658208</text:p>
          </table:table-cell>
          <table:table-cell office:value-type="string">
            <text:p>/enforcement/enforcework/food-law/food-law-product-spec-es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765">
            <text:p>666765</text:p>
          </table:table-cell>
          <table:table-cell office:value-type="string">
            <text:p>/enforcement/enforcework/food-law/food-law-product-spec-est/5.2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769">
            <text:p>666769</text:p>
          </table:table-cell>
          <table:table-cell office:value-type="string">
            <text:p>/enforcement/enforcework/food-law/food-law-product-spec-est/5.2/5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771">
            <text:p>666771</text:p>
          </table:table-cell>
          <table:table-cell office:value-type="string">
            <text:p>/enforcement/enforcework/food-law/food-law-product-spec-est/53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773">
            <text:p>666773</text:p>
          </table:table-cell>
          <table:table-cell office:value-type="string">
            <text:p>/enforcement/enforcework/food-law/food-law-product-spec-est/53/53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794">
            <text:p>666794</text:p>
          </table:table-cell>
          <table:table-cell office:value-type="string">
            <text:p>/enforcement/enforcework/food-law/food-law-product-spec-est/54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796">
            <text:p>666796</text:p>
          </table:table-cell>
          <table:table-cell office:value-type="string">
            <text:p>/enforcement/enforcework/food-law/food-law-product-spec-est/54/54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21">
            <text:p>658221</text:p>
          </table:table-cell>
          <table:table-cell office:value-type="string">
            <text:p>/enforcement/enforcework/food-law/food-law-product-spec-est/food-law-prod-spec-est-approval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23">
            <text:p>658223</text:p>
          </table:table-cell>
          <table:table-cell office:value-type="string">
            <text:p>/enforcement/enforcework/food-law/food-law-product-spec-est/food-law-prod-spec-est-approval/food-law-5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25">
            <text:p>658225</text:p>
          </table:table-cell>
          <table:table-cell office:value-type="string">
            <text:p>/enforcement/enforcework/food-law/food-law-product-spec-est/food-law-prod-spec-est-approval/food-law-511/food-law-514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28">
            <text:p>658228</text:p>
          </table:table-cell>
          <table:table-cell office:value-type="string">
            <text:p>/enforcement/enforcework/food-law/food-law-product-spec-est/food-law-prod-spec-est-approval/food-law-51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65">
            <text:p>658265</text:p>
          </table:table-cell>
          <table:table-cell office:value-type="string">
            <text:p>/enforcement/enforcework/food-law/food-law-product-spec-est/food-law-prod-spec-est-approval/food-law-51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098">
            <text:p>657098</text:p>
          </table:table-cell>
          <table:table-cell office:value-type="string">
            <text:p>/enforcement/enforcework/food-law/food-law-section-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180">
            <text:p>657180</text:p>
          </table:table-cell>
          <table:table-cell office:value-type="string">
            <text:p>/enforcement/enforcework/food-law/food-law-section-2/food-law-21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176">
            <text:p>657176</text:p>
          </table:table-cell>
          <table:table-cell office:value-type="string">
            <text:p>/enforcement/enforcework/food-law/food-law-section-2/food-law-21/food-law-2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183">
            <text:p>657183</text:p>
          </table:table-cell>
          <table:table-cell office:value-type="string">
            <text:p>/enforcement/enforcework/food-law/food-law-section-2/food-law-22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116">
            <text:p>657116</text:p>
          </table:table-cell>
          <table:table-cell office:value-type="string">
            <text:p>/enforcement/enforcework/food-law/food-law-section-2/food-law-22/food-law-2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187">
            <text:p>657187</text:p>
          </table:table-cell>
          <table:table-cell office:value-type="string">
            <text:p>/enforcement/enforcework/food-law/food-law-section-2/food-law-23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190">
            <text:p>657190</text:p>
          </table:table-cell>
          <table:table-cell office:value-type="string">
            <text:p>/enforcement/enforcework/food-law/food-law-section-2/food-law-23/food-law-23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193">
            <text:p>657193</text:p>
          </table:table-cell>
          <table:table-cell office:value-type="string">
            <text:p>/enforcement/enforcework/food-law/food-law-section-2/food-law-24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196">
            <text:p>657196</text:p>
          </table:table-cell>
          <table:table-cell office:value-type="string">
            <text:p>/enforcement/enforcework/food-law/food-law-section-2/food-law-24/food-law-24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202">
            <text:p>657202</text:p>
          </table:table-cell>
          <table:table-cell office:value-type="string">
            <text:p>/enforcement/enforcework/food-law/food-law-section-2/food-law-25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204">
            <text:p>657204</text:p>
          </table:table-cell>
          <table:table-cell office:value-type="string">
            <text:p>/enforcement/enforcework/food-law/food-law-section-2/food-law-25/food-law-25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206">
            <text:p>657206</text:p>
          </table:table-cell>
          <table:table-cell office:value-type="string">
            <text:p>/enforcement/enforcework/food-law/food-law-section-2/food-law-25/food-law-251/food-law-25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299">
            <text:p>657299</text:p>
          </table:table-cell>
          <table:table-cell office:value-type="string">
            <text:p>/enforcement/enforcework/food-law/food-law-section-2/food-law-25/food-law-25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01">
            <text:p>657301</text:p>
          </table:table-cell>
          <table:table-cell office:value-type="string">
            <text:p>/enforcement/enforcework/food-law/food-law-section-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03">
            <text:p>657303</text:p>
          </table:table-cell>
          <table:table-cell office:value-type="string">
            <text:p>/enforcement/enforcework/food-law/food-law-section-3/food-law-31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289">
            <text:p>699289</text:p>
          </table:table-cell>
          <table:table-cell office:value-type="string">
            <text:p>/enforcement/enforcework/food-law/food-law-section-3/food-law-31/food-law-3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295">
            <text:p>699295</text:p>
          </table:table-cell>
          <table:table-cell office:value-type="string">
            <text:p>/enforcement/enforcework/food-law/food-law-section-3/food-law-31/food-law-3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299">
            <text:p>699299</text:p>
          </table:table-cell>
          <table:table-cell office:value-type="string">
            <text:p>/enforcement/enforcework/food-law/food-law-section-3/food-law-31/food-law-3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05">
            <text:p>657305</text:p>
          </table:table-cell>
          <table:table-cell office:value-type="string">
            <text:p>/enforcement/enforcework/food-law/food-law-section-3/food-law-31/food-law-31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12">
            <text:p>657312</text:p>
          </table:table-cell>
          <table:table-cell office:value-type="string">
            <text:p>/enforcement/enforcework/food-law/food-law-section-3/food-law-32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14">
            <text:p>657314</text:p>
          </table:table-cell>
          <table:table-cell office:value-type="string">
            <text:p>/enforcement/enforcework/food-law/food-law-section-3/food-law-32/food-law-3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16">
            <text:p>657316</text:p>
          </table:table-cell>
          <table:table-cell office:value-type="string">
            <text:p>/enforcement/enforcework/food-law/food-law-section-3/food-law-32/food-law-321/food-law-32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36">
            <text:p>657336</text:p>
          </table:table-cell>
          <table:table-cell office:value-type="string">
            <text:p>/enforcement/enforcework/food-law/food-law-section-3/food-law-32/food-law-32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38">
            <text:p>657338</text:p>
          </table:table-cell>
          <table:table-cell office:value-type="string">
            <text:p>/enforcement/enforcework/food-law/food-law-section-3/food-law-32/food-law-323/food-law-323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40">
            <text:p>657340</text:p>
          </table:table-cell>
          <table:table-cell office:value-type="string">
            <text:p>/enforcement/enforcework/food-law/food-law-section-3/food-law-33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43">
            <text:p>657343</text:p>
          </table:table-cell>
          <table:table-cell office:value-type="string">
            <text:p>/enforcement/enforcework/food-law/food-law-section-3/food-law-33/food-law-33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865">
            <text:p>657865</text:p>
          </table:table-cell>
          <table:table-cell office:value-type="string">
            <text:p>/enforcement/enforcework/food-law/food-law-section-3/food-law-33/food-law-331/food-law-33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868">
            <text:p>657868</text:p>
          </table:table-cell>
          <table:table-cell office:value-type="string">
            <text:p>/enforcement/enforcework/food-law/food-law-section-3/food-law-33/food-law-331/food-law-3321/food-law-332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878">
            <text:p>657878</text:p>
          </table:table-cell>
          <table:table-cell office:value-type="string">
            <text:p>/enforcement/enforcework/food-law/food-law-section-3/food-law-33/food-law-331/food-law-332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885">
            <text:p>657885</text:p>
          </table:table-cell>
          <table:table-cell office:value-type="string">
            <text:p>/enforcement/enforcework/food-law/food-law-section-3/food-law-33/food-law-33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887">
            <text:p>657887</text:p>
          </table:table-cell>
          <table:table-cell office:value-type="string">
            <text:p>/enforcement/enforcework/food-law/food-law-section-3/food-law-33/food-law-333/food-law-333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65">
            <text:p>657965</text:p>
          </table:table-cell>
          <table:table-cell office:value-type="string">
            <text:p>/enforcement/enforcework/food-law/food-law-section-3/food-law-35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67">
            <text:p>657967</text:p>
          </table:table-cell>
          <table:table-cell office:value-type="string">
            <text:p>/enforcement/enforcework/food-law/food-law-section-3/food-law-35/food-law-35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69">
            <text:p>657969</text:p>
          </table:table-cell>
          <table:table-cell office:value-type="string">
            <text:p>/enforcement/enforcework/food-law/food-law-section-3/food-law-36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73">
            <text:p>657973</text:p>
          </table:table-cell>
          <table:table-cell office:value-type="string">
            <text:p>/enforcement/enforcework/food-law/food-law-section-3/food-law-36/food-law-36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76">
            <text:p>657976</text:p>
          </table:table-cell>
          <table:table-cell office:value-type="string">
            <text:p>/enforcement/enforcework/food-law/food-law-section-3/food-law-37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79">
            <text:p>657979</text:p>
          </table:table-cell>
          <table:table-cell office:value-type="string">
            <text:p>/enforcement/enforcework/food-law/food-law-section-3/food-law-food-safety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61">
            <text:p>657961</text:p>
          </table:table-cell>
          <table:table-cell office:value-type="string">
            <text:p>/enforcement/enforcework/food-law/food-law-section-3/food-law-seizure-detention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54">
            <text:p>657954</text:p>
          </table:table-cell>
          <table:table-cell office:value-type="string">
            <text:p>/enforcement/enforcework/food-law/food-law-section-3/food-law-seizure-detention/food-law-34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83">
            <text:p>657983</text:p>
          </table:table-cell>
          <table:table-cell office:value-type="string">
            <text:p>/enforcement/enforcework/food-law/food-law-section-fou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197">
            <text:p>658197</text:p>
          </table:table-cell>
          <table:table-cell office:value-type="string">
            <text:p>/enforcement/enforcework/food-law/food-law-section-four/food-law-action-intervention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05">
            <text:p>658205</text:p>
          </table:table-cell>
          <table:table-cell office:value-type="string">
            <text:p>/enforcement/enforcework/food-law/food-law-section-four/food-law-action-intervention/food-law-45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09">
            <text:p>658009</text:p>
          </table:table-cell>
          <table:table-cell office:value-type="string">
            <text:p>/enforcement/enforcework/food-law/food-law-section-four/food-law-inspection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20">
            <text:p>658020</text:p>
          </table:table-cell>
          <table:table-cell office:value-type="string">
            <text:p>/enforcement/enforcework/food-law/food-law-section-four/food-law-inspections/food-law-4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22">
            <text:p>658022</text:p>
          </table:table-cell>
          <table:table-cell office:value-type="string">
            <text:p>/enforcement/enforcework/food-law/food-law-section-four/food-law-interventions-approved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24">
            <text:p>658024</text:p>
          </table:table-cell>
          <table:table-cell office:value-type="string">
            <text:p>/enforcement/enforcework/food-law/food-law-section-four/food-law-interventions-approved/food-law-43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26">
            <text:p>658026</text:p>
          </table:table-cell>
          <table:table-cell office:value-type="string">
            <text:p>/enforcement/enforcework/food-law/food-law-section-four/food-law-interventions-approved/food-law-431/food-law-433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28">
            <text:p>658028</text:p>
          </table:table-cell>
          <table:table-cell office:value-type="string">
            <text:p>/enforcement/enforcework/food-law/food-law-section-four/food-law-interventions-approved/food-law-43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85">
            <text:p>657985</text:p>
          </table:table-cell>
          <table:table-cell office:value-type="string">
            <text:p>/enforcement/enforcework/food-law/food-law-section-four/food-law-intervention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87">
            <text:p>657987</text:p>
          </table:table-cell>
          <table:table-cell office:value-type="string">
            <text:p>/enforcement/enforcework/food-law/food-law-section-four/food-law-interventions/food-law-4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89">
            <text:p>657989</text:p>
          </table:table-cell>
          <table:table-cell office:value-type="string">
            <text:p>/enforcement/enforcework/food-law/food-law-section-four/food-law-interventions/food-law-411/food-law-41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91">
            <text:p>657991</text:p>
          </table:table-cell>
          <table:table-cell office:value-type="string">
            <text:p>/enforcement/enforcework/food-law/food-law-section-four/food-law-interventions/food-law-4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93">
            <text:p>657993</text:p>
          </table:table-cell>
          <table:table-cell office:value-type="string">
            <text:p>/enforcement/enforcework/food-law/food-law-section-four/food-law-interventions/food-law-413/food-law-413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996">
            <text:p>657996</text:p>
          </table:table-cell>
          <table:table-cell office:value-type="string">
            <text:p>/enforcement/enforcework/food-law/food-law-section-four/food-law-interventions/food-law-4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026">
            <text:p>712026</text:p>
          </table:table-cell>
          <table:table-cell office:value-type="string">
            <text:p>/enforcement/enforcework/food-law/food-law-section-four/food-law-interventions/food-law-414/415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02">
            <text:p>658002</text:p>
          </table:table-cell>
          <table:table-cell office:value-type="string">
            <text:p>/enforcement/enforcework/food-law/food-law-section-four/food-law-interventions/food-law-414/4151/food-law-415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05">
            <text:p>658005</text:p>
          </table:table-cell>
          <table:table-cell office:value-type="string">
            <text:p>/enforcement/enforcework/food-law/food-law-section-four/food-law-interventions/food-law-414/4151/food-law-4152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07">
            <text:p>658007</text:p>
          </table:table-cell>
          <table:table-cell office:value-type="string">
            <text:p>/enforcement/enforcework/food-law/food-law-section-four/food-law-interventions/food-law-41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30">
            <text:p>658030</text:p>
          </table:table-cell>
          <table:table-cell office:value-type="string">
            <text:p>/enforcement/enforcework/food-law/food-law-section-four/food-law-ships-aircraft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32">
            <text:p>658032</text:p>
          </table:table-cell>
          <table:table-cell office:value-type="string">
            <text:p>/enforcement/enforcework/food-law/food-law-section-four/food-law-ships-aircraft/food-law-44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163">
            <text:p>658163</text:p>
          </table:table-cell>
          <table:table-cell office:value-type="string">
            <text:p>/enforcement/enforcework/food-law/food-law-section-four/food-law-ships-aircraft/food-law-441/food-law-445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187">
            <text:p>658187</text:p>
          </table:table-cell>
          <table:table-cell office:value-type="string">
            <text:p>/enforcement/enforcework/food-law/food-law-section-four/food-law-ships-aircraft/food-law-44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195">
            <text:p>658195</text:p>
          </table:table-cell>
          <table:table-cell office:value-type="string">
            <text:p>/enforcement/enforcework/food-law/food-law-section-four/food-law-ships-aircraft/food-law-446/food-law-446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818">
            <text:p>666818</text:p>
          </table:table-cell>
          <table:table-cell office:value-type="string">
            <text:p>/enforcement/enforcework/food-law/section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820">
            <text:p>666820</text:p>
          </table:table-cell>
          <table:table-cell office:value-type="string">
            <text:p>/enforcement/enforcework/food-law/section7/71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822">
            <text:p>666822</text:p>
          </table:table-cell>
          <table:table-cell office:value-type="string">
            <text:p>/enforcement/enforcework/food-law/section7/71/7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824">
            <text:p>666824</text:p>
          </table:table-cell>
          <table:table-cell office:value-type="string">
            <text:p>/enforcement/enforcework/food-law/section7/71/711/71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826">
            <text:p>666826</text:p>
          </table:table-cell>
          <table:table-cell office:value-type="string">
            <text:p>/enforcement/enforcework/food-law/section7/71/7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1">
          <table:table-cell office:value-type="float" office:value="694419">
            <text:p>694419</text:p>
          </table:table-cell>
          <table:table-cell office:value-type="string">
            <text:p>/enforcement/enforcework/hygienescoresresources/hygieneratingtemplate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443">
            <text:p>694443</text:p>
          </table:table-cell>
          <table:table-cell office:value-type="string">
            <text:p>/enforcement/enforcework/hygienescoresresources/hygieneratingtemplates/brief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450">
            <text:p>694450</text:p>
          </table:table-cell>
          <table:table-cell office:value-type="string">
            <text:p>/enforcement/enforcework/hygienescoresresources/hygieneratingtemplates/for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448">
            <text:p>694448</text:p>
          </table:table-cell>
          <table:table-cell office:value-type="string">
            <text:p>/enforcement/enforcework/hygienescoresresources/hygieneratingtemplates/templa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421">
            <text:p>694421</text:p>
          </table:table-cell>
          <table:table-cell office:value-type="string">
            <text:p>/enforcement/enforcework/hygienescoresresources/hygieneratingtemplates/templates-leafle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452">
            <text:p>694452</text:p>
          </table:table-cell>
          <table:table-cell office:value-type="string">
            <text:p>/enforcement/enforcework/hygienescoresresources/hygieneratingtemplates/tip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79526">
            <text:p>679526</text:p>
          </table:table-cell>
          <table:table-cell office:value-type="string">
            <text:p>/enforcement/auditandmonitoring/auditdoc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35">
            <text:p>679535</text:p>
          </table:table-cell>
          <table:table-cell office:value-type="string">
            <text:p>/enforcement/auditandmonitoring/auditdocs/approved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38">
            <text:p>679538</text:p>
          </table:table-cell>
          <table:table-cell office:value-type="string">
            <text:p>/enforcement/auditandmonitoring/auditdocs/data-managme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76">
            <text:p>679576</text:p>
          </table:table-cell>
          <table:table-cell office:value-type="string">
            <text:p>/enforcement/auditandmonitoring/auditdocs/ecoli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672">
            <text:p>702672</text:p>
          </table:table-cell>
          <table:table-cell office:value-type="string">
            <text:p>/enforcement/auditandmonitoring/auditdocs/fhrs-ia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80">
            <text:p>679580</text:p>
          </table:table-cell>
          <table:table-cell office:value-type="string">
            <text:p>/enforcement/auditandmonitoring/auditdocs/food-sampl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84">
            <text:p>679584</text:p>
          </table:table-cell>
          <table:table-cell office:value-type="string">
            <text:p>/enforcement/auditandmonitoring/auditdocs/formal-en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89">
            <text:p>679589</text:p>
          </table:table-cell>
          <table:table-cell office:value-type="string">
            <text:p>/enforcement/auditandmonitoring/auditdocs/ful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32">
            <text:p>679532</text:p>
          </table:table-cell>
          <table:table-cell office:value-type="string">
            <text:p>/enforcement/auditandmonitoring/auditdocs/haccp-com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97">
            <text:p>679597</text:p>
          </table:table-cell>
          <table:table-cell office:value-type="string">
            <text:p>/enforcement/auditandmonitoring/auditdocs/home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602">
            <text:p>679602</text:p>
          </table:table-cell>
          <table:table-cell office:value-type="string">
            <text:p>/enforcement/auditandmonitoring/auditdocs/imported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529">
            <text:p>679529</text:p>
          </table:table-cell>
          <table:table-cell office:value-type="string">
            <text:p>/enforcement/auditandmonitoring/auditdocs/inland-fe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607">
            <text:p>679607</text:p>
          </table:table-cell>
          <table:table-cell office:value-type="string">
            <text:p>/enforcement/auditandmonitoring/auditdocs/internal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615">
            <text:p>679615</text:p>
          </table:table-cell>
          <table:table-cell office:value-type="string">
            <text:p>/enforcement/auditandmonitoring/auditdocs/service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624">
            <text:p>679624</text:p>
          </table:table-cell>
          <table:table-cell office:value-type="string">
            <text:p>/enforcement/auditandmonitoring/auditdocs/stats-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Multibranch" table:style-name="ta1">
        <table:table-column table:style-name="co1" table:number-columns-repeated="4" table:default-cell-style-name="Default"/>
        <table:table-row table:style-name="ro1">
          <table:table-cell office:value-type="float" office:value="702928">
            <text:p>702928</text:p>
          </table:table-cell>
          <table:table-cell office:value-type="string">
            <text:p>/enforcement/enforcetrainfund/enforcertraining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309">
            <text:p>566309</text:p>
          </table:table-cell>
          <table:table-cell office:value-type="string">
            <text:p>/enforcement/monitoring/shellfish/shellharvestareas/shellfishharvestingclass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9640">
            <text:p>259640</text:p>
          </table:table-cell>
          <table:table-cell office:value-type="string">
            <text:p>/enforcement/regulation/betregs/ria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516">
            <text:p>656516</text:p>
          </table:table-cell>
          <table:table-cell office:value-type="string">
            <text:p>/enforcement/enforcework/food-law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</table:table>
      <table:table table:name="Meetings" table:style-name="ta1">
        <table:table-column table:style-name="co1" table:number-columns-repeated="4" table:default-cell-style-name="Default"/>
        <table:table-row table:style-name="ro1">
          <table:table-cell office:value-type="float" office:value="597360">
            <text:p>597360</text:p>
          </table:table-cell>
          <table:table-cell office:value-type="string">
            <text:p>/enforcement/regulation/betregs/brag/bragmeeting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247">
            <text:p>680247</text:p>
          </table:table-cell>
          <table:table-cell office:value-type="string">
            <text:p>/enforcement/regulation/betregs/brag/bragmeetings/brag-meetings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250">
            <text:p>680250</text:p>
          </table:table-cell>
          <table:table-cell office:value-type="string">
            <text:p>/enforcement/regulation/betregs/brag/bragmeetings/brag-meetings-2013/brag-meet-06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254">
            <text:p>680254</text:p>
          </table:table-cell>
          <table:table-cell office:value-type="string">
            <text:p>/enforcement/regulation/betregs/brag/bragmeetings/brag-meetings-2013/brag-meet-0613/bragagenda06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000">
            <text:p>705000</text:p>
          </table:table-cell>
          <table:table-cell office:value-type="string">
            <text:p>/enforcement/regulation/betregs/brag/bragmeetings/brag-meetings-2013/brag-nov-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002">
            <text:p>705002</text:p>
          </table:table-cell>
          <table:table-cell office:value-type="string">
            <text:p>/enforcement/regulation/betregs/brag/bragmeetings/brag-meetings-2013/brag-nov-13/brag-agenda-nov-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756">
            <text:p>511756</text:p>
          </table:table-cell>
          <table:table-cell office:value-type="string">
            <text:p>/enforcement/regulation/betregs/brag/bragmeetings/bragmeet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196">
            <text:p>511196</text:p>
          </table:table-cell>
          <table:table-cell office:value-type="string">
            <text:p>/enforcement/regulation/betregs/brag/bragmeetings/bragmeet06/brag1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28">
            <text:p>511928</text:p>
          </table:table-cell>
          <table:table-cell office:value-type="string">
            <text:p>/enforcement/regulation/betregs/brag/bragmeetings/bragmeet06/brag1006/brag1910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751">
            <text:p>511751</text:p>
          </table:table-cell>
          <table:table-cell office:value-type="string">
            <text:p>/enforcement/regulation/betregs/brag/bragmeetings/bragmeet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202">
            <text:p>511202</text:p>
          </table:table-cell>
          <table:table-cell office:value-type="string">
            <text:p>/enforcement/regulation/betregs/brag/bragmeetings/bragmeet07/brag04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78">
            <text:p>512078</text:p>
          </table:table-cell>
          <table:table-cell office:value-type="string">
            <text:p>/enforcement/regulation/betregs/brag/bragmeetings/bragmeet07/brag0407/bragmeet04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200">
            <text:p>511200</text:p>
          </table:table-cell>
          <table:table-cell office:value-type="string">
            <text:p>/enforcement/regulation/betregs/brag/bragmeetings/bragmeet07/brag1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83">
            <text:p>512083</text:p>
          </table:table-cell>
          <table:table-cell office:value-type="string">
            <text:p>/enforcement/regulation/betregs/brag/bragmeetings/bragmeet07/brag1007/bragmeet10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747">
            <text:p>511747</text:p>
          </table:table-cell>
          <table:table-cell office:value-type="string">
            <text:p>/enforcement/regulation/betregs/brag/bragmeetings/bragmeet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205">
            <text:p>511205</text:p>
          </table:table-cell>
          <table:table-cell office:value-type="string">
            <text:p>/enforcement/regulation/betregs/brag/bragmeetings/bragmeet08/brag04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73">
            <text:p>511973</text:p>
          </table:table-cell>
          <table:table-cell office:value-type="string">
            <text:p>/enforcement/regulation/betregs/brag/bragmeetings/bragmeet08/brag0408/bragmeet04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198">
            <text:p>511198</text:p>
          </table:table-cell>
          <table:table-cell office:value-type="string">
            <text:p>/enforcement/regulation/betregs/brag/bragmeetings/bragmeet08/brag1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213">
            <text:p>511213</text:p>
          </table:table-cell>
          <table:table-cell office:value-type="string">
            <text:p>/enforcement/regulation/betregs/brag/bragmeetings/bragmeet08/brag1008/bragagenda04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782">
            <text:p>511782</text:p>
          </table:table-cell>
          <table:table-cell office:value-type="string">
            <text:p>/enforcement/regulation/betregs/brag/bragmeetings/bragmeet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787">
            <text:p>511787</text:p>
          </table:table-cell>
          <table:table-cell office:value-type="string">
            <text:p>/enforcement/regulation/betregs/brag/bragmeetings/bragmeet09/brag6may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790">
            <text:p>511790</text:p>
          </table:table-cell>
          <table:table-cell office:value-type="string">
            <text:p>/enforcement/regulation/betregs/brag/bragmeetings/bragmeet09/brag6may09/bragagenda05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935">
            <text:p>522935</text:p>
          </table:table-cell>
          <table:table-cell office:value-type="string">
            <text:p>/enforcement/regulation/betregs/brag/bragmeetings/bragmeet09/brag7october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939">
            <text:p>522939</text:p>
          </table:table-cell>
          <table:table-cell office:value-type="string">
            <text:p>/enforcement/regulation/betregs/brag/bragmeetings/bragmeet09/brag7october09/bragagenda0910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955">
            <text:p>522955</text:p>
          </table:table-cell>
          <table:table-cell office:value-type="string">
            <text:p>/enforcement/regulation/betregs/brag/bragmeetings/bragmeet09/brag7october09/bragmins07oct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596">
            <text:p>551596</text:p>
          </table:table-cell>
          <table:table-cell office:value-type="string">
            <text:p>/enforcement/regulation/betregs/brag/bragmeetings/bragmeet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610">
            <text:p>551610</text:p>
          </table:table-cell>
          <table:table-cell office:value-type="string">
            <text:p>/enforcement/regulation/betregs/brag/bragmeetings/bragmeet10/brag14may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599">
            <text:p>551599</text:p>
          </table:table-cell>
          <table:table-cell office:value-type="string">
            <text:p>/enforcement/regulation/betregs/brag/bragmeetings/bragmeet10/brag14may10/bragagenda1005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618">
            <text:p>551618</text:p>
          </table:table-cell>
          <table:table-cell office:value-type="string">
            <text:p>/enforcement/regulation/betregs/brag/bragmeetings/bragmeet10/brag14may10/bragmins14may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886">
            <text:p>559886</text:p>
          </table:table-cell>
          <table:table-cell office:value-type="string">
            <text:p>/enforcement/regulation/betregs/brag/bragmeetings/bragmeet10/brag15october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900">
            <text:p>559900</text:p>
          </table:table-cell>
          <table:table-cell office:value-type="string">
            <text:p>/enforcement/regulation/betregs/brag/bragmeetings/bragmeet10/brag15october10/bragagenda1010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891">
            <text:p>559891</text:p>
          </table:table-cell>
          <table:table-cell office:value-type="string">
            <text:p>/enforcement/regulation/betregs/brag/bragmeetings/bragmeet10/brag15october10/bragmins1010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571">
            <text:p>576571</text:p>
          </table:table-cell>
          <table:table-cell office:value-type="string">
            <text:p>/enforcement/regulation/betregs/brag/bragmeetings/bragmeet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895">
            <text:p>591895</text:p>
          </table:table-cell>
          <table:table-cell office:value-type="string">
            <text:p>/enforcement/regulation/betregs/brag/bragmeetings/bragmeet11/5oct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897">
            <text:p>591897</text:p>
          </table:table-cell>
          <table:table-cell office:value-type="string">
            <text:p>/enforcement/regulation/betregs/brag/bragmeetings/bragmeet11/5oct11/bragagenda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611">
            <text:p>576611</text:p>
          </table:table-cell>
          <table:table-cell office:value-type="string">
            <text:p>/enforcement/regulation/betregs/brag/bragmeetings/bragmeet11/brag13april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614">
            <text:p>576614</text:p>
          </table:table-cell>
          <table:table-cell office:value-type="string">
            <text:p>/enforcement/regulation/betregs/brag/bragmeetings/bragmeet11/brag13april11/bragagenda1004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877">
            <text:p>610877</text:p>
          </table:table-cell>
          <table:table-cell office:value-type="string">
            <text:p>/enforcement/regulation/betregs/brag/bragmeetings/bragmeet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880">
            <text:p>610880</text:p>
          </table:table-cell>
          <table:table-cell office:value-type="string">
            <text:p>/enforcement/regulation/betregs/brag/bragmeetings/bragmeet12/bragmeet04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884">
            <text:p>610884</text:p>
          </table:table-cell>
          <table:table-cell office:value-type="string">
            <text:p>/enforcement/regulation/betregs/brag/bragmeetings/bragmeet12/bragmeet0412/bragagenda04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805">
            <text:p>650805</text:p>
          </table:table-cell>
          <table:table-cell office:value-type="string">
            <text:p>/enforcement/regulation/betregs/brag/bragmeetings/bragmeet12/bragmeet11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807">
            <text:p>650807</text:p>
          </table:table-cell>
          <table:table-cell office:value-type="string">
            <text:p>/enforcement/regulation/betregs/brag/bragmeetings/bragmeet12/bragmeet1112/bragagenda11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597346">
            <text:p>597346</text:p>
          </table:table-cell>
          <table:table-cell office:value-type="string">
            <text:p>/enforcement/enforcework/enforce_authorities/ifwg/ifwgmeeting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167">
            <text:p>603167</text:p>
          </table:table-cell>
          <table:table-cell office:value-type="string">
            <text:p>/enforcement/enforcework/enforce_authorities/ifwg/ifwgmeetings/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568">
            <text:p>643568</text:p>
          </table:table-cell>
          <table:table-cell office:value-type="string">
            <text:p>/enforcement/enforcework/enforce_authorities/ifwg/ifwgmeetings/12/64356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585">
            <text:p>643585</text:p>
          </table:table-cell>
          <table:table-cell office:value-type="string">
            <text:p>/enforcement/enforcework/enforce_authorities/ifwg/ifwgmeetings/12/643568/Iff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577">
            <text:p>643577</text:p>
          </table:table-cell>
          <table:table-cell office:value-type="string">
            <text:p>/enforcement/enforcework/enforce_authorities/ifwg/ifwgmeetings/12/643568/workinggroup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187">
            <text:p>603187</text:p>
          </table:table-cell>
          <table:table-cell office:value-type="string">
            <text:p>/enforcement/enforcework/enforce_authorities/ifwg/ifwgmeetings/12/iffwg12013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191">
            <text:p>603191</text:p>
          </table:table-cell>
          <table:table-cell office:value-type="string">
            <text:p>/enforcement/enforcework/enforce_authorities/ifwg/ifwgmeetings/12/iffwg120130/iffwgagenda12013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169">
            <text:p>603169</text:p>
          </table:table-cell>
          <table:table-cell office:value-type="string">
            <text:p>/enforcement/enforcework/enforce_authorities/ifwg/ifwgmeetings/12/iffwg120130/ifwgmin12013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219">
            <text:p>569219</text:p>
          </table:table-cell>
          <table:table-cell office:value-type="string">
            <text:p>/enforcement/enforcework/enforce_authorities/ifwg/ifwgmeetings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66">
            <text:p>583666</text:p>
          </table:table-cell>
          <table:table-cell office:value-type="string">
            <text:p>/enforcement/enforcework/enforce_authorities/ifwg/ifwgmeetings/2011/iffwg1107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71">
            <text:p>583671</text:p>
          </table:table-cell>
          <table:table-cell office:value-type="string">
            <text:p>/enforcement/enforcework/enforce_authorities/ifwg/ifwgmeetings/2011/iffwg110721/iffwg11072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68">
            <text:p>583668</text:p>
          </table:table-cell>
          <table:table-cell office:value-type="string">
            <text:p>/enforcement/enforcework/enforce_authorities/ifwg/ifwgmeetings/2011/iffwg110721/iffwg110721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221">
            <text:p>569221</text:p>
          </table:table-cell>
          <table:table-cell office:value-type="string">
            <text:p>/enforcement/enforcework/enforce_authorities/ifwg/ifwgmeetings/2011/ifwg11012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226">
            <text:p>569226</text:p>
          </table:table-cell>
          <table:table-cell office:value-type="string">
            <text:p>/enforcement/enforcework/enforce_authorities/ifwg/ifwgmeetings/2011/ifwg110124/ifwg110124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866">
            <text:p>571866</text:p>
          </table:table-cell>
          <table:table-cell office:value-type="string">
            <text:p>/enforcement/enforcework/enforce_authorities/ifwg/ifwgmeetings/2011/ifwg110124/ifwg110124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271">
            <text:p>512271</text:p>
          </table:table-cell>
          <table:table-cell office:value-type="string">
            <text:p>/enforcement/enforcework/enforce_authorities/ifwg/ifwgmeetings/ifwg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273">
            <text:p>512273</text:p>
          </table:table-cell>
          <table:table-cell office:value-type="string">
            <text:p>/enforcement/enforcework/enforce_authorities/ifwg/ifwgmeetings/ifwg09/ifwg09060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275">
            <text:p>512275</text:p>
          </table:table-cell>
          <table:table-cell office:value-type="string">
            <text:p>/enforcement/enforcework/enforce_authorities/ifwg/ifwgmeetings/ifwg09/ifwg090604/ifwg090604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278">
            <text:p>512278</text:p>
          </table:table-cell>
          <table:table-cell office:value-type="string">
            <text:p>/enforcement/enforcework/enforce_authorities/ifwg/ifwgmeetings/ifwg09/ifwg090604/ifwg090604m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677">
            <text:p>536677</text:p>
          </table:table-cell>
          <table:table-cell office:value-type="string">
            <text:p>/enforcement/enforcework/enforce_authorities/ifwg/ifwgmeetings/ifwg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680">
            <text:p>536680</text:p>
          </table:table-cell>
          <table:table-cell office:value-type="string">
            <text:p>/enforcement/enforcework/enforce_authorities/ifwg/ifwgmeetings/ifwg10/ifwg1001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684">
            <text:p>536684</text:p>
          </table:table-cell>
          <table:table-cell office:value-type="string">
            <text:p>/enforcement/enforcework/enforce_authorities/ifwg/ifwgmeetings/ifwg10/ifwg100113/ifwgagenda1001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689">
            <text:p>536689</text:p>
          </table:table-cell>
          <table:table-cell office:value-type="string">
            <text:p>/enforcement/enforcework/enforce_authorities/ifwg/ifwgmeetings/ifwg10/ifwg100113/ifwgminutes1001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972">
            <text:p>553972</text:p>
          </table:table-cell>
          <table:table-cell office:value-type="string">
            <text:p>/enforcement/enforcework/enforce_authorities/ifwg/ifwgmeetings/ifwg10/ifwg1007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028">
            <text:p>554028</text:p>
          </table:table-cell>
          <table:table-cell office:value-type="string">
            <text:p>/enforcement/enforcework/enforce_authorities/ifwg/ifwgmeetings/ifwg10/ifwg100706/ifwgagenda1007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975">
            <text:p>553975</text:p>
          </table:table-cell>
          <table:table-cell office:value-type="string">
            <text:p>/enforcement/enforcework/enforce_authorities/ifwg/ifwgmeetings/ifwg10/ifwg100706/ifwgmin1007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357">
            <text:p>671357</text:p>
          </table:table-cell>
          <table:table-cell office:value-type="string">
            <text:p>/enforcement/enforcework/enforce_authorities/ifwg/ifwgmeetings/ifwg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359">
            <text:p>671359</text:p>
          </table:table-cell>
          <table:table-cell office:value-type="string">
            <text:p>/enforcement/enforcework/enforce_authorities/ifwg/ifwgmeetings/ifwg13/iffwg1104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363">
            <text:p>671363</text:p>
          </table:table-cell>
          <table:table-cell office:value-type="string">
            <text:p>/enforcement/enforcework/enforce_authorities/ifwg/ifwgmeetings/ifwg13/iffwg11042013/iffwg11042013-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365">
            <text:p>671365</text:p>
          </table:table-cell>
          <table:table-cell office:value-type="string">
            <text:p>/enforcement/enforcework/enforce_authorities/ifwg/ifwgmeetings/ifwg13/iffwg11042013/iffwg11042013-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143">
            <text:p>696143</text:p>
          </table:table-cell>
          <table:table-cell office:value-type="string">
            <text:p>/enforcement/enforcework/enforce_authorities/ifwg/ifwgmeetings/ifwg13/iffwg2910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145">
            <text:p>696145</text:p>
          </table:table-cell>
          <table:table-cell office:value-type="string">
            <text:p>/enforcement/enforcework/enforce_authorities/ifwg/ifwgmeetings/ifwg13/iffwg29102013/iffwg29102013-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147">
            <text:p>696147</text:p>
          </table:table-cell>
          <table:table-cell office:value-type="string">
            <text:p>/enforcement/enforcework/enforce_authorities/ifwg/ifwgmeetings/ifwg13/iffwg29102013/iffwg29102013-minu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</table:table>
      <table:table table:name="relationbranch" table:style-name="ta1">
        <table:table-column table:style-name="co1" table:number-columns-repeated="4" table:default-cell-style-name="Default"/>
        <table:table-row table:style-name="ro1">
          <table:table-cell office:value-type="float" office:value="457157">
            <text:p>457157</text:p>
          </table:table-cell>
          <table:table-cell office:value-type="string">
            <text:p>/enforcement/sectorrules/meatplantsprems/approvedmeatplant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254">
            <text:p>457254</text:p>
          </table:table-cell>
          <table:table-cell office:value-type="string">
            <text:p>/enforcement/sectorrules/meatplantsprems/approvedmeatplants/approvalswale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163">
            <text:p>457163</text:p>
          </table:table-cell>
          <table:table-cell office:value-type="string">
            <text:p>/enforcement/sectorrules/meatplantsprems/approvedmeatplants/approvedengland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175">
            <text:p>457175</text:p>
          </table:table-cell>
          <table:table-cell office:value-type="string">
            <text:p>/enforcement/sectorrules/meatplantsprems/approvedmeatplants/approvedni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2479">
            <text:p>482479</text:p>
          </table:table-cell>
          <table:table-cell office:value-type="string">
            <text:p>/enforcement/sectorrules/meatplantsprems/approvedmeatplants/approvedscot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7681">
            <text:p>517681</text:p>
          </table:table-cell>
          <table:table-cell office:value-type="string">
            <text:p>/enforcement/sectorrules/meatplantsprems/genactivity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</table:table>
      <table:named-expressions/>
      <table:database-ranges>
        <table:database-range table:name="__Anonymous_Sheet_DB__0" table:target-range-address="Sheet1.A142:Sheet1.D48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4:06:12.02</meta:creation-date>
    <dc:date>2014-07-18T14:48:05.43</dc:date>
    <meta:editing-duration>PT25M53S</meta:editing-duration>
    <meta:editing-cycles>1</meta:editing-cycles>
    <meta:document-statistic meta:table-count="10" meta:cell-count="7028" meta:object-count="0"/>
    <meta:generator>LibreOffice/4.0.5.2$Windows_x86 LibreOffice_project/5464147a081647a250913f19c0715bca595af2f</meta:generator>
  </office:meta>
</office:document-meta>
</file>